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"/>
    <style:font-face style:name="Helvetica Neue" svg:font-family="'Helvetica Neue', Helvetica, Arial, sans-serif"/>
    <style:font-face style:name="Menlo" svg:font-family="Menlo, Monaco, Consolas, 'Courier New', monospace"/>
    <style:font-face style:name="SFMono-Regular" svg:font-family="SFMono-Regular, Menlo, Monaco, Consolas, 'Liberation Mono', 'Courier New', monospace"/>
    <style:font-face style:name="Verdana" svg:font-family="Verdana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pple-system1" svg:font-family="apple-system, system-ui, BlinkMacSystemFont, 'Segoe UI', Roboto, 'Helvetica Neue', Arial, sans-serif"/>
    <style:font-face style:name="FreeSans1" svg:font-family="FreeSans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3257in" table:align="left"/>
    </style:style>
    <style:style style:name="Table1.A" style:family="table-column">
      <style:table-column-properties style:column-width="1.3722in"/>
    </style:style>
    <style:style style:name="Table1.B" style:family="table-column">
      <style:table-column-properties style:column-width="1.9535in"/>
    </style:style>
    <style:style style:name="Table1.A1" style:family="table-cell">
      <style:table-cell-properties style:vertical-align="middle" fo:padding="0.0194in" fo:border="0.05pt solid #dee2e6"/>
    </style:style>
    <style:style style:name="P1" style:family="paragraph" style:parent-style-name="Heading_20_2">
      <style:paragraph-properties fo:text-align="start" style:justify-single-word="false" style:writing-mode="lr-tb"/>
      <style:text-properties fo:font-variant="normal" fo:text-transform="none" fo:color="#000000" style:font-name="arial" fo:font-size="15pt" fo:letter-spacing="normal" fo:font-style="normal" fo:font-weight="normal" officeooo:rsid="000eba79" officeooo:paragraph-rsid="00105ee8" style:font-size-asian="15pt" style:font-size-complex="15pt"/>
    </style:style>
    <style:style style:name="P2" style:family="paragraph" style:parent-style-name="Heading_20_2">
      <style:paragraph-properties fo:text-align="start" style:justify-single-word="false" style:writing-mode="lr-tb"/>
      <style:text-properties fo:font-variant="normal" fo:text-transform="none" fo:color="#000000" style:font-name="arial" fo:font-size="15pt" fo:letter-spacing="normal" fo:font-style="normal" fo:font-weight="normal" officeooo:rsid="00105ee8" officeooo:paragraph-rsid="00105ee8" style:font-size-asian="15pt" style:font-size-complex="15pt"/>
    </style:style>
    <style:style style:name="P3" style:family="paragraph" style:parent-style-name="Heading_20_2">
      <style:paragraph-properties fo:text-align="start" style:justify-single-word="false" style:writing-mode="lr-tb"/>
      <style:text-properties fo:font-variant="normal" fo:text-transform="none" fo:color="#000000" style:font-name="arial" fo:font-size="15pt" fo:letter-spacing="normal" fo:font-style="normal" fo:font-weight="normal" officeooo:paragraph-rsid="00105ee8"/>
    </style:style>
    <style:style style:name="P4" style:family="paragraph" style:parent-style-name="Preformatted_20_Text">
      <style:paragraph-properties fo:text-align="start" style:justify-single-word="false" style:writing-mode="lr-tb"/>
      <style:text-properties fo:color="#ff3333" fo:font-size="15pt" officeooo:rsid="001ba428" officeooo:paragraph-rsid="001ba428" style:font-size-asian="15pt" style:font-size-complex="15pt"/>
    </style:style>
    <style:style style:name="P5" style:family="paragraph" style:parent-style-name="Preformatted_20_Text">
      <style:paragraph-properties fo:text-align="start" style:justify-single-word="false" style:writing-mode="lr-tb"/>
      <style:text-properties fo:color="#ff3333" fo:font-size="15pt" style:font-size-asian="15pt" style:font-size-complex="15pt"/>
    </style:style>
    <style:style style:name="P6" style:family="paragraph" style:parent-style-name="Preformatted_20_Text">
      <style:paragraph-properties fo:text-align="start" style:justify-single-word="false" style:writing-mode="lr-tb"/>
      <style:text-properties fo:color="#ff3333" fo:font-size="15pt" officeooo:rsid="001d5b38" officeooo:paragraph-rsid="001d5b38" style:font-size-asian="15pt" style:font-size-complex="15pt"/>
    </style:style>
    <style:style style:name="P7" style:family="paragraph" style:parent-style-name="Preformatted_20_Text">
      <style:paragraph-properties fo:text-align="start" style:justify-single-word="false" style:writing-mode="lr-tb"/>
      <style:text-properties fo:color="#000000" fo:font-size="15pt" officeooo:rsid="001ba428" officeooo:paragraph-rsid="001ba428" style:font-size-asian="15pt" style:font-size-complex="15pt"/>
    </style:style>
    <style:style style:name="P8" style:family="paragraph" style:parent-style-name="Preformatted_20_Text">
      <style:paragraph-properties fo:text-align="start" style:justify-single-word="false" style:writing-mode="lr-tb"/>
      <style:text-properties fo:font-variant="normal" fo:text-transform="none" fo:color="#212529" style:font-name="apple-system" fo:font-size="17.3999996185303pt" fo:letter-spacing="normal" fo:font-style="normal" fo:font-weight="bold" style:font-size-asian="15pt" style:font-size-complex="15pt"/>
    </style:style>
    <style:style style:name="P9" style:family="paragraph" style:parent-style-name="Preformatted_20_Text">
      <style:paragraph-properties fo:text-align="start" style:justify-single-word="false" style:writing-mode="lr-tb"/>
      <style:text-properties fo:font-variant="normal" fo:text-transform="none" fo:color="#212529" style:font-name="apple-system" fo:font-size="17.3999996185303pt" fo:letter-spacing="normal" fo:font-style="normal" fo:font-weight="bold" officeooo:paragraph-rsid="001dfdea" style:font-size-asian="15pt" style:font-size-complex="15pt"/>
    </style:style>
    <style:style style:name="P10" style:family="paragraph" style:parent-style-name="Text_20_body">
      <style:paragraph-properties fo:text-align="start" style:justify-single-word="false" style:writing-mode="lr-tb"/>
      <style:text-properties fo:color="#ff3333" fo:font-size="15pt" officeooo:rsid="001d5b38" officeooo:paragraph-rsid="001d5b38" style:font-size-asian="15pt" style:font-size-complex="15pt"/>
    </style:style>
    <style:style style:name="P11" style:family="paragraph" style:parent-style-name="Standard">
      <style:paragraph-properties fo:text-align="start" style:justify-single-word="false" style:writing-mode="lr-tb"/>
    </style:style>
    <style:style style:name="P12" style:family="paragraph" style:parent-style-name="Standard">
      <style:paragraph-properties fo:text-align="start" style:justify-single-word="false" style:writing-mode="lr-tb"/>
      <style:text-properties officeooo:paragraph-rsid="000eba79"/>
    </style:style>
    <style:style style:name="P13" style:family="paragraph" style:parent-style-name="Standard">
      <style:paragraph-properties fo:text-align="start" style:justify-single-word="false" style:writing-mode="lr-tb"/>
      <style:text-properties officeooo:paragraph-rsid="00137117"/>
    </style:style>
    <style:style style:name="P14" style:family="paragraph" style:parent-style-name="Standard">
      <style:paragraph-properties fo:text-align="start" style:justify-single-word="false" style:writing-mode="lr-tb"/>
      <style:text-properties officeooo:paragraph-rsid="0018184b"/>
    </style:style>
    <style:style style:name="P15" style:family="paragraph" style:parent-style-name="Standard">
      <style:paragraph-properties fo:text-align="start" style:justify-single-word="false" style:writing-mode="lr-tb"/>
      <style:text-properties fo:font-size="15pt" style:font-size-asian="15pt" style:font-size-complex="15pt"/>
    </style:style>
    <style:style style:name="P16" style:family="paragraph" style:parent-style-name="Standard">
      <style:paragraph-properties fo:text-align="start" style:justify-single-word="false" style:writing-mode="lr-tb"/>
      <style:text-properties fo:font-size="15pt" officeooo:rsid="0009317f" officeooo:paragraph-rsid="00097649" style:font-size-asian="15pt" style:font-size-complex="15pt"/>
    </style:style>
    <style:style style:name="P17" style:family="paragraph" style:parent-style-name="Standard">
      <style:paragraph-properties fo:text-align="start" style:justify-single-word="false" style:writing-mode="lr-tb"/>
      <style:text-properties fo:font-size="15pt" officeooo:rsid="000a9728" officeooo:paragraph-rsid="000a9728" style:font-size-asian="15pt" style:font-size-complex="15pt"/>
    </style:style>
    <style:style style:name="P18" style:family="paragraph" style:parent-style-name="Standard">
      <style:paragraph-properties fo:text-align="start" style:justify-single-word="false" style:writing-mode="lr-tb"/>
      <style:text-properties fo:font-size="15pt" officeooo:rsid="000bcee3" officeooo:paragraph-rsid="000bcee3" style:font-size-asian="15pt" style:font-size-complex="15pt"/>
    </style:style>
    <style:style style:name="P19" style:family="paragraph" style:parent-style-name="Standard">
      <style:paragraph-properties fo:text-align="start" style:justify-single-word="false" style:writing-mode="lr-tb"/>
      <style:text-properties fo:font-variant="normal" fo:text-transform="none" fo:color="#212529" style:font-name="apple-system" fo:font-size="17.3999996185303pt" fo:letter-spacing="normal" fo:font-style="normal" fo:font-weight="bold" style:font-size-asian="15pt" style:font-size-complex="15pt"/>
    </style:style>
    <style:style style:name="P20" style:family="paragraph" style:parent-style-name="Standard">
      <style:paragraph-properties fo:text-align="start" style:justify-single-word="false" style:writing-mode="lr-tb"/>
      <style:text-properties fo:color="#ff3333" fo:font-size="15pt" style:font-size-asian="15pt" style:font-size-complex="15pt"/>
    </style:style>
    <style:style style:name="P21" style:family="paragraph" style:parent-style-name="Standard">
      <style:paragraph-properties fo:text-align="start" style:justify-single-word="false" style:writing-mode="lr-tb"/>
      <style:text-properties fo:color="#ff3333" fo:font-size="15pt" officeooo:rsid="0019b2cc" officeooo:paragraph-rsid="0019b2cc" style:font-size-asian="15pt" style:font-size-complex="15pt"/>
    </style:style>
    <style:style style:name="P22" style:family="paragraph" style:parent-style-name="Standard">
      <style:paragraph-properties fo:text-align="start" style:justify-single-word="false" style:writing-mode="lr-tb"/>
      <style:text-properties fo:color="#ff3333" style:font-name="arial" fo:font-size="15pt" style:font-size-asian="15pt" style:font-size-complex="15pt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fo:font-size="15pt" style:font-size-asian="15pt" style:font-size-complex="15pt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fo:font-size="15pt" officeooo:paragraph-rsid="000c7755" style:font-size-asian="15pt" style:font-size-complex="15pt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fo:font-size="15pt" officeooo:paragraph-rsid="000eba79" style:font-size-asian="15pt" style:font-size-complex="15pt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fo:font-size="15pt" officeooo:paragraph-rsid="0019b2cc" style:font-size-asian="15pt" style:font-size-complex="15pt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fo:font-size="15pt" officeooo:paragraph-rsid="000ce794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fo:font-size="15pt" officeooo:paragraph-rsid="0012381b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fo:font-size="15pt" officeooo:rsid="00137117" officeooo:paragraph-rsid="00137117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font-name="arial" fo:font-size="15pt" officeooo:paragraph-rsid="0018184b" style:font-size-asian="15pt" style:font-size-complex="15pt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font-name="arial" fo:font-size="15pt" fo:font-weight="bold" officeooo:rsid="0018184b" officeooo:paragraph-rsid="0018184b" style:font-size-asian="15pt" style:font-weight-asian="bold" style:font-size-complex="15pt" style:font-weight-complex="bold"/>
    </style:style>
    <style:style style:name="P32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</style:style>
    <style:style style:name="P33" style:family="paragraph" style:parent-style-name="Text_20_body">
      <style:paragraph-properties fo:margin-left="0in" fo:margin-right="0in" fo:margin-top="0in" fo:margin-bottom="0.0665in" loext:contextual-spacing="false" fo:text-align="start" style:justify-single-word="false" fo:orphans="2" fo:widows="2" fo:text-indent="0in" style:auto-text-indent="false"/>
      <style:text-properties fo:font-variant="normal" fo:text-transform="none" fo:color="#6c757d" style:font-name="apple-system1" fo:font-size="9.60000038146973pt" fo:letter-spacing="normal" fo:font-style="normal" fo:font-weight="normal"/>
    </style:style>
    <style:style style:name="P34" style:family="paragraph" style:parent-style-name="Text_20_body">
      <style:paragraph-properties fo:margin-left="0in" fo:margin-right="0in" fo:margin-top="0in" fo:margin-bottom="0.0665in" loext:contextual-spacing="false" fo:text-align="start" style:justify-single-word="false" fo:orphans="2" fo:widows="2" fo:text-indent="0in" style:auto-text-indent="false"/>
      <style:text-properties fo:font-variant="normal" fo:text-transform="none" fo:color="#007bff" style:font-name="apple-system1" fo:font-size="9.60000038146973pt" fo:letter-spacing="normal" fo:font-style="normal" fo:font-weight="normal"/>
    </style:style>
    <style:style style:name="P35" style:family="paragraph" style:parent-style-name="Text_20_body">
      <style:paragraph-properties fo:margin-left="0in" fo:margin-right="0in" fo:margin-top="0in" fo:margin-bottom="0.0665in" loext:contextual-spacing="false" fo:text-align="start" style:justify-single-word="false" fo:orphans="2" fo:widows="2" fo:text-indent="0in" style:auto-text-indent="false"/>
      <style:text-properties fo:font-variant="normal" fo:text-transform="none" fo:color="#28a745" style:font-name="apple-system1" fo:font-size="9.60000038146973pt" fo:letter-spacing="normal" fo:font-style="normal" fo:font-weight="normal"/>
    </style:style>
    <style:style style:name="P36" style:family="paragraph" style:parent-style-name="Text_20_body">
      <style:paragraph-properties fo:margin-left="0in" fo:margin-right="0in" fo:margin-top="0in" fo:margin-bottom="0.0665in" loext:contextual-spacing="false" fo:text-align="start" style:justify-single-word="false" fo:orphans="2" fo:widows="2" fo:text-indent="0in" style:auto-text-indent="false"/>
      <style:text-properties fo:font-variant="normal" fo:text-transform="none" fo:color="#17a2b8" style:font-name="apple-system1" fo:font-size="9.60000038146973pt" fo:letter-spacing="normal" fo:font-style="normal" fo:font-weight="normal"/>
    </style:style>
    <style:style style:name="P37" style:family="paragraph" style:parent-style-name="Text_20_body">
      <style:paragraph-properties fo:margin-left="0in" fo:margin-right="0in" fo:margin-top="0in" fo:margin-bottom="0.0665in" loext:contextual-spacing="false" fo:text-align="start" style:justify-single-word="false" fo:orphans="2" fo:widows="2" fo:text-indent="0in" style:auto-text-indent="false"/>
      <style:text-properties fo:font-variant="normal" fo:text-transform="none" fo:color="#ffc107" style:font-name="apple-system1" fo:font-size="9.60000038146973pt" fo:letter-spacing="normal" fo:font-style="normal" fo:font-weight="normal"/>
    </style:style>
    <style:style style:name="P38" style:family="paragraph" style:parent-style-name="Text_20_body">
      <style:paragraph-properties fo:margin-left="0in" fo:margin-right="0in" fo:margin-top="0in" fo:margin-bottom="0.0665in" loext:contextual-spacing="false" fo:text-align="start" style:justify-single-word="false" fo:orphans="2" fo:widows="2" fo:text-indent="0in" style:auto-text-indent="false"/>
      <style:text-properties fo:font-variant="normal" fo:text-transform="none" fo:color="#dc3545" style:font-name="apple-system1" fo:font-size="9.60000038146973pt" fo:letter-spacing="normal" fo:font-style="normal" fo:font-weight="normal"/>
    </style:style>
    <style:style style:name="P39" style:family="paragraph" style:parent-style-name="Text_20_body">
      <style:paragraph-properties fo:margin-left="0in" fo:margin-right="0in" fo:margin-top="0in" fo:margin-bottom="0.0665in" loext:contextual-spacing="false" fo:text-align="start" style:justify-single-word="false" fo:orphans="2" fo:widows="2" fo:text-indent="0in" style:auto-text-indent="false"/>
      <style:text-properties fo:font-variant="normal" fo:text-transform="none" fo:color="#343a40" style:font-name="apple-system1" fo:font-size="9.60000038146973pt" fo:letter-spacing="normal" fo:font-style="normal" fo:font-weight="normal"/>
    </style:style>
    <style:style style:name="P40" style:family="paragraph" style:parent-style-name="Text_20_body">
      <style:paragraph-properties fo:margin-left="0in" fo:margin-right="0in" fo:margin-top="0in" fo:margin-bottom="0.0665in" loext:contextual-spacing="false" fo:text-align="start" style:justify-single-word="false" fo:orphans="2" fo:widows="2" fo:text-indent="0in" style:auto-text-indent="false"/>
      <style:text-properties fo:font-variant="normal" fo:text-transform="none" fo:color="#212529" style:font-name="apple-system1" fo:font-size="9.60000038146973pt" fo:letter-spacing="normal" fo:font-style="normal" fo:font-weight="normal"/>
    </style:style>
    <style:style style:name="P41" style:family="paragraph" style:parent-style-name="Text_20_body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000000" style:font-name="arial" fo:font-size="15pt" fo:letter-spacing="normal" fo:font-style="normal" fo:font-weight="normal" officeooo:rsid="001421f2" officeooo:paragraph-rsid="001421f2" style:font-size-asian="15pt" style:font-size-complex="15pt"/>
    </style:style>
    <style:style style:name="P42" style:family="paragraph" style:parent-style-name="Text_20_body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000000" style:font-name="arial" fo:font-size="15pt" fo:letter-spacing="normal" fo:font-style="normal" fo:font-weight="normal" officeooo:rsid="0015688c" officeooo:paragraph-rsid="0015688c" style:font-size-asian="15pt" style:font-size-complex="15pt"/>
    </style:style>
    <style:style style:name="P43" style:family="paragraph" style:parent-style-name="Text_20_body">
      <style:paragraph-properties fo:margin-top="0in" fo:margin-bottom="0.0972in" loext:contextual-spacing="false" fo:text-align="start" style:justify-single-word="false" fo:orphans="2" fo:widows="2"/>
      <style:text-properties fo:color="#000000" fo:font-size="15pt" officeooo:paragraph-rsid="0015688c" style:font-size-asian="15pt" style:font-size-complex="15pt"/>
    </style:style>
    <style:style style:name="P44" style:family="paragraph" style:parent-style-name="Standard">
      <style:text-properties fo:font-size="15pt" officeooo:rsid="0009317f" officeooo:paragraph-rsid="0009317f" style:font-size-asian="15pt" style:font-size-complex="15pt"/>
    </style:style>
    <style:style style:name="P45" style:family="paragraph" style:parent-style-name="Standard">
      <style:text-properties fo:color="#ff3333" style:text-outline="false" style:text-line-through-style="none" style:text-line-through-type="none" style:font-name="Arial" fo:font-size="15pt" fo:font-style="normal" fo:text-shadow="none" style:text-underline-style="none" fo:font-weight="normal" officeooo:rsid="0009317f" officeooo:paragraph-rsid="0009317f" style:font-size-asian="15pt" style:font-style-asian="normal" style:font-weight-asian="normal" style:font-size-complex="15pt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ff3333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ff3333" style:text-outline="false" style:text-line-through-style="none" style:text-line-through-type="none" style:font-name="Arial" fo:font-size="15pt" fo:font-style="normal" fo:text-shadow="none" style:text-underline-style="none" fo:font-weight="normal" officeooo:rsid="0018184b" officeooo:paragraph-rsid="0018184b" style:font-size-asian="15pt" style:font-style-asian="normal" style:font-weight-asian="normal" style:font-size-complex="15pt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ff3333" style:text-outline="false" style:text-line-through-style="none" style:text-line-through-type="none" style:font-name="Arial" fo:font-size="15pt" fo:font-style="normal" fo:text-shadow="none" style:text-underline-style="none" fo:font-weight="normal" officeooo:rsid="0019b2cc" officeooo:paragraph-rsid="0019b2cc" style:font-size-asian="15pt" style:font-style-asian="normal" style:font-weight-asian="normal" style:font-size-complex="15pt" style:text-emphasize="none"/>
    </style:style>
    <style:style style:name="P49" style:family="paragraph" style:parent-style-name="Standard">
      <style:paragraph-properties fo:text-align="start" style:justify-single-word="false" style:writing-mode="lr-tb"/>
      <style:text-properties fo:color="#ff3333" style:text-outline="false" style:text-line-through-style="none" style:text-line-through-type="none" style:font-name="Arial" fo:font-size="15pt" fo:font-style="normal" fo:text-shadow="none" style:text-underline-style="none" fo:font-weight="normal" officeooo:rsid="001ba428" officeooo:paragraph-rsid="001ba428" style:font-size-asian="15pt" style:font-style-asian="normal" style:font-weight-asian="normal" style:font-size-complex="15pt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color="#ff3333" style:text-outline="false" style:text-line-through-style="none" style:text-line-through-type="none" style:font-name="Arial" fo:font-size="15pt" fo:font-style="normal" fo:text-shadow="none" style:text-underline-style="none" fo:font-weight="normal" officeooo:rsid="001d5b38" officeooo:paragraph-rsid="001d5b38" style:font-size-asian="15pt" style:font-style-asian="normal" style:font-weight-asian="normal" style:font-size-complex="15pt" style:text-emphasize="none"/>
    </style:style>
    <style:style style:name="P51" style:family="paragraph" style:parent-style-name="Standard">
      <style:paragraph-properties fo:text-align="start" style:justify-single-word="false" style:writing-mode="lr-tb"/>
      <style:text-properties fo:color="#ff3333" style:text-outline="false" style:text-line-through-style="none" style:text-line-through-type="none" style:font-name="Arial" fo:font-size="15pt" fo:font-style="normal" fo:text-shadow="none" style:text-underline-style="none" fo:font-weight="normal" officeooo:rsid="001dfdea" style:font-size-asian="15pt" style:font-style-asian="normal" style:font-weight-asian="normal" style:font-size-complex="15pt" style:text-emphasize="none"/>
    </style:style>
    <style:style style:name="P52" style:family="paragraph" style:parent-style-name="Standard">
      <style:paragraph-properties fo:text-align="start" style:justify-single-word="false" style:writing-mode="lr-tb"/>
      <style:text-properties fo:color="#ff3333" style:text-outline="false" style:text-line-through-style="none" style:text-line-through-type="none" style:font-name="Arial" fo:font-size="15pt" fo:font-style="normal" fo:text-shadow="none" style:text-underline-style="none" fo:font-weight="normal" officeooo:rsid="001dfdea" officeooo:paragraph-rsid="001dfdea" style:font-size-asian="15pt" style:font-style-asian="normal" style:font-weight-asian="normal" style:font-size-complex="15pt" style:text-emphasize="none"/>
    </style:style>
    <style:style style:name="P53" style:family="paragraph" style:parent-style-name="Standard">
      <style:paragraph-properties fo:text-align="start" style:justify-single-word="false" style:writing-mode="lr-tb"/>
      <style:text-properties fo:color="#ff3333" style:text-outline="false" style:text-line-through-style="none" style:text-line-through-type="none" style:font-name="Arial" fo:font-size="15pt" fo:font-style="normal" fo:text-shadow="none" style:text-underline-style="none" fo:font-weight="normal" officeooo:rsid="001f282e" officeooo:paragraph-rsid="001f282e" style:font-size-asian="15pt" style:font-style-asian="normal" style:font-weight-asian="normal" style:font-size-complex="15pt" style:text-emphasize="none"/>
    </style:style>
    <style:style style:name="P54" style:family="paragraph" style:parent-style-name="Standard">
      <style:paragraph-properties fo:text-align="start" style:justify-single-word="false" style:writing-mode="lr-tb"/>
      <style:text-properties fo:color="#ff3333" style:text-outline="false" style:text-line-through-style="none" style:text-line-through-type="none" style:font-name="Arial" fo:font-size="15pt" fo:font-style="normal" fo:text-shadow="none" style:text-underline-style="none" fo:font-weight="normal" officeooo:rsid="00244474" officeooo:paragraph-rsid="00244474" style:font-size-asian="15pt" style:font-style-asian="normal" style:font-weight-asian="normal" style:font-size-complex="15pt" style:text-emphasize="none"/>
    </style:style>
    <style:style style:name="P5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officeooo:rsid="0009317f" officeooo:paragraph-rsid="0009317f" style:font-size-asian="15pt" style:font-style-asian="normal" style:font-weight-asian="normal" style:font-size-complex="15pt" style:text-emphasize="none"/>
    </style:style>
    <style:style style:name="P5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officeooo:rsid="000bcee3" officeooo:paragraph-rsid="000bcee3" style:font-size-asian="15pt" style:font-style-asian="normal" style:font-weight-asian="normal" style:font-size-complex="15pt" style:text-emphasize="none"/>
    </style:style>
    <style:style style:name="P5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officeooo:rsid="000c7755" officeooo:paragraph-rsid="000c7755" style:font-size-asian="15pt" style:font-style-asian="normal" style:font-weight-asian="normal" style:font-size-complex="15pt" style:text-emphasize="none"/>
    </style:style>
    <style:style style:name="P5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officeooo:rsid="000ce794" officeooo:paragraph-rsid="000ce794" style:font-size-asian="15pt" style:font-style-asian="normal" style:font-weight-asian="normal" style:font-size-complex="15pt" style:text-emphasize="none"/>
    </style:style>
    <style:style style:name="P5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officeooo:rsid="000eba79" style:font-size-asian="15pt" style:font-style-asian="normal" style:font-weight-asian="normal" style:font-size-complex="15pt" style:text-emphasize="none"/>
    </style:style>
    <style:style style:name="P6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officeooo:rsid="0012381b" officeooo:paragraph-rsid="0012381b" style:font-size-asian="15pt" style:font-style-asian="normal" style:font-weight-asian="normal" style:font-size-complex="15pt" style:text-emphasize="none"/>
    </style:style>
    <style:style style:name="P6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officeooo:rsid="00125d2e" officeooo:paragraph-rsid="00125d2e" style:font-size-asian="15pt" style:font-style-asian="normal" style:font-weight-asian="normal" style:font-size-complex="15pt" style:text-emphasize="none"/>
    </style:style>
    <style:style style:name="P6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officeooo:rsid="00137117" officeooo:paragraph-rsid="00137117" style:font-size-asian="15pt" style:font-style-asian="normal" style:font-weight-asian="normal" style:font-size-complex="15pt" style:text-emphasize="none"/>
    </style:style>
    <style:style style:name="P6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officeooo:rsid="001ba428" officeooo:paragraph-rsid="001ba428" style:font-size-asian="15pt" style:font-style-asian="normal" style:font-weight-asian="normal" style:font-size-complex="15pt" style:text-emphasize="none"/>
    </style:style>
    <style:style style:name="P64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Arial" fo:font-size="9pt" fo:letter-spacing="normal" fo:font-style="normal" fo:text-shadow="none" style:text-underline-style="none" fo:font-weight="normal" officeooo:rsid="0009317f" officeooo:paragraph-rsid="0009317f" style:font-size-asian="15pt" style:font-style-asian="normal" style:font-weight-asian="normal" style:font-size-complex="15pt" style:text-emphasize="none"/>
    </style:style>
    <style:style style:name="P65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Arial" fo:font-size="15pt" fo:letter-spacing="normal" fo:font-style="normal" fo:text-shadow="none" style:text-underline-style="none" fo:font-weight="normal" officeooo:rsid="000ce794" officeooo:paragraph-rsid="000ce794" style:font-size-asian="13.1000003814697pt" style:font-style-asian="normal" style:font-weight-asian="normal" style:font-size-complex="15pt" style:text-emphasize="none"/>
    </style:style>
    <style:style style:name="P66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Arial" fo:font-size="15pt" fo:letter-spacing="normal" fo:font-style="normal" fo:text-shadow="none" style:text-underline-style="none" fo:font-weight="normal" officeooo:rsid="00192229" style:font-size-asian="15pt" style:font-style-asian="normal" style:font-weight-asian="normal" style:font-size-complex="15pt" style:text-emphasize="none"/>
    </style:style>
    <style:style style:name="P67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Arial" fo:font-size="15pt" fo:letter-spacing="normal" fo:font-style="normal" fo:text-shadow="none" style:text-underline-style="none" fo:font-weight="normal" officeooo:rsid="0019b2cc" officeooo:paragraph-rsid="0019b2cc" style:font-size-asian="15pt" style:font-style-asian="normal" style:font-weight-asian="normal" style:font-size-complex="15pt" style:text-emphasize="none"/>
    </style:style>
    <style:style style:name="P68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Consolas" fo:font-size="15pt" fo:letter-spacing="normal" fo:font-style="normal" fo:text-shadow="none" style:text-underline-style="none" fo:font-weight="normal" officeooo:paragraph-rsid="000eba79" style:font-size-asian="15pt" style:font-style-asian="normal" style:font-weight-asian="normal" style:font-size-complex="15pt" style:text-emphasize="none"/>
    </style:style>
    <style:style style:name="P69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arial" fo:font-size="15pt" fo:letter-spacing="normal" fo:font-style="normal" fo:text-shadow="none" style:text-underline-style="none" fo:font-weight="normal" officeooo:rsid="0018184b" officeooo:paragraph-rsid="0018184b" style:font-size-asian="15pt" style:font-style-asian="normal" style:font-weight-asian="normal" style:font-size-complex="15pt" style:text-emphasize="none"/>
    </style:style>
    <style:style style:name="P70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arial" fo:font-size="15pt" fo:letter-spacing="normal" fo:font-style="normal" fo:text-shadow="none" style:text-underline-style="none" fo:font-weight="normal" officeooo:paragraph-rsid="0018184b" style:font-size-asian="15pt" style:font-style-asian="normal" style:font-weight-asian="normal" style:font-size-complex="15pt" style:text-emphasize="none"/>
    </style:style>
    <style:style style:name="P71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arial" fo:font-size="15pt" fo:letter-spacing="normal" fo:font-style="normal" fo:text-shadow="none" style:text-underline-style="none" fo:font-weight="normal" officeooo:rsid="00188d79" officeooo:paragraph-rsid="0018184b" style:font-size-asian="15pt" style:font-style-asian="normal" style:font-weight-asian="normal" style:font-size-complex="15pt" style:font-weight-complex="bold" style:text-emphasize="none"/>
    </style:style>
    <style:style style:name="P72" style:family="paragraph" style:parent-style-name="Standard">
      <style:paragraph-properties fo:text-align="start" style:justify-single-word="false" style:writing-mode="lr-tb"/>
      <style:text-properties fo:font-variant="normal" fo:text-transform="none" fo:color="#0000cd" style:text-outline="false" style:text-line-through-style="none" style:text-line-through-type="none" style:font-name="Consolas" fo:font-size="9.60000038146973pt" fo:letter-spacing="normal" fo:font-style="normal" fo:text-shadow="none" style:text-underline-style="none" fo:font-weight="normal" officeooo:rsid="000eba79" officeooo:paragraph-rsid="000eba79" style:font-size-asian="15pt" style:font-style-asian="normal" style:font-weight-asian="normal" style:font-size-complex="15pt" style:text-emphasize="none"/>
    </style:style>
    <style:style style:name="P73" style:family="paragraph" style:parent-style-name="Standard">
      <style:paragraph-properties fo:text-align="start" style:justify-single-word="false" style:writing-mode="lr-tb"/>
      <style:text-properties fo:font-variant="normal" fo:text-transform="none" fo:color="#0000cd" style:text-outline="false" style:text-line-through-style="none" style:text-line-through-type="none" style:font-name="Consolas" fo:font-size="9.60000038146973pt" fo:letter-spacing="normal" fo:font-style="normal" fo:text-shadow="none" style:text-underline-style="none" fo:font-weight="normal" style:font-size-asian="15pt" style:font-style-asian="normal" style:font-weight-asian="normal" style:font-size-complex="15pt" style:text-emphasize="none"/>
    </style:style>
    <style:style style:name="P74" style:family="paragraph" style:parent-style-name="Standard">
      <style:paragraph-properties fo:text-align="start" style:justify-single-word="false" style:writing-mode="lr-tb"/>
      <style:text-properties fo:font-variant="normal" fo:text-transform="none" fo:color="#0000cd" style:text-outline="false" style:text-line-through-style="none" style:text-line-through-type="none" style:font-name="Consolas" fo:font-size="9.60000038146973pt" fo:letter-spacing="normal" fo:font-style="normal" fo:text-shadow="none" style:text-underline-style="none" fo:font-weight="normal" officeooo:paragraph-rsid="00137117" style:font-size-asian="15pt" style:font-style-asian="normal" style:font-weight-asian="normal" style:font-size-complex="15pt" style:text-emphasize="none"/>
    </style:style>
    <style:style style:name="P75" style:family="paragraph" style:parent-style-name="Standard">
      <style:paragraph-properties fo:text-align="start" style:justify-single-word="false" style:writing-mode="lr-tb"/>
      <style:text-properties fo:font-variant="normal" fo:text-transform="none" fo:color="#0000cd" style:text-outline="false" style:text-line-through-style="none" style:text-line-through-type="none" style:font-name="Consolas" fo:font-size="9.60000038146973pt" fo:letter-spacing="normal" fo:font-style="normal" fo:text-shadow="none" style:text-underline-style="none" fo:font-weight="normal" officeooo:rsid="00188d79" officeooo:paragraph-rsid="0018184b" style:font-size-asian="15pt" style:font-style-asian="normal" style:font-weight-asian="normal" style:font-size-complex="15pt" style:font-weight-complex="bold" style:text-emphasize="none"/>
    </style:style>
    <style:style style:name="P76" style:family="paragraph" style:parent-style-name="Standard">
      <style:paragraph-properties fo:text-align="start" style:justify-single-word="false" style:writing-mode="lr-tb"/>
      <style:text-properties fo:font-variant="normal" fo:text-transform="none" fo:color="#0000cd" style:text-outline="false" style:text-line-through-style="none" style:text-line-through-type="none" style:font-name="Arial" fo:font-size="9.60000038146973pt" fo:letter-spacing="normal" fo:font-style="normal" fo:text-shadow="none" style:text-underline-style="none" fo:font-weight="normal" officeooo:rsid="0018184b" style:font-size-asian="15pt" style:font-style-asian="normal" style:font-weight-asian="normal" style:font-size-complex="15pt" style:text-emphasize="none"/>
    </style:style>
    <style:style style:name="P77" style:family="paragraph" style:parent-style-name="Standard">
      <style:paragraph-properties fo:text-align="start" style:justify-single-word="false" style:writing-mode="lr-tb"/>
      <style:text-properties fo:font-variant="normal" fo:text-transform="none" fo:color="#0000cd" style:text-outline="false" style:text-line-through-style="none" style:text-line-through-type="none" style:font-name="Arial" fo:font-size="9.60000038146973pt" fo:letter-spacing="normal" fo:font-style="normal" fo:text-shadow="none" style:text-underline-style="none" fo:font-weight="normal" officeooo:rsid="00192229" style:font-size-asian="15pt" style:font-style-asian="normal" style:font-weight-asian="normal" style:font-size-complex="15pt" style:text-emphasize="none"/>
    </style:style>
    <style:style style:name="P78" style:family="paragraph" style:parent-style-name="Standard">
      <style:paragraph-properties fo:text-align="start" style:justify-single-word="false" style:writing-mode="lr-tb"/>
      <style:text-properties fo:font-variant="normal" fo:text-transform="none" fo:color="#212529" style:text-outline="false" style:text-line-through-style="none" style:text-line-through-type="none" style:font-name="Arial" fo:font-size="17.3999996185303pt" fo:letter-spacing="normal" fo:font-style="normal" fo:text-shadow="none" style:text-underline-style="none" fo:font-weight="normal" style:font-size-asian="15pt" style:font-style-asian="normal" style:font-weight-asian="normal" style:font-size-complex="15pt" style:text-emphasize="none"/>
    </style:style>
    <style:style style:name="P79" style:family="paragraph" style:parent-style-name="Standard">
      <style:paragraph-properties fo:text-align="start" style:justify-single-word="false" style:writing-mode="lr-tb"/>
      <style:text-properties fo:font-variant="normal" fo:text-transform="none" fo:color="#212529" style:text-outline="false" style:text-line-through-style="none" style:text-line-through-type="none" style:font-name="Arial" fo:font-size="17.3999996185303pt" fo:letter-spacing="normal" fo:font-style="normal" fo:text-shadow="none" style:text-underline-style="none" fo:font-weight="normal" officeooo:rsid="001dfdea" style:font-size-asian="15pt" style:font-style-asian="normal" style:font-weight-asian="normal" style:font-size-complex="15pt" style:text-emphasize="none"/>
    </style:style>
    <style:style style:name="P80" style:family="paragraph" style:parent-style-name="Standard">
      <style:paragraph-properties fo:text-align="start" style:justify-single-word="false" style:writing-mode="lr-tb"/>
      <style:text-properties fo:font-variant="normal" fo:text-transform="none" fo:color="#e83e8c" style:text-outline="false" style:text-line-through-style="none" style:text-line-through-type="none" style:font-name="SFMono-Regular" fo:font-size="8.39999961853027pt" fo:letter-spacing="normal" fo:font-style="normal" fo:text-shadow="none" style:text-underline-style="none" fo:font-weight="normal" officeooo:rsid="00244474" officeooo:paragraph-rsid="00244474" style:font-size-asian="15pt" style:font-style-asian="normal" style:font-weight-asian="normal" style:font-size-complex="15pt" style:text-emphasize="none"/>
    </style:style>
    <style:style style:name="P81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fo:letter-spacing="normal"/>
    </style:style>
    <style:style style:name="P82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arial" fo:font-size="15pt" fo:letter-spacing="normal" fo:font-style="normal" fo:text-shadow="none" style:text-underline-style="none" fo:font-weight="normal" style:font-size-asian="15pt" style:font-style-asian="normal" style:font-weight-asian="normal" style:font-size-complex="15pt" style:text-emphasize="none"/>
    </style:style>
    <style:style style:name="P83" style:family="paragraph" style:parent-style-name="Text_20_body">
      <style:paragraph-properties fo:text-align="start" style:justify-single-word="false" style:writing-mode="lr-tb"/>
      <style:text-properties fo:font-variant="normal" fo:text-transform="none" fo:color="#6c757d" style:text-outline="false" style:text-line-through-style="none" style:text-line-through-type="none" style:font-name="Arial" fo:font-size="9.60000038146973pt" fo:letter-spacing="normal" fo:font-style="normal" fo:text-shadow="none" style:text-underline-style="none" fo:font-weight="normal" style:font-size-asian="15pt" style:font-style-asian="normal" style:font-weight-asian="normal" style:font-size-complex="15pt" style:text-emphasize="none"/>
    </style:style>
    <style:style style:name="P84" style:family="paragraph" style:parent-style-name="Text_20_body" style:list-style-name="L1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000000" style:font-name="arial" fo:font-size="15pt" fo:letter-spacing="normal" fo:font-style="normal" fo:font-weight="normal" style:font-size-asian="15pt" style:font-size-complex="15pt"/>
    </style:style>
    <style:style style:name="P85" style:family="paragraph" style:parent-style-name="Text_20_body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0000cd" style:font-name="Consolas" fo:font-size="9.60000038146973pt" fo:letter-spacing="normal" fo:font-style="normal" fo:font-weight="normal" officeooo:rsid="001421f2" officeooo:paragraph-rsid="001421f2" style:font-size-asian="15pt" style:font-size-complex="15pt"/>
    </style:style>
    <style:style style:name="P86" style:family="paragraph" style:parent-style-name="Text_20_body" style:list-style-name="L2">
      <style:paragraph-properties fo:margin-top="0in" fo:margin-bottom="0.0972in" loext:contextual-spacing="false" fo:text-align="start" style:justify-single-word="false" fo:orphans="2" fo:widows="2"/>
    </style:style>
    <style:style style:name="P87" style:family="paragraph" style:parent-style-name="Heading_20_2">
      <style:paragraph-properties fo:text-align="start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arial" fo:font-size="15pt" fo:letter-spacing="normal" fo:font-style="normal" fo:text-shadow="none" style:text-underline-style="none" fo:font-weight="normal" officeooo:rsid="000eba79" officeooo:paragraph-rsid="000eba79" style:font-size-asian="15pt" style:font-style-asian="normal" style:font-weight-asian="normal" style:font-size-complex="15pt" style:text-emphasize="none"/>
    </style:style>
    <style:style style:name="P88" style:family="paragraph" style:parent-style-name="Heading_20_2">
      <style:paragraph-properties fo:text-align="start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arial" fo:font-size="15pt" fo:letter-spacing="normal" fo:font-style="normal" fo:text-shadow="none" style:text-underline-style="none" fo:font-weight="normal" officeooo:rsid="00105ee8" officeooo:paragraph-rsid="00105ee8" style:font-size-asian="15pt" style:font-style-asian="normal" style:font-weight-asian="normal" style:font-size-complex="15pt" style:text-emphasize="none"/>
    </style:style>
    <style:style style:name="P89" style:family="paragraph" style:parent-style-name="Heading_20_2">
      <style:paragraph-properties fo:text-align="start" style:justify-single-word="false" style:writing-mode="lr-tb"/>
      <style:text-properties fo:font-variant="normal" fo:text-transform="none" fo:color="#0000cd" style:text-outline="false" style:text-line-through-style="none" style:text-line-through-type="none" style:font-name="Consolas" fo:font-size="9.60000038146973pt" fo:letter-spacing="normal" fo:font-style="normal" fo:text-shadow="none" style:text-underline-style="none" fo:font-weight="normal" officeooo:rsid="00105ee8" officeooo:paragraph-rsid="00105ee8" style:font-size-asian="15pt" style:font-style-asian="normal" style:font-weight-asian="normal" style:font-size-complex="15pt" style:text-emphasize="none"/>
    </style:style>
    <style:style style:name="P90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</style:style>
    <style:style style:name="P91" style:family="paragraph" style:parent-style-name="Preformatted_20_Text">
      <style:paragraph-properties fo:text-align="start" style:justify-single-word="false" style:writing-mode="lr-tb"/>
      <style:text-properties fo:color="#ff3333" style:text-outline="false" style:text-line-through-style="none" style:text-line-through-type="none" style:font-name="Arial" fo:font-size="15pt" fo:font-style="normal" fo:text-shadow="none" style:text-underline-style="none" fo:font-weight="normal" officeooo:rsid="00244474" officeooo:paragraph-rsid="00244474" style:font-size-asian="15pt" style:font-style-asian="normal" style:font-weight-asian="normal" style:font-size-complex="15pt" style:text-emphasize="none"/>
    </style:style>
    <style:style style:name="T1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097649" style:font-style-asian="normal" style:font-weight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09317f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arial" fo:font-size="15pt" fo:text-shadow="none" style:text-underline-style="none" fo:font-weight="normal" officeooo:rsid="001dfdea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Arial" fo:text-shadow="none" style:text-underline-style="none" fo:font-weight="normal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Arial" fo:text-shadow="none" style:text-underline-style="none" fo:font-weight="normal" officeooo:rsid="001dfdea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8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0c7755" style:font-style-asian="normal" style:font-weight-asian="normal" style:text-emphasize="none"/>
    </style:style>
    <style:style style:name="T9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0eba79" style:font-style-asian="normal" style:font-weight-asian="normal" style:text-emphasize="none"/>
    </style:style>
    <style:style style:name="T10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15688c" style:font-style-asian="normal" style:font-weight-asian="normal" style:text-emphasize="none"/>
    </style:style>
    <style:style style:name="T11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18184b" style:font-style-asian="normal" style:font-weight-asian="normal" style:text-emphasize="none"/>
    </style:style>
    <style:style style:name="T12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192229" style:font-style-asian="normal" style:font-weight-asian="normal" style:text-emphasize="none"/>
    </style:style>
    <style:style style:name="T13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19b2cc" style:font-style-asian="normal" style:font-weight-asian="normal" style:text-emphasize="none"/>
    </style:style>
    <style:style style:name="T14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1dfdea" style:font-style-asian="normal" style:font-weight-asian="normal" style:text-emphasize="none"/>
    </style:style>
    <style:style style:name="T15" style:family="text">
      <style:text-properties style:text-outline="false" style:text-line-through-style="none" style:text-line-through-type="none" style:font-name="Arial" fo:font-style="normal" fo:text-shadow="none" style:text-underline-style="none" fo:font-weight="normal" style:font-size-asian="15pt" style:font-style-asian="normal" style:font-weight-asian="normal" style:font-size-complex="15pt" style:text-emphasize="none"/>
    </style:style>
    <style:style style:name="T16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0ce794" style:font-size-asian="15pt" style:font-style-asian="normal" style:font-weight-asian="normal" style:font-size-complex="15pt" style:text-emphasize="none"/>
    </style:style>
    <style:style style:name="T17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12381b" style:font-size-asian="15pt" style:font-style-asian="normal" style:font-weight-asian="normal" style:font-size-complex="15pt" style:text-emphasize="none"/>
    </style:style>
    <style:style style:name="T18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125d2e" style:font-size-asian="15pt" style:font-style-asian="normal" style:font-weight-asian="normal" style:font-size-complex="15pt" style:text-emphasize="none"/>
    </style:style>
    <style:style style:name="T19" style:family="text">
      <style:text-properties style:text-outline="false" style:text-line-through-style="none" style:text-line-through-type="none" fo:text-shadow="none" style:text-underline-style="none" style:font-style-asian="normal" style:font-weight-asian="normal" style:text-emphasize="none"/>
    </style:style>
    <style:style style:name="T20" style:family="text">
      <style:text-properties style:text-outline="false" style:text-line-through-style="none" style:text-line-through-type="none" fo:text-shadow="none" style:text-underline-style="none" officeooo:rsid="00105ee8" style:font-style-asian="normal" style:font-weight-asian="normal" style:text-emphasize="none"/>
    </style:style>
    <style:style style:name="T21" style:family="text">
      <style:text-properties style:text-outline="false" style:text-line-through-style="none" style:text-line-through-type="none" fo:text-shadow="none" style:text-underline-style="none" style:font-size-asian="15pt" style:font-style-asian="normal" style:font-weight-asian="normal" style:font-size-complex="15pt" style:text-emphasize="none"/>
    </style:style>
    <style:style style:name="T22" style:family="text">
      <style:text-properties style:text-outline="false" style:text-line-through-style="none" style:text-line-through-type="none" fo:text-shadow="none" style:text-underline-style="none" officeooo:rsid="00105ee8" style:font-size-asian="15pt" style:font-style-asian="normal" style:font-weight-asian="normal" style:font-size-complex="15pt" style:text-emphasize="none"/>
    </style:style>
    <style:style style:name="T23" style:family="text">
      <style:text-properties style:text-outline="false" style:text-line-through-style="none" style:text-line-through-type="none" style:font-name="Consolas" fo:font-size="9.60000038146973pt" fo:text-shadow="none" style:text-underline-style="none" style:font-style-asian="normal" style:font-weight-asian="normal" style:text-emphasize="none"/>
    </style:style>
    <style:style style:name="T24" style:family="text">
      <style:text-properties style:text-outline="false" style:text-line-through-style="none" style:text-line-through-type="none" style:font-name="SFMono-Regular" fo:font-size="8.39999961853027pt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style:text-outline="false" style:text-line-through-style="none" style:text-line-through-type="none" style:font-name="SFMono-Regular" fo:font-size="8.39999961853027pt" fo:text-shadow="none" style:text-underline-style="none" fo:font-weight="normal" officeooo:rsid="001dfdea" style:font-style-asian="normal" style:font-weight-asian="normal" style:text-emphasize="none"/>
    </style:style>
    <style:style style:name="T26" style:family="text">
      <style:text-properties fo:color="#ff3333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27" style:family="text">
      <style:text-properties fo:color="#ff3333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text-emphasize="none"/>
    </style:style>
    <style:style style:name="T28" style:family="text">
      <style:text-properties fo:font-variant="normal" fo:text-transform="none" style:text-outline="false" style:text-line-through-style="none" style:text-line-through-type="none" style:font-name="Arial" fo:font-size="18pt" fo:letter-spacing="normal" fo:font-style="normal" fo:text-shadow="none" style:text-underline-style="none" fo:font-weight="normal" style:font-style-asian="normal" style:font-weight-asian="normal" style:text-emphasize="none"/>
    </style:style>
    <style:style style:name="T29" style:family="text">
      <style:text-properties fo:font-variant="normal" fo:text-transform="none" style:text-outline="false" style:text-line-through-style="none" style:text-line-through-type="none" style:font-name="Arial" fo:font-size="18pt" fo:letter-spacing="normal" fo:font-style="normal" fo:text-shadow="none" style:text-underline-style="none" fo:font-weight="normal" officeooo:rsid="000ce794" style:font-size-asian="15pt" style:font-style-asian="normal" style:font-weight-asian="normal" style:font-size-complex="15pt" style:text-emphasize="none"/>
    </style:style>
    <style:style style:name="T30" style:family="text">
      <style:text-properties fo:font-variant="normal" fo:text-transform="none" style:text-outline="false" style:text-line-through-style="none" style:text-line-through-type="none" style:font-name="Arial" fo:letter-spacing="normal" fo:font-style="normal" fo:text-shadow="none" style:text-underline-style="none" fo:font-weight="normal" style:font-style-asian="normal" style:font-weight-asian="normal" style:text-emphasize="none"/>
    </style:style>
    <style:style style:name="T31" style:family="text">
      <style:text-properties fo:font-variant="normal" fo:text-transform="none" style:text-outline="false" style:text-line-through-style="none" style:text-line-through-type="none" style:font-name="Arial" fo:letter-spacing="normal" fo:font-style="normal" fo:text-shadow="none" style:text-underline-style="none" fo:font-weight="normal" officeooo:rsid="000eba79" style:font-style-asian="normal" style:font-weight-asian="normal" style:text-emphasize="none"/>
    </style:style>
    <style:style style:name="T32" style:family="text">
      <style:text-properties fo:font-variant="normal" fo:text-transform="none" style:text-outline="false" style:text-line-through-style="none" style:text-line-through-type="none" style:font-name="Arial" fo:letter-spacing="normal" fo:font-style="normal" fo:text-shadow="none" style:text-underline-style="none" fo:font-weight="normal" officeooo:rsid="0019b2cc" style:font-style-asian="normal" style:font-weight-asian="normal" style:text-emphasize="none"/>
    </style:style>
    <style:style style:name="T33" style:family="text">
      <style:text-properties fo:font-variant="normal" fo:text-transform="none" style:text-outline="false" style:text-line-through-style="none" style:text-line-through-type="none" style:font-name="Arial" fo:letter-spacing="normal" fo:font-style="normal" fo:text-shadow="none" style:text-underline-style="none" fo:font-weight="normal" officeooo:rsid="00125d2e" style:font-size-asian="15pt" style:font-style-asian="normal" style:font-weight-asian="normal" style:font-size-complex="15pt" style:text-emphasize="none"/>
    </style:style>
    <style:style style:name="T34" style:family="text">
      <style:text-properties fo:font-variant="normal" fo:text-transform="none" style:text-outline="false" style:text-line-through-style="none" style:text-line-through-type="none" style:font-name="Consolas" fo:font-size="9.60000038146973pt" fo:letter-spacing="normal" fo:font-style="normal" fo:text-shadow="none" style:text-underline-style="none" fo:font-weight="normal" officeooo:rsid="000eba79" style:font-style-asian="normal" style:font-weight-asian="normal" style:text-emphasize="none"/>
    </style:style>
    <style:style style:name="T35" style:family="text">
      <style:text-properties fo:font-variant="normal" fo:text-transform="none" style:text-outline="false" style:text-line-through-style="none" style:text-line-through-type="none" style:font-name="Consolas" fo:font-size="9.60000038146973pt" fo:letter-spacing="normal" fo:font-style="normal" fo:text-shadow="none" style:text-underline-style="none" fo:font-weight="normal" officeooo:rsid="00188d79" style:font-style-asian="normal" style:font-weight-asian="normal" style:text-emphasize="none"/>
    </style:style>
    <style:style style:name="T36" style:family="text">
      <style:text-properties fo:font-variant="normal" fo:text-transform="none" style:text-outline="false" style:text-line-through-style="none" style:text-line-through-type="none" style:font-name="Consolas" fo:letter-spacing="normal" fo:font-style="normal" fo:text-shadow="none" style:text-underline-style="none" fo:font-weight="normal" style:font-style-asian="normal" style:font-weight-asian="normal" style:text-emphasize="none"/>
    </style:style>
    <style:style style:name="T37" style:family="text">
      <style:text-properties fo:font-variant="normal" fo:text-transform="none" style:text-outline="false" style:text-line-through-style="none" style:text-line-through-type="none" style:font-name="Consolas" fo:letter-spacing="normal" fo:font-style="normal" fo:text-shadow="none" style:text-underline-style="none" fo:font-weight="normal" officeooo:rsid="000eba79" style:font-style-asian="normal" style:font-weight-asian="normal" style:text-emphasize="none"/>
    </style:style>
    <style:style style:name="T38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style:font-style-asian="normal" style:font-weight-asian="normal" style:text-emphasize="none"/>
    </style:style>
    <style:style style:name="T39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18184b" style:font-style-asian="normal" style:font-weight-asian="normal" style:text-emphasize="none"/>
    </style:style>
    <style:style style:name="T40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188d79" style:font-style-asian="normal" style:font-weight-asian="normal" style:text-emphasize="none"/>
    </style:style>
    <style:style style:name="T41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style:font-style-asian="normal" style:text-emphasize="none"/>
    </style:style>
    <style:style style:name="T42" style:family="text">
      <style:text-properties fo:font-variant="normal" fo:text-transform="none" fo:color="#0000cd" style:text-outline="false" style:text-line-through-style="none" style:text-line-through-type="none" style:font-name="Consolas" fo:font-size="9.60000038146973pt" fo:letter-spacing="normal" fo:font-style="normal" fo:text-shadow="none" style:text-underline-style="none" fo:font-weight="normal" style:font-style-asian="normal" style:font-weight-asian="normal" style:text-emphasize="none"/>
    </style:style>
    <style:style style:name="T43" style:family="text">
      <style:text-properties fo:font-variant="normal" fo:text-transform="none" fo:color="#0000cd" style:text-outline="false" style:text-line-through-style="none" style:text-line-through-type="none" style:font-name="Consolas" fo:font-size="9.60000038146973pt" fo:letter-spacing="normal" fo:font-style="normal" fo:text-shadow="none" style:text-underline-style="none" fo:font-weight="normal" officeooo:rsid="000eba79" style:font-style-asian="normal" style:font-weight-asian="normal" style:text-emphasize="none"/>
    </style:style>
    <style:style style:name="T44" style:family="text">
      <style:text-properties fo:font-variant="normal" fo:text-transform="none" fo:color="#0000cd" style:text-outline="false" style:text-line-through-style="none" style:text-line-through-type="none" style:font-name="Consolas" fo:font-size="9.60000038146973pt" fo:letter-spacing="normal" fo:font-style="normal" fo:text-shadow="none" style:text-underline-style="none" fo:font-weight="normal" officeooo:rsid="00168964" style:font-style-asian="normal" style:font-weight-asian="normal" style:text-emphasize="none"/>
    </style:style>
    <style:style style:name="T45" style:family="text">
      <style:text-properties fo:font-variant="normal" fo:text-transform="none" fo:color="#0000cd" style:text-outline="false" style:text-line-through-style="none" style:text-line-through-type="none" style:font-name="Consolas" fo:font-size="9.60000038146973pt" fo:letter-spacing="normal" fo:font-style="normal" fo:text-shadow="none" style:text-underline-style="none" fo:font-weight="normal" officeooo:rsid="0017dba5" style:font-style-asian="normal" style:font-weight-asian="normal" style:text-emphasize="none"/>
    </style:style>
    <style:style style:name="T46" style:family="text">
      <style:text-properties fo:font-variant="normal" fo:text-transform="none" fo:color="#0000cd" style:text-outline="false" style:text-line-through-style="none" style:text-line-through-type="none" style:font-name="Consolas" fo:font-size="9.60000038146973pt" fo:letter-spacing="normal" fo:font-style="normal" fo:text-shadow="none" style:text-underline-style="none" fo:font-weight="normal" officeooo:rsid="0018184b" style:font-style-asian="normal" style:font-weight-asian="normal" style:text-emphasize="none"/>
    </style:style>
    <style:style style:name="T47" style:family="text">
      <style:text-properties fo:font-variant="normal" fo:text-transform="none" fo:color="#0000cd" style:text-outline="false" style:text-line-through-style="none" style:text-line-through-type="none" style:font-name="Consolas" fo:font-size="9.60000038146973pt" fo:letter-spacing="normal" fo:font-style="normal" fo:text-shadow="none" style:text-underline-style="none" fo:font-weight="normal" officeooo:rsid="00188d79" style:font-style-asian="normal" style:font-weight-asian="normal" style:text-emphasize="none"/>
    </style:style>
    <style:style style:name="T48" style:family="text">
      <style:text-properties fo:font-variant="normal" fo:text-transform="none" fo:color="#0000cd" style:text-outline="false" style:text-line-through-style="none" style:text-line-through-type="none" style:font-name="Consolas" fo:font-size="9.60000038146973pt" fo:letter-spacing="normal" fo:font-style="normal" fo:text-shadow="none" style:text-underline-style="none" fo:font-weight="normal" officeooo:rsid="00192229" style:font-style-asian="normal" style:font-weight-asian="normal" style:text-emphasize="none"/>
    </style:style>
    <style:style style:name="T49" style:family="text">
      <style:text-properties fo:font-variant="normal" fo:text-transform="none" fo:color="#0000cd" style:text-outline="false" style:text-line-through-style="none" style:text-line-through-type="none" style:font-name="Consolas" fo:font-size="9.60000038146973pt" fo:letter-spacing="normal" fo:font-style="normal" fo:text-shadow="none" style:text-underline-style="none" fo:font-weight="normal" style:font-size-asian="15pt" style:font-style-asian="normal" style:font-weight-asian="normal" style:font-size-complex="15pt" style:text-emphasize="none"/>
    </style:style>
    <style:style style:name="T50" style:family="text">
      <style:text-properties fo:font-variant="normal" fo:text-transform="none" fo:color="#0000cd" style:font-name="Consolas" fo:font-size="9.60000038146973pt" fo:letter-spacing="normal" fo:font-style="normal" fo:font-weight="normal" officeooo:rsid="0015688c"/>
    </style:style>
    <style:style style:name="T51" style:family="text">
      <style:text-properties fo:font-variant="normal" fo:text-transform="none" fo:color="#a52a2a" style:text-outline="false" style:text-line-through-style="none" style:text-line-through-type="none" style:font-name="Consolas" fo:font-size="9.60000038146973pt" fo:letter-spacing="normal" fo:font-style="normal" fo:text-shadow="none" style:text-underline-style="none" fo:font-weight="normal" style:font-style-asian="normal" style:font-weight-asian="normal" style:text-emphasize="none"/>
    </style:style>
    <style:style style:name="T52" style:family="text">
      <style:text-properties fo:font-variant="normal" fo:text-transform="none" fo:color="#a52a2a" style:text-outline="false" style:text-line-through-style="none" style:text-line-through-type="none" style:font-name="Consolas" fo:font-size="9.60000038146973pt" fo:letter-spacing="normal" fo:font-style="normal" fo:text-shadow="none" style:text-underline-style="none" fo:font-weight="normal" officeooo:rsid="000eba79" style:font-style-asian="normal" style:font-weight-asian="normal" style:text-emphasize="none"/>
    </style:style>
    <style:style style:name="T53" style:family="text">
      <style:text-properties fo:font-variant="normal" fo:text-transform="none" fo:color="#a52a2a" style:text-outline="false" style:text-line-through-style="none" style:text-line-through-type="none" style:font-name="Consolas" fo:font-size="9.60000038146973pt" fo:letter-spacing="normal" fo:font-style="normal" fo:text-shadow="none" style:text-underline-style="none" fo:font-weight="normal" officeooo:rsid="0018184b" style:font-style-asian="normal" style:font-weight-asian="normal" style:text-emphasize="none"/>
    </style:style>
    <style:style style:name="T54" style:family="text">
      <style:text-properties fo:font-variant="normal" fo:text-transform="none" fo:color="#a52a2a" style:text-outline="false" style:text-line-through-style="none" style:text-line-through-type="none" style:font-name="Consolas" fo:font-size="9.60000038146973pt" fo:letter-spacing="normal" fo:font-style="normal" fo:text-shadow="none" style:text-underline-style="none" fo:font-weight="normal" officeooo:rsid="00188d79" style:font-style-asian="normal" style:font-weight-asian="normal" style:text-emphasize="none"/>
    </style:style>
    <style:style style:name="T55" style:family="text">
      <style:text-properties fo:font-variant="normal" fo:text-transform="none" fo:color="#a52a2a" style:text-outline="false" style:text-line-through-style="none" style:text-line-through-type="none" style:font-name="Consolas" fo:font-size="9.60000038146973pt" fo:letter-spacing="normal" fo:font-style="normal" fo:text-shadow="none" style:text-underline-style="none" fo:font-weight="normal" officeooo:rsid="00192229" style:font-style-asian="normal" style:font-weight-asian="normal" style:text-emphasize="none"/>
    </style:style>
    <style:style style:name="T56" style:family="text">
      <style:text-properties fo:font-variant="normal" fo:text-transform="none" fo:color="#a52a2a" style:text-outline="false" style:text-line-through-style="none" style:text-line-through-type="none" style:font-name="Consolas" fo:font-size="9.60000038146973pt" fo:letter-spacing="normal" fo:font-style="normal" fo:text-shadow="none" style:text-underline-style="none" fo:font-weight="normal" style:font-size-asian="15pt" style:font-style-asian="normal" style:font-weight-asian="normal" style:font-size-complex="15pt" style:text-emphasize="none"/>
    </style:style>
    <style:style style:name="T57" style:family="text">
      <style:text-properties fo:font-variant="normal" fo:text-transform="none" fo:color="#a52a2a" style:font-name="Consolas" fo:font-size="9.60000038146973pt" fo:letter-spacing="normal" fo:font-style="normal" fo:font-weight="normal" officeooo:rsid="0015688c"/>
    </style:style>
    <style:style style:name="T58" style:family="text">
      <style:text-properties fo:font-variant="normal" fo:text-transform="none" fo:color="#ff0000" style:text-outline="false" style:text-line-through-style="none" style:text-line-through-type="none" style:font-name="Consolas" fo:font-size="9.60000038146973pt" fo:letter-spacing="normal" fo:font-style="normal" fo:text-shadow="none" style:text-underline-style="none" fo:font-weight="normal" style:font-style-asian="normal" style:font-weight-asian="normal" style:text-emphasize="none"/>
    </style:style>
    <style:style style:name="T59" style:family="text">
      <style:text-properties fo:font-variant="normal" fo:text-transform="none" fo:color="#ff0000" style:text-outline="false" style:text-line-through-style="none" style:text-line-through-type="none" style:font-name="Consolas" fo:font-size="9.60000038146973pt" fo:letter-spacing="normal" fo:font-style="normal" fo:text-shadow="none" style:text-underline-style="none" fo:font-weight="normal" officeooo:rsid="000eba79" style:font-style-asian="normal" style:font-weight-asian="normal" style:text-emphasize="none"/>
    </style:style>
    <style:style style:name="T60" style:family="text">
      <style:text-properties fo:font-variant="normal" fo:text-transform="none" fo:color="#ff0000" style:text-outline="false" style:text-line-through-style="none" style:text-line-through-type="none" style:font-name="Consolas" fo:font-size="9.60000038146973pt" fo:letter-spacing="normal" fo:font-style="normal" fo:text-shadow="none" style:text-underline-style="none" fo:font-weight="normal" officeooo:rsid="0018184b" style:font-style-asian="normal" style:font-weight-asian="normal" style:text-emphasize="none"/>
    </style:style>
    <style:style style:name="T61" style:family="text">
      <style:text-properties fo:font-variant="normal" fo:text-transform="none" fo:color="#ff0000" style:text-outline="false" style:text-line-through-style="none" style:text-line-through-type="none" style:font-name="Consolas" fo:font-size="9.60000038146973pt" fo:letter-spacing="normal" fo:font-style="normal" fo:text-shadow="none" style:text-underline-style="none" fo:font-weight="normal" officeooo:rsid="00188d79" style:font-style-asian="normal" style:font-weight-asian="normal" style:text-emphasize="none"/>
    </style:style>
    <style:style style:name="T62" style:family="text">
      <style:text-properties fo:font-variant="normal" fo:text-transform="none" fo:color="#ff0000" style:text-outline="false" style:text-line-through-style="none" style:text-line-through-type="none" style:font-name="Consolas" fo:font-size="9.60000038146973pt" fo:letter-spacing="normal" fo:font-style="normal" fo:text-shadow="none" style:text-underline-style="none" fo:font-weight="normal" officeooo:rsid="00192229" style:font-style-asian="normal" style:font-weight-asian="normal" style:text-emphasize="none"/>
    </style:style>
    <style:style style:name="T63" style:family="text">
      <style:text-properties fo:font-variant="normal" fo:text-transform="none" fo:color="#ff0000" style:text-outline="false" style:text-line-through-style="none" style:text-line-through-type="none" style:font-name="Consolas" fo:font-size="9.60000038146973pt" fo:letter-spacing="normal" fo:font-style="normal" fo:text-shadow="none" style:text-underline-style="none" fo:font-weight="normal" style:font-size-asian="15pt" style:font-style-asian="normal" style:font-weight-asian="normal" style:font-size-complex="15pt" style:text-emphasize="none"/>
    </style:style>
    <style:style style:name="T64" style:family="text">
      <style:text-properties fo:font-variant="normal" fo:text-transform="none" fo:color="#ff0000" style:font-name="Consolas" fo:font-size="9.60000038146973pt" fo:letter-spacing="normal" fo:font-style="normal" fo:font-weight="normal" officeooo:rsid="0015688c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font-name="Arial" fo:letter-spacing="normal" fo:font-style="normal" fo:text-shadow="none" style:text-underline-style="none" fo:font-weight="normal" style:font-style-asian="normal" style:font-weight-asian="normal" style:text-emphasize="none"/>
    </style:style>
    <style:style style:name="T66" style:family="text">
      <style:text-properties fo:font-variant="normal" fo:text-transform="none" fo:color="#000000" style:text-outline="false" style:text-line-through-style="none" style:text-line-through-type="none" style:font-name="Arial" fo:letter-spacing="normal" fo:font-style="normal" fo:text-shadow="none" style:text-underline-style="none" fo:font-weight="normal" officeooo:rsid="0018184b" style:font-style-asian="normal" style:font-weight-asian="normal" style:text-emphasize="none"/>
    </style:style>
    <style:style style:name="T67" style:family="text">
      <style:text-properties fo:font-variant="normal" fo:text-transform="none" fo:color="#000000" style:text-outline="false" style:text-line-through-style="none" style:text-line-through-type="none" style:font-name="Arial" fo:letter-spacing="normal" fo:font-style="normal" fo:text-shadow="none" style:text-underline-style="none" fo:font-weight="normal" officeooo:rsid="00192229" style:font-style-asian="normal" style:font-weight-asian="normal" style:text-emphasize="none"/>
    </style:style>
    <style:style style:name="T68" style:family="text">
      <style:text-properties fo:font-variant="normal" fo:text-transform="none" fo:color="#000000" style:text-outline="false" style:text-line-through-style="none" style:text-line-through-type="none" style:font-name="Arial" fo:letter-spacing="normal" fo:font-style="normal" fo:text-shadow="none" style:text-underline-style="none" fo:font-weight="normal" style:font-size-asian="15pt" style:font-style-asian="normal" style:font-weight-asian="normal" style:font-size-complex="15pt" style:text-emphasize="none"/>
    </style:style>
    <style:style style:name="T69" style:family="text">
      <style:text-properties fo:font-variant="normal" fo:text-transform="none" fo:color="#000000" style:text-outline="false" style:text-line-through-style="none" style:text-line-through-type="none" style:font-name="Arial" fo:font-size="9.60000038146973pt" fo:letter-spacing="normal" fo:font-style="normal" fo:text-shadow="none" style:text-underline-style="none" fo:font-weight="normal" officeooo:rsid="000eba79" style:font-size-asian="15pt" style:font-style-asian="normal" style:font-weight-asian="normal" style:font-size-complex="15pt" style:text-emphasize="none"/>
    </style:style>
    <style:style style:name="T70" style:family="text">
      <style:text-properties fo:font-variant="normal" fo:text-transform="none" fo:color="#000000" style:text-outline="false" style:text-line-through-style="none" style:text-line-through-type="none" style:font-name="Arial" fo:font-size="15pt" fo:letter-spacing="normal" fo:font-style="normal" fo:text-shadow="none" style:text-underline-style="none" fo:font-weight="normal" officeooo:rsid="000eba79" style:font-size-asian="15pt" style:font-style-asian="normal" style:font-weight-asian="normal" style:font-size-complex="15pt" style:text-emphasize="none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font-name="Consolas" fo:font-size="9.60000038146973pt" fo:letter-spacing="normal" fo:font-style="normal" fo:text-shadow="none" style:text-underline-style="none" fo:font-weight="normal" style:font-style-asian="normal" style:font-weight-asian="normal" style:text-emphasize="none"/>
    </style:style>
    <style:style style:name="T72" style:family="text">
      <style:text-properties fo:font-variant="normal" fo:text-transform="none" fo:color="#000000" style:text-outline="false" style:text-line-through-style="none" style:text-line-through-type="none" style:font-name="Consolas" fo:font-size="9.60000038146973pt" fo:letter-spacing="normal" fo:font-style="normal" fo:text-shadow="none" style:text-underline-style="none" fo:font-weight="normal" officeooo:rsid="0018184b" style:font-style-asian="normal" style:font-weight-asian="normal" style:text-emphasize="none"/>
    </style:style>
    <style:style style:name="T73" style:family="text">
      <style:text-properties fo:font-variant="normal" fo:text-transform="none" fo:color="#000000" style:text-outline="false" style:text-line-through-style="none" style:text-line-through-type="none" style:font-name="Consolas" fo:font-size="9.60000038146973pt" fo:letter-spacing="normal" fo:font-style="normal" fo:text-shadow="none" style:text-underline-style="none" fo:font-weight="normal" officeooo:rsid="00192229" style:font-style-asian="normal" style:font-weight-asian="normal" style:text-emphasize="none"/>
    </style:style>
    <style:style style:name="T74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style:font-style-asian="normal" style:font-weight-asian="normal" style:text-emphasize="none"/>
    </style:style>
    <style:style style:name="T75" style:family="text">
      <style:text-properties fo:font-variant="normal" fo:text-transform="none" fo:color="#000000" style:text-outline="false" style:text-line-through-style="none" style:text-line-through-type="none" style:font-name="arial" fo:font-size="15pt" fo:letter-spacing="normal" fo:font-style="normal" fo:text-shadow="none" style:text-underline-style="none" fo:font-weight="normal" officeooo:rsid="0018184b" style:font-size-asian="15pt" style:font-style-asian="normal" style:font-weight-asian="normal" style:font-size-complex="15pt" style:text-emphasize="none"/>
    </style:style>
    <style:style style:name="T76" style:family="text">
      <style:text-properties fo:font-variant="normal" fo:text-transform="none" fo:color="#000000" style:text-outline="false" style:text-line-through-style="none" style:text-line-through-type="none" style:font-name="Verdana" fo:font-size="9pt" fo:letter-spacing="normal" fo:font-style="normal" fo:text-shadow="none" style:text-underline-style="none" fo:font-weight="normal" style:font-style-asian="normal" style:font-weight-asian="normal" style:text-emphasize="none"/>
    </style:style>
    <style:style style:name="T77" style:family="text">
      <style:text-properties fo:font-variant="normal" fo:text-transform="none" style:font-name="arial" fo:letter-spacing="normal" fo:font-style="normal" fo:font-weight="normal" officeooo:rsid="0015688c"/>
    </style:style>
    <style:style style:name="T78" style:family="text">
      <style:text-properties fo:font-variant="normal" fo:text-transform="none" style:font-name="Consolas" fo:font-size="9.60000038146973pt" fo:letter-spacing="normal" fo:font-style="normal" fo:font-weight="normal" officeooo:rsid="0015688c"/>
    </style:style>
    <style:style style:name="T79" style:family="text">
      <style:text-properties fo:font-variant="normal" fo:text-transform="none" fo:color="#008000" style:text-outline="false" style:text-line-through-style="none" style:text-line-through-type="none" style:font-name="Consolas" fo:font-size="9.60000038146973pt" fo:letter-spacing="normal" fo:font-style="normal" fo:text-shadow="none" style:text-underline-style="none" fo:font-weight="normal" style:font-style-asian="normal" style:font-weight-asian="normal" style:text-emphasize="none"/>
    </style:style>
    <style:style style:name="T80" style:family="text">
      <style:text-properties fo:font-variant="normal" fo:text-transform="none" fo:color="#008000" style:text-outline="false" style:text-line-through-style="none" style:text-line-through-type="none" style:font-name="Consolas" fo:font-size="9.60000038146973pt" fo:letter-spacing="normal" fo:font-style="normal" fo:text-shadow="none" style:text-underline-style="none" fo:font-weight="normal" officeooo:rsid="00188d79" style:font-style-asian="normal" style:font-weight-asian="normal" style:text-emphasize="none"/>
    </style:style>
    <style:style style:name="T81" style:family="text">
      <style:text-properties fo:font-variant="normal" fo:text-transform="none" fo:color="#008000" style:text-outline="false" style:text-line-through-style="none" style:text-line-through-type="none" style:font-name="Consolas" fo:font-size="9.60000038146973pt" fo:letter-spacing="normal" fo:font-style="normal" fo:text-shadow="none" style:text-underline-style="none" fo:font-weight="normal" officeooo:rsid="00192229" style:font-style-asian="normal" style:font-weight-asian="normal" style:text-emphasize="none"/>
    </style:style>
    <style:style style:name="T82" style:family="text">
      <style:text-properties fo:font-variant="normal" fo:text-transform="none" fo:color="#dc143c" style:text-outline="false" style:text-line-through-style="none" style:text-line-through-type="none" style:font-name="Consolas" fo:font-size="9.60000038146973pt" fo:letter-spacing="normal" fo:font-style="normal" fo:text-shadow="none" style:text-underline-style="none" fo:font-weight="normal" fo:background-color="#f1f1f1" loext:char-shading-value="0" style:font-style-asian="normal" style:font-weight-asian="normal" style:text-emphasize="none" loext:padding="0in" loext:border="none"/>
    </style:style>
    <style:style style:name="T83" style:family="text">
      <style:text-properties fo:font-variant="normal" fo:text-transform="none" fo:color="#2f6f9f" style:text-outline="false" style:text-line-through-style="none" style:text-line-through-type="none" style:font-name="SFMono-Regular" fo:font-size="8.39999961853027pt" fo:letter-spacing="normal" fo:font-style="normal" fo:text-shadow="none" style:text-underline-style="none" fo:font-weight="normal" style:font-style-asian="normal" style:font-weight-asian="normal" style:text-emphasize="none"/>
    </style:style>
    <style:style style:name="T84" style:family="text">
      <style:text-properties fo:font-variant="normal" fo:text-transform="none" fo:color="#2f6f9f" style:text-outline="false" style:text-line-through-style="none" style:text-line-through-type="none" style:font-name="SFMono-Regular" fo:font-size="8.39999961853027pt" fo:letter-spacing="normal" fo:font-style="normal" fo:text-shadow="none" style:text-underline-style="none" fo:font-weight="normal" officeooo:rsid="001d5b38" style:font-style-asian="normal" style:font-weight-asian="normal" style:text-emphasize="none"/>
    </style:style>
    <style:style style:name="T85" style:family="text">
      <style:text-properties fo:font-variant="normal" fo:text-transform="none" fo:color="#2f6f9f" style:text-outline="false" style:text-line-through-style="none" style:text-line-through-type="none" style:font-name="SFMono-Regular" fo:font-size="8.39999961853027pt" fo:letter-spacing="normal" fo:font-style="normal" fo:text-shadow="none" style:text-underline-style="none" fo:font-weight="normal" officeooo:rsid="001dfdea" style:font-style-asian="normal" style:font-weight-asian="normal" style:text-emphasize="none"/>
    </style:style>
    <style:style style:name="T86" style:family="text">
      <style:text-properties fo:font-variant="normal" fo:text-transform="none" fo:color="#2f6f9f" style:font-name="SFMono-Regular" fo:font-size="8.39999961853027pt" fo:letter-spacing="normal"/>
    </style:style>
    <style:style style:name="T87" style:family="text">
      <style:text-properties fo:font-variant="normal" fo:text-transform="none" fo:color="#2f6f9f" style:font-name="SFMono-Regular" fo:font-size="8.39999961853027pt" fo:letter-spacing="normal" fo:font-style="normal" fo:font-weight="normal"/>
    </style:style>
    <style:style style:name="T88" style:family="text">
      <style:text-properties fo:font-variant="normal" fo:text-transform="none" fo:color="#2f6f9f" style:font-name="SFMono-Regular" fo:font-size="8.39999961853027pt" fo:letter-spacing="normal" fo:font-style="normal" fo:font-weight="normal" officeooo:rsid="001d5b38"/>
    </style:style>
    <style:style style:name="T89" style:family="text">
      <style:text-properties fo:font-variant="normal" fo:text-transform="none" fo:color="#2f6f9f" style:font-name="SFMono-Regular" fo:font-size="8.39999961853027pt" fo:letter-spacing="normal" fo:font-style="normal" fo:font-weight="normal" officeooo:rsid="00244474"/>
    </style:style>
    <style:style style:name="T90" style:family="text">
      <style:text-properties fo:font-variant="normal" fo:text-transform="none" fo:color="#212529" style:text-outline="false" style:text-line-through-style="none" style:text-line-through-type="none" style:font-name="SFMono-Regular" fo:font-size="8.39999961853027pt" fo:letter-spacing="normal" fo:font-style="normal" fo:text-shadow="none" style:text-underline-style="none" fo:font-weight="normal" style:font-style-asian="normal" style:font-weight-asian="normal" style:text-emphasize="none"/>
    </style:style>
    <style:style style:name="T91" style:family="text">
      <style:text-properties fo:font-variant="normal" fo:text-transform="none" fo:color="#212529" style:text-outline="false" style:text-line-through-style="none" style:text-line-through-type="none" style:font-name="SFMono-Regular" fo:font-size="8.39999961853027pt" fo:letter-spacing="normal" fo:font-style="normal" fo:text-shadow="none" style:text-underline-style="none" fo:font-weight="normal" officeooo:rsid="001dfdea" style:font-style-asian="normal" style:font-weight-asian="normal" style:text-emphasize="none"/>
    </style:style>
    <style:style style:name="T92" style:family="text">
      <style:text-properties fo:font-variant="normal" fo:text-transform="none" fo:color="#212529" style:font-name="SFMono-Regular" fo:font-size="8.39999961853027pt" fo:letter-spacing="normal"/>
    </style:style>
    <style:style style:name="T93" style:family="text">
      <style:text-properties fo:font-variant="normal" fo:text-transform="none" fo:color="#212529" style:font-name="SFMono-Regular" fo:font-size="8.39999961853027pt" fo:letter-spacing="normal" fo:font-style="normal" fo:font-weight="normal"/>
    </style:style>
    <style:style style:name="T94" style:family="text">
      <style:text-properties fo:font-variant="normal" fo:text-transform="none" fo:color="#212529" fo:letter-spacing="normal"/>
    </style:style>
    <style:style style:name="T95" style:family="text">
      <style:text-properties fo:font-variant="normal" fo:text-transform="none" fo:color="#4f9fcf" style:text-outline="false" style:text-line-through-style="none" style:text-line-through-type="none" style:font-name="SFMono-Regular" fo:font-size="8.39999961853027pt" fo:letter-spacing="normal" fo:font-style="normal" fo:text-shadow="none" style:text-underline-style="none" fo:font-weight="normal" style:font-style-asian="normal" style:font-weight-asian="normal" style:text-emphasize="none"/>
    </style:style>
    <style:style style:name="T96" style:family="text">
      <style:text-properties fo:font-variant="normal" fo:text-transform="none" fo:color="#4f9fcf" style:text-outline="false" style:text-line-through-style="none" style:text-line-through-type="none" style:font-name="SFMono-Regular" fo:font-size="8.39999961853027pt" fo:letter-spacing="normal" fo:font-style="normal" fo:text-shadow="none" style:text-underline-style="none" fo:font-weight="normal" officeooo:rsid="001dfdea" style:font-style-asian="normal" style:font-weight-asian="normal" style:text-emphasize="none"/>
    </style:style>
    <style:style style:name="T97" style:family="text">
      <style:text-properties fo:font-variant="normal" fo:text-transform="none" fo:color="#4f9fcf" style:font-name="SFMono-Regular" fo:font-size="8.39999961853027pt" fo:letter-spacing="normal"/>
    </style:style>
    <style:style style:name="T98" style:family="text">
      <style:text-properties fo:font-variant="normal" fo:text-transform="none" fo:color="#4f9fcf" style:font-name="SFMono-Regular" fo:font-size="8.39999961853027pt" fo:letter-spacing="normal" fo:font-style="normal" fo:font-weight="normal"/>
    </style:style>
    <style:style style:name="T99" style:family="text">
      <style:text-properties fo:font-variant="normal" fo:text-transform="none" fo:color="#d44950" style:text-outline="false" style:text-line-through-style="none" style:text-line-through-type="none" style:font-name="SFMono-Regular" fo:font-size="8.39999961853027pt" fo:letter-spacing="normal" fo:font-style="normal" fo:text-shadow="none" style:text-underline-style="none" fo:font-weight="normal" style:font-style-asian="normal" style:font-weight-asian="normal" style:text-emphasize="none"/>
    </style:style>
    <style:style style:name="T100" style:family="text">
      <style:text-properties fo:font-variant="normal" fo:text-transform="none" fo:color="#d44950" style:text-outline="false" style:text-line-through-style="none" style:text-line-through-type="none" style:font-name="SFMono-Regular" fo:font-size="8.39999961853027pt" fo:letter-spacing="normal" fo:font-style="normal" fo:text-shadow="none" style:text-underline-style="none" fo:font-weight="normal" officeooo:rsid="001dfdea" style:font-style-asian="normal" style:font-weight-asian="normal" style:text-emphasize="none"/>
    </style:style>
    <style:style style:name="T101" style:family="text">
      <style:text-properties fo:font-variant="normal" fo:text-transform="none" fo:color="#d44950" style:font-name="SFMono-Regular" fo:font-size="8.39999961853027pt" fo:letter-spacing="normal"/>
    </style:style>
    <style:style style:name="T102" style:family="text">
      <style:text-properties fo:font-variant="normal" fo:text-transform="none" fo:color="#d44950" style:font-name="SFMono-Regular" fo:font-size="8.39999961853027pt" fo:letter-spacing="normal" fo:font-style="normal" fo:font-weight="normal"/>
    </style:style>
    <style:style style:name="T103" style:family="text">
      <style:text-properties fo:font-variant="normal" fo:text-transform="none" fo:color="#e83e8c" style:text-outline="false" style:text-line-through-style="none" style:text-line-through-type="none" style:font-name="SFMono-Regular" fo:font-size="8.39999961853027pt" fo:letter-spacing="normal" fo:font-style="normal" fo:text-shadow="none" style:text-underline-style="none" fo:font-weight="normal" style:font-style-asian="normal" style:font-weight-asian="normal" style:text-emphasize="none"/>
    </style:style>
    <style:style style:name="T104" style:family="text">
      <style:text-properties fo:font-variant="normal" fo:text-transform="none" fo:color="#e83e8c" style:font-name="SFMono-Regular" fo:font-size="8.39999961853027pt" fo:letter-spacing="normal" fo:font-style="normal" fo:font-weight="normal"/>
    </style:style>
    <style:style style:name="T105" style:family="text">
      <style:text-properties fo:font-variant="normal" fo:text-transform="none" fo:color="#31708f" style:font-name="Helvetica Neue" fo:font-size="8.39999961853027pt" fo:letter-spacing="normal"/>
    </style:style>
    <style:style style:name="T106" style:family="text">
      <style:text-properties fo:font-variant="normal" fo:text-transform="none" fo:color="#31708f" fo:letter-spacing="normal"/>
    </style:style>
    <style:style style:name="T107" style:family="text">
      <style:text-properties fo:font-variant="normal" fo:text-transform="none" fo:color="#c7254e" style:font-name="Menlo" fo:font-size="7.19999980926514pt" fo:letter-spacing="normal" fo:background-color="#f9f2f4" loext:char-shading-value="0" loext:padding="0in" loext:border="none"/>
    </style:style>
    <style:style style:name="T108" style:family="text">
      <style:text-properties fo:color="#a52a2a" style:text-outline="false" style:text-line-through-style="none" style:text-line-through-type="none" style:font-name="Consolas" fo:font-size="9.60000038146973pt" fo:text-shadow="none" style:text-underline-style="none" style:font-style-asian="normal" style:font-weight-asian="normal" style:text-emphasize="none"/>
    </style:style>
    <style:style style:name="T109" style:family="text">
      <style:text-properties fo:color="#a52a2a" style:font-name="Consolas" fo:font-size="9.60000038146973pt"/>
    </style:style>
    <style:style style:name="T110" style:family="text">
      <style:text-properties fo:color="#0000cd" style:text-outline="false" style:text-line-through-style="none" style:text-line-through-type="none" style:font-name="Consolas" fo:font-size="9.60000038146973pt" fo:text-shadow="none" style:text-underline-style="none" style:font-style-asian="normal" style:font-weight-asian="normal" style:text-emphasize="none"/>
    </style:style>
    <style:style style:name="T111" style:family="text">
      <style:text-properties fo:color="#0000cd" style:font-name="Consolas" fo:font-size="9.60000038146973pt"/>
    </style:style>
    <style:style style:name="T112" style:family="text">
      <style:text-properties fo:color="#ff0000" style:text-outline="false" style:text-line-through-style="none" style:text-line-through-type="none" style:font-name="Consolas" fo:font-size="9.60000038146973pt" fo:text-shadow="none" style:text-underline-style="none" style:font-style-asian="normal" style:font-weight-asian="normal" style:text-emphasize="none"/>
    </style:style>
    <style:style style:name="T113" style:family="text">
      <style:text-properties fo:color="#ff0000" style:font-name="Consolas" fo:font-size="9.60000038146973pt"/>
    </style:style>
    <style:style style:name="T114" style:family="text">
      <style:text-properties style:font-name="Consolas" fo:font-size="9.60000038146973pt"/>
    </style:style>
    <style:style style:name="T115" style:family="text">
      <style:text-properties officeooo:rsid="001421f2"/>
    </style:style>
    <style:style style:name="T116" style:family="text">
      <style:text-properties fo:color="#2f6f9f" style:text-outline="false" style:text-line-through-style="none" style:text-line-through-type="none" style:font-name="SFMono-Regular" fo:font-size="8.39999961853027pt" fo:text-shadow="none" style:text-underline-style="none" fo:font-weight="normal" style:font-style-asian="normal" style:font-weight-asian="normal" style:text-emphasize="none"/>
    </style:style>
    <style:style style:name="T117" style:family="text">
      <style:text-properties fo:color="#2f6f9f" style:text-outline="false" style:text-line-through-style="none" style:text-line-through-type="none" style:font-name="SFMono-Regular" fo:font-size="8.39999961853027pt" fo:text-shadow="none" style:text-underline-style="none" fo:font-weight="normal" officeooo:rsid="001dfdea" style:font-style-asian="normal" style:font-weight-asian="normal" style:text-emphasize="none"/>
    </style:style>
    <style:style style:name="T118" style:family="text">
      <style:text-properties fo:color="#4f9fcf" style:text-outline="false" style:text-line-through-style="none" style:text-line-through-type="none" style:font-name="SFMono-Regular" fo:font-size="8.39999961853027pt" fo:text-shadow="none" style:text-underline-style="none" fo:font-weight="normal" style:font-style-asian="normal" style:font-weight-asian="normal" style:text-emphasize="none"/>
    </style:style>
    <style:style style:name="T119" style:family="text">
      <style:text-properties fo:color="#4f9fcf" style:text-outline="false" style:text-line-through-style="none" style:text-line-through-type="none" style:font-name="SFMono-Regular" fo:font-size="8.39999961853027pt" fo:text-shadow="none" style:text-underline-style="none" fo:font-weight="normal" officeooo:rsid="001dfdea" style:font-style-asian="normal" style:font-weight-asian="normal" style:text-emphasize="none"/>
    </style:style>
    <style:style style:name="T120" style:family="text">
      <style:text-properties fo:color="#d44950" style:text-outline="false" style:text-line-through-style="none" style:text-line-through-type="none" style:font-name="SFMono-Regular" fo:font-size="8.39999961853027pt" fo:text-shadow="none" style:text-underline-style="none" fo:font-weight="normal" style:font-style-asian="normal" style:font-weight-asian="normal" style:text-emphasize="none"/>
    </style:style>
    <style:style style:name="T121" style:family="text">
      <style:text-properties fo:color="#d44950" style:text-outline="false" style:text-line-through-style="none" style:text-line-through-type="none" style:font-name="SFMono-Regular" fo:font-size="8.39999961853027pt" fo:text-shadow="none" style:text-underline-style="none" fo:font-weight="normal" officeooo:rsid="001dfdea" style:font-style-asian="normal" style:font-weight-asian="normal" style:text-emphasize="none"/>
    </style:style>
    <style:style style:name="T122" style:family="text">
      <style:text-properties fo:color="#e83e8c" style:font-name="SFMono-Regular" fo:font-size="8.39999961853027pt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- What is it and why should we use it?</text:p>
      <text:p text:style-name="P46">- Layout</text:p>
      <text:p text:style-name="P46"><text:s/>+ Overview</text:p>
      <text:p text:style-name="P46"><text:s/>+ Grid</text:p>
      <text:p text:style-name="P46">- Content</text:p>
      <text:p text:style-name="P46">+ Images</text:p>
      <text:p text:style-name="P55">Làm tròn góc: rounded</text:p>
      <text:p text:style-name="P55">Làm tròn hinh: rounded-circle</text:p>
      <text:p text:style-name="P55">Làm viền ngoài hình: img-thumbnail</text:p>
      <text:p text:style-name="P55">Cằn bố cục của hình: float-left <text:s text:c="5"/>hoặc float-right</text:p>
      <text:p text:style-name="P55">Margin :auto <text:s/>=&gt; <text:s text:c="2"/>mx-auto</text:p>
      <text:p text:style-name="P55">Display: block =&gt; <text:s/>d-block</text:p>
      <text:p text:style-name="P55">Responsive Images : img-fluid</text:p>
      <text:p text:style-name="P64"/>
      <text:p text:style-name="P46">+ Tables</text:p>
      <text:p text:style-name="P55">Class bảng bth : table</text:p>
      <text:p text:style-name="P55">Xen kẽ xám trắng: <text:tab/>table-striped</text:p>
      <text:p text:style-name="P55">Viền của bảng: table-bodered</text:p>
      <text:p text:style-name="P55">Bảng hover: table-hover</text:p>
      <text:p text:style-name="P16"><text:span text:style-name="T1">Bảng đen </text:span><text:span text:style-name="T2">xen kẽ tối</text:span><text:span text:style-name="T1"> : table-dark </text:span><text:span text:style-name="T2">table-striped</text:span></text:p>
      <text:p text:style-name="P17"><text:span text:style-name="T2">Bảng đen </text:span><text:span text:style-name="T1">kết hợp với hover : </text:span><text:span text:style-name="T3">table-dark table-hover</text:span></text:p>
      <text:p text:style-name="P18"><text:span text:style-name="T3">Bảng </text:span><text:span text:style-name="T1">không viền: <text:tab/>table-boderless</text:span></text:p>
      <text:p text:style-name="P56">Màu cho từng dòng: table-primary , table-warning ,…</text:p>
      <text:p text:style-name="P56">Dòng đầu head : thead-dark <text:s/>hoặc thead-light</text:p>
      <text:p text:style-name="P56">Bảng nhỏ: table-sm</text:p>
      <text:p text:style-name="P56">Bảng Responsive: bảng tạo thanh cuộn : table-responsive hoặc table-responsive-sm, table-responsive-md,table-responsive-lg,table-responsive-xl.</text:p>
      <text:p text:style-name="P15"><text:span text:style-name="T1"><text:s text:c="5"/></text:span><text:span text:style-name="T26">++ Examples</text:span></text:p>
      <text:p text:style-name="P46"><text:s text:c="5"/>++ Responsive tables</text:p>
      <text:p text:style-name="P46">- Bootstrap Components:</text:p>
      <text:p text:style-name="P46">+ Alerts</text:p>
      <text:p text:style-name="P24"><text:span text:style-name="T7">Alerts </text:span><text:span text:style-name="T8">màu: alert alert-tênmàu</text:span></text:p>
      <text:p text:style-name="P57">Alerts chứa link: alert-link</text:p>
      <text:p text:style-name="P57"><text:tab/>ví dụ: </text:p>
      <text:p text:style-name="P57"><text:tab/><text:tab/>&lt;div class="alert alert-light"&gt;</text:p>
      <text:p text:style-name="P57"><text:s text:c="3"/><text:tab/><text:tab/><text:tab/> &lt;strong&gt;Light!&lt;/strong&gt; You should &lt;a href="#" class="alert-<text:tab/><text:tab/><text:tab/><text:tab/><text:tab/><text:tab/>link"&gt;read this message&lt;/a&gt;.</text:p>
      <text:p text:style-name="P57"><text:s text:c="2"/><text:tab/><text:tab/>&lt;/div&gt;</text:p>
      <text:p text:style-name="P58"><text:soft-page-break/>Custom cho closing(chữ x đóng alert): alert-dismissible</text:p>
      <text:p text:style-name="P27"><text:span text:style-name="T16">Hiệu ứng </text:span><text:span text:style-name="T28">Animated Alerts</text:span><text:span text:style-name="T29">: fade show</text:span></text:p>
      <text:p text:style-name="P65"/>
      <text:p text:style-name="P46">+ Dropdowns</text:p>
      <text:p text:style-name="P23"><text:span text:style-name="T7">Dropdowns </text:span><text:span text:style-name="T9">cơ bản :</text:span></text:p>
      <text:p text:style-name="P59"><text:tab/>ví dụ </text:p>
      <text:p text:style-name="P23"><text:span text:style-name="T43">&lt;</text:span><text:span text:style-name="T52">div</text:span><text:span text:style-name="T59"> class</text:span><text:span text:style-name="T43">="dropdown"&gt;</text:span><text:span text:style-name="T9"><text:line-break/></text:span><text:span text:style-name="T31">  </text:span><text:span text:style-name="T43">&lt;</text:span><text:span text:style-name="T52">button</text:span><text:span text:style-name="T59"> type</text:span><text:span text:style-name="T43">="button"</text:span><text:span text:style-name="T59"> class</text:span><text:span text:style-name="T43">="btn btn-primary dropdown-toggle"</text:span><text:span text:style-name="T59"> data-toggle</text:span><text:span text:style-name="T43">="dropdown"&gt;</text:span><text:span text:style-name="T9"><text:line-break/></text:span><text:span text:style-name="T31">    </text:span><text:span text:style-name="T34">Dropdown button</text:span><text:span text:style-name="T9"><text:line-break/></text:span><text:span text:style-name="T31">  </text:span><text:span text:style-name="T43">&lt;</text:span><text:span text:style-name="T52">/button</text:span><text:span text:style-name="T43">&gt;</text:span><text:span text:style-name="T9"><text:line-break/></text:span><text:span text:style-name="T31">  </text:span><text:span text:style-name="T43">&lt;</text:span><text:span text:style-name="T52">div</text:span><text:span text:style-name="T59"> class</text:span><text:span text:style-name="T43">="dropdown-menu"&gt;</text:span><text:span text:style-name="T9"><text:line-break/></text:span><text:span text:style-name="T31">    </text:span><text:span text:style-name="T43">&lt;</text:span><text:span text:style-name="T52">a</text:span><text:span text:style-name="T59"> class</text:span><text:span text:style-name="T43">="dropdown-item"</text:span><text:span text:style-name="T59"> href</text:span><text:span text:style-name="T43">="#"&gt;</text:span><text:span text:style-name="T34">Link 1</text:span><text:span text:style-name="T43">&lt;</text:span><text:span text:style-name="T52">/a</text:span><text:span text:style-name="T43">&gt;</text:span><text:span text:style-name="T9"><text:line-break/></text:span><text:span text:style-name="T31">    </text:span><text:span text:style-name="T43">&lt;</text:span><text:span text:style-name="T52">a</text:span><text:span text:style-name="T59"> class</text:span><text:span text:style-name="T43">="dropdown-item"</text:span><text:span text:style-name="T59"> href</text:span><text:span text:style-name="T43">="#"&gt;</text:span><text:span text:style-name="T34">Link 2</text:span><text:span text:style-name="T43">&lt;</text:span><text:span text:style-name="T52">/a</text:span><text:span text:style-name="T43">&gt;</text:span><text:span text:style-name="T9"><text:line-break/></text:span><text:span text:style-name="T31">    </text:span><text:span text:style-name="T43">&lt;</text:span><text:span text:style-name="T52">a</text:span><text:span text:style-name="T59"> class</text:span><text:span text:style-name="T43">="dropdown-item"</text:span><text:span text:style-name="T59"> href</text:span><text:span text:style-name="T43">="#"&gt;</text:span><text:span text:style-name="T34">Link 3</text:span><text:span text:style-name="T43">&lt;</text:span><text:span text:style-name="T52">/a</text:span><text:span text:style-name="T43">&gt;</text:span><text:span text:style-name="T9"><text:line-break/></text:span><text:span text:style-name="T31">  </text:span><text:span text:style-name="T43">&lt;</text:span><text:span text:style-name="T52">/div</text:span><text:span text:style-name="T43">&gt;</text:span><text:span text:style-name="T9"><text:line-break/></text:span><text:span text:style-name="T43">&lt;</text:span><text:span text:style-name="T52">/div</text:span><text:span text:style-name="T43">&gt;</text:span></text:p>
      <text:p text:style-name="P12"><text:span text:style-name="T70">Phân cách cho dropdown :</text:span><text:span text:style-name="T69"> </text:span><text:span text:style-name="T42">&lt;</text:span><text:span text:style-name="T51">div</text:span><text:span text:style-name="T58"> class</text:span><text:span text:style-name="T42">="dropdown-divider"&gt;&lt;</text:span><text:span text:style-name="T51">/div</text:span><text:span text:style-name="T42">&gt;</text:span></text:p>
      <text:p text:style-name="P68"/>
      <text:p text:style-name="P25"><text:span text:style-name="T37">Header cho dropdown: </text:span><text:span text:style-name="T36">dropdown-header</text:span></text:p>
      <text:p text:style-name="P87"><text:soft-page-break/>Disable and Active items : Đặt vào class Disable hoặc Active</text:p>
      <text:p text:style-name="P87">Vị trí dropdown: dropright hoặc dropleft</text:p>
      <text:p text:style-name="P1"><text:span text:style-name="T19">Dropdown </text:span><text:span text:style-name="T20">menu nằm bên phải <text:s/>hoặc trái : dropdown-menu dropdown-menu-left</text:span></text:p>
      <text:p text:style-name="P3"><text:span text:style-name="T22">Hiện lên trên : </text:span><text:span text:style-name="T21">dropup</text:span></text:p>
      <text:p text:style-name="P88">Dropdown Text <text:s/>dropdown-item-text</text:p>
      <text:p text:style-name="P88">Nhóm menu với 1 dropdown: </text:p>
      <text:p text:style-name="P88">ví dụ :</text:p>
      <text:p text:style-name="P2"><text:span text:style-name="T110">&lt;</text:span><text:span text:style-name="T108">div</text:span><text:span text:style-name="T112"> class</text:span><text:span text:style-name="T110">="btn-group"&gt;<text:line-break/></text:span><text:span text:style-name="T23">  </text:span><text:span text:style-name="T110">&lt;</text:span><text:span text:style-name="T108">button</text:span><text:span text:style-name="T112"> type</text:span><text:span text:style-name="T110">="button"</text:span><text:span text:style-name="T112"> class</text:span><text:span text:style-name="T110">="btn btn-primary"&gt;</text:span><text:span text:style-name="T23">Apple</text:span><text:span text:style-name="T110">&lt;</text:span><text:span text:style-name="T108">/button</text:span><text:span text:style-name="T110">&gt;<text:line-break/></text:span><text:span text:style-name="T23">  </text:span><text:span text:style-name="T110">&lt;</text:span><text:span text:style-name="T108">button</text:span><text:span text:style-name="T112"> type</text:span><text:span text:style-name="T110">="button"</text:span><text:span text:style-name="T112"> class</text:span><text:span text:style-name="T110">="btn btn-primary"&gt;</text:span><text:span text:style-name="T23">Samsung</text:span><text:span text:style-name="T110">&lt;</text:span><text:span text:style-name="T108">/button</text:span><text:span text:style-name="T110">&gt;<text:line-break/></text:span><text:span text:style-name="T23">  </text:span><text:span text:style-name="T110">&lt;</text:span><text:span text:style-name="T108">div</text:span><text:span text:style-name="T112"> class</text:span><text:span text:style-name="T110">="btn-group"&gt;<text:line-break/></text:span><text:span text:style-name="T23">    </text:span><text:span text:style-name="T110">&lt;</text:span><text:span text:style-name="T108">button</text:span><text:span text:style-name="T112"> type</text:span><text:span text:style-name="T110">="button"</text:span><text:span text:style-name="T112"> class</text:span><text:span text:style-name="T110">="btn btn-primary dropdown-toggle"</text:span><text:span text:style-name="T112"> data-toggle</text:span><text:span text:style-name="T110">="dropdown"&gt;<text:line-break/></text:span><text:span text:style-name="T23">       Sony</text:span><text:span text:style-name="T110"><text:line-break/></text:span><text:span text:style-name="T23">    </text:span><text:span text:style-name="T110">&lt;</text:span><text:span text:style-name="T108">/button</text:span><text:span text:style-name="T110">&gt;<text:line-break/></text:span><text:span text:style-name="T23">    </text:span><text:span text:style-name="T110">&lt;</text:span><text:span text:style-name="T108">div</text:span><text:span text:style-name="T112"> class</text:span><text:span text:style-name="T110">="dropdown-menu"&gt;<text:line-break/></text:span><text:span text:style-name="T23">      </text:span><text:span text:style-name="T110">&lt;</text:span><text:span text:style-name="T108">a</text:span><text:span text:style-name="T112"> class</text:span><text:span text:style-name="T110">="dropdown-item"</text:span><text:span text:style-name="T112"> href</text:span><text:span text:style-name="T110">="#"&gt;</text:span><text:span text:style-name="T23">Tablet</text:span><text:span text:style-name="T110">&lt;</text:span><text:span text:style-name="T108">/a</text:span><text:span text:style-name="T110">&gt;<text:line-break/></text:span><text:span text:style-name="T23">      </text:span><text:span text:style-name="T110">&lt;</text:span><text:span text:style-name="T108">a</text:span><text:span text:style-name="T112"> class</text:span><text:span text:style-name="T110">="dropdown-item"</text:span><text:span text:style-name="T112"> href</text:span><text:span text:style-name="T110">="#"&gt;</text:span><text:span text:style-name="T23">Smartphone</text:span><text:span text:style-name="T110">&lt;</text:span><text:span text:style-name="T108">/a</text:span><text:span text:style-name="T110">&gt;<text:line-break/></text:span><text:span text:style-name="T23">    </text:span><text:span text:style-name="T110">&lt;</text:span><text:span text:style-name="T108">/div</text:span><text:span text:style-name="T110">&gt;<text:line-break/></text:span><text:span text:style-name="T23">  </text:span><text:span text:style-name="T110">&lt;</text:span><text:span text:style-name="T108">/div</text:span><text:span text:style-name="T110">&gt;<text:line-break/>&lt;</text:span><text:span text:style-name="T108">/div</text:span><text:span text:style-name="T110">&gt;</text:span></text:p>
      <text:p text:style-name="P88">Nút button + nút dropdown : </text:p>
      <text:p text:style-name="P2"><text:span text:style-name="T110">&lt;</text:span><text:span text:style-name="T108">div</text:span><text:span text:style-name="T112"> class</text:span><text:span text:style-name="T110">="btn-group"&gt;<text:line-break/></text:span><text:span text:style-name="T23">  </text:span><text:span text:style-name="T110">&lt;</text:span><text:span text:style-name="T108">button</text:span><text:span text:style-name="T112"> type</text:span><text:span text:style-name="T110">="button"</text:span><text:span text:style-name="T112"> class</text:span><text:span text:style-name="T110">="btn btn-primary"&gt;</text:span><text:span text:style-name="T23">Primary</text:span><text:span text:style-name="T110">&lt;</text:span><text:span text:style-name="T108">/button</text:span><text:span text:style-name="T110">&gt;<text:line-break/></text:span><text:span text:style-name="T23">  </text:span><text:span text:style-name="T110">&lt;</text:span><text:span text:style-name="T108">button</text:span><text:span text:style-name="T112"> type</text:span><text:span text:style-name="T110">="button"</text:span><text:span text:style-name="T112"> class</text:span><text:span text:style-name="T110">="btn btn-primary dropdown-toggle dropdown-toggle-split"</text:span><text:span text:style-name="T112"> data-toggle</text:span><text:span text:style-name="T110">="dropdown"&gt;<text:line-break/></text:span><text:span text:style-name="T23">  </text:span><text:span text:style-name="T110">&lt;</text:span><text:span text:style-name="T108">/button</text:span><text:span text:style-name="T110">&gt;<text:line-break/></text:span><text:span text:style-name="T23">  </text:span><text:span text:style-name="T110">&lt;</text:span><text:span text:style-name="T108">div</text:span><text:span text:style-name="T112"> class</text:span><text:span text:style-name="T110">="dropdown-menu"&gt;<text:line-break/></text:span><text:span text:style-name="T23">    </text:span><text:span text:style-name="T110">&lt;</text:span><text:span text:style-name="T108">a</text:span><text:span text:style-name="T112"> class</text:span><text:span text:style-name="T110">="dropdown-item"</text:span><text:span text:style-name="T112"> href</text:span><text:span text:style-name="T110">="#"&gt;</text:span><text:span text:style-name="T23">Link 1</text:span><text:span text:style-name="T110">&lt;</text:span><text:span text:style-name="T108">/a</text:span><text:span text:style-name="T110">&gt;<text:line-break/></text:span><text:span text:style-name="T23">    </text:span><text:span text:style-name="T110">&lt;</text:span><text:span text:style-name="T108">a</text:span><text:span text:style-name="T112"> class</text:span><text:span text:style-name="T110">="dropdown-item"</text:span><text:span text:style-name="T112"> href</text:span><text:span text:style-name="T110">="#"&gt;</text:span><text:span text:style-name="T23">Link 2</text:span><text:span text:style-name="T110">&lt;</text:span><text:span text:style-name="T108">/a</text:span><text:span text:style-name="T110">&gt;<text:line-break/></text:span><text:span text:style-name="T23">  </text:span><text:span text:style-name="T110">&lt;</text:span><text:span text:style-name="T108">/div</text:span><text:span text:style-name="T110">&gt;<text:line-break/>&lt;</text:span><text:span text:style-name="T108">/div</text:span><text:span text:style-name="T110">&gt;</text:span></text:p>
      <text:p text:style-name="P89"/>
      <text:p text:style-name="P81"/>
      <text:p text:style-name="P72"/>
      <text:p text:style-name="P46"><text:s text:c="4"/>++ Examples</text:p>
      <text:p text:style-name="P46"><text:s text:c="4"/>++ Sizing</text:p>
      <text:p text:style-name="P46"/>
      <text:p text:style-name="P46"/>
      <text:p text:style-name="P46">+ Buttons</text:p>
      <text:p text:style-name="P46"><text:soft-page-break/></text:p>
      <text:p text:style-name="P60">NÚT : btn</text:p>
      <text:p text:style-name="P28"><text:span text:style-name="T17">outline </text:span><text:span text:style-name="T18">của nút : </text:span><text:span text:style-name="T33">btn-outline-tênmàu</text:span></text:p>
      <text:p text:style-name="P61">size của button: btn-lg, btn-sm</text:p>
      <text:p text:style-name="P29"><text:span text:style-name="T18">button </text:span><text:span text:style-name="T15">chiếm trọn width của tag parent : btn-block</text:span></text:p>
      <text:p text:style-name="P62">Disable và Active : <text:s/>thêm disable và active vào class</text:p>
      <text:p text:style-name="P62">Spinner button : <text:s/>hiển thị nút xoay vòng trong button </text:p>
      <text:p text:style-name="P13"><text:span text:style-name="T49">&lt;</text:span><text:span text:style-name="T56">button</text:span><text:span text:style-name="T63"> class</text:span><text:span text:style-name="T49">="btn btn-primary"&gt;</text:span><text:span text:style-name="T15"><text:line-break/></text:span><text:span text:style-name="T68">  </text:span><text:span text:style-name="T49">&lt;</text:span><text:span text:style-name="T56">span</text:span><text:span text:style-name="T63"> class</text:span><text:span text:style-name="T49">="spinner-border spinner-border-sm"&gt;&lt;</text:span><text:span text:style-name="T56">/span</text:span><text:span text:style-name="T49">&gt;</text:span><text:span text:style-name="T15"><text:line-break/></text:span><text:span text:style-name="T49">&lt;</text:span><text:span text:style-name="T56">/button</text:span><text:span text:style-name="T49">&gt;</text:span></text:p>
      <text:p text:style-name="P74"/>
      <text:p text:style-name="P46"><text:s text:c="4"/>++ Examples</text:p>
      <text:p text:style-name="P46"><text:s text:c="4"/>++ Sizes</text:p>
      <text:p text:style-name="P46"><text:s text:c="4"/>++ Active state</text:p>
      <text:p text:style-name="P46"><text:s text:c="4"/>++ Disabled state</text:p>
      <text:p text:style-name="P46">+ Forms</text:p>
      <text:p text:style-name="P82">Bootstrap provides two types of form layouts:</text:p>
      <text:list xml:id="list7092063774013952849" text:style-name="L1">
        <text:list-item>
          <text:p text:style-name="P84">Stacked (full-width) form</text:p>
        </text:list-item>
        <text:list-item>
          <text:p text:style-name="P84">Inline form</text:p>
        </text:list-item>
      </text:list>
      <text:p text:style-name="P41">Stacked: <text:s/>thông qua class form-group</text:p>
      <text:p text:style-name="P41"><text:span text:style-name="T111">&lt;</text:span><text:span text:style-name="T109">form</text:span><text:span text:style-name="T113"> action</text:span><text:span text:style-name="T111">="/action_page.php"&gt;</text:span><text:line-break/>  <text:span text:style-name="T111">&lt;</text:span><text:span text:style-name="T109">div</text:span><text:span text:style-name="T113"> class</text:span><text:span text:style-name="T111">="form-group"&gt;</text:span><text:line-break/>    <text:span text:style-name="T111">&lt;</text:span><text:span text:style-name="T109">label</text:span><text:span text:style-name="T113"> for</text:span><text:span text:style-name="T111">="email"&gt;</text:span><text:span text:style-name="T114">Email address:</text:span><text:span text:style-name="T111">&lt;</text:span><text:span text:style-name="T109">/label</text:span><text:span text:style-name="T111">&gt;</text:span><text:line-break/>    <text:span text:style-name="T111">&lt;</text:span><text:span text:style-name="T109">input</text:span><text:span text:style-name="T113"> type</text:span><text:span text:style-name="T111">="email"</text:span><text:span text:style-name="T113"> class</text:span><text:span text:style-name="T111">="form-control"</text:span><text:span text:style-name="T113"> id</text:span><text:span text:style-name="T111">="email"&gt;</text:span><text:line-break/>  <text:span text:style-name="T111">&lt;</text:span><text:span text:style-name="T109">/div</text:span><text:span text:style-name="T111">&gt;</text:span><text:line-break/>  <text:span text:style-name="T111">&lt;</text:span><text:span text:style-name="T109">div</text:span><text:span text:style-name="T113"> class</text:span><text:span text:style-name="T111">="form-group"&gt;</text:span><text:line-break/>    <text:span text:style-name="T111">&lt;</text:span><text:span text:style-name="T109">label</text:span><text:span text:style-name="T113"> for</text:span><text:span text:style-name="T111">="pwd"&gt;</text:span><text:span text:style-name="T114">Password:</text:span><text:span text:style-name="T111">&lt;</text:span><text:span text:style-name="T109">/label</text:span><text:span text:style-name="T111">&gt;</text:span><text:line-break/>    <text:span text:style-name="T111">&lt;</text:span><text:span text:style-name="T109">input</text:span><text:span text:style-name="T113"> type</text:span><text:span text:style-name="T111">="password"</text:span><text:span text:style-name="T113"> class</text:span><text:span text:style-name="T111">="form-control"</text:span><text:span text:style-name="T113"> id</text:span><text:span text:style-name="T111">="pwd"&gt;</text:span><text:line-break/>  <text:span text:style-name="T111">&lt;</text:span><text:span text:style-name="T109">/div</text:span><text:span text:style-name="T111">&gt;</text:span><text:line-break/>  <text:span text:style-name="T111">&lt;</text:span><text:span text:style-name="T109">div</text:span><text:span text:style-name="T113"> class</text:span><text:span text:style-name="T111">="form-group form-check"&gt;</text:span><text:line-break/>    <text:span text:style-name="T111">&lt;</text:span><text:span text:style-name="T109">label</text:span><text:span text:style-name="T113"> class</text:span><text:span text:style-name="T111">="form-check-label"&gt;</text:span><text:line-break/>      <text:span text:style-name="T111">&lt;</text:span><text:span text:style-name="T109">input</text:span><text:span text:style-name="T113"> class</text:span><text:span text:style-name="T111">="form-check-input"</text:span><text:span text:style-name="T113"> type</text:span><text:span text:style-name="T111">="checkbox"&gt;</text:span> <text:span text:style-name="T114">Remember me</text:span><text:line-break/>    <text:span text:style-name="T111">&lt;</text:span><text:span text:style-name="T109">/label</text:span><text:span text:style-name="T111">&gt;</text:span><text:line-break/>  <text:span text:style-name="T111">&lt;</text:span><text:span text:style-name="T109">/div</text:span><text:span text:style-name="T111">&gt;</text:span><text:line-break/><text:soft-page-break/>  <text:span text:style-name="T111">&lt;</text:span><text:span text:style-name="T109">button</text:span><text:span text:style-name="T113"> type</text:span><text:span text:style-name="T111">="submit"</text:span><text:span text:style-name="T113"> class</text:span><text:span text:style-name="T111">="btn btn-primary"&gt;</text:span><text:span text:style-name="T114">Submit</text:span><text:span text:style-name="T111">&lt;</text:span><text:span text:style-name="T109">/button</text:span><text:span text:style-name="T111">&gt;</text:span><text:line-break/><text:span text:style-name="T111">&lt;</text:span><text:span text:style-name="T109">/form</text:span><text:span text:style-name="T111">&gt;</text:span></text:p>
      <text:p text:style-name="P85"/>
      <text:p text:style-name="P41"><text:tab/>Inline form <text:s/>trên 1 dòng <text:s/>thông qua class form-incline</text:p>
      <text:p text:style-name="P41"><text:span text:style-name="T111">&lt;</text:span><text:span text:style-name="T109">form</text:span><text:span text:style-name="T113"> class</text:span><text:span text:style-name="T111">="form-inline"</text:span><text:span text:style-name="T113"> action</text:span><text:span text:style-name="T111">="/action_page.php"&gt;</text:span><text:line-break/>  <text:span text:style-name="T111">&lt;</text:span><text:span text:style-name="T109">label</text:span><text:span text:style-name="T113"> for</text:span><text:span text:style-name="T111">="email"&gt;</text:span><text:span text:style-name="T114">Email address:</text:span><text:span text:style-name="T111">&lt;</text:span><text:span text:style-name="T109">/label</text:span><text:span text:style-name="T111">&gt;</text:span><text:line-break/>  <text:span text:style-name="T111">&lt;</text:span><text:span text:style-name="T109">input</text:span><text:span text:style-name="T113"> type</text:span><text:span text:style-name="T111">="email"</text:span><text:span text:style-name="T113"> class</text:span><text:span text:style-name="T111">="form-control"</text:span><text:span text:style-name="T113"> id</text:span><text:span text:style-name="T111">="email"&gt;</text:span><text:line-break/>  <text:span text:style-name="T111">&lt;</text:span><text:span text:style-name="T109">label</text:span><text:span text:style-name="T113"> for</text:span><text:span text:style-name="T111">="pwd"&gt;</text:span><text:span text:style-name="T114">Password:</text:span><text:span text:style-name="T111">&lt;</text:span><text:span text:style-name="T109">/label</text:span><text:span text:style-name="T111">&gt;</text:span><text:line-break/>  <text:span text:style-name="T111">&lt;</text:span><text:span text:style-name="T109">input</text:span><text:span text:style-name="T113"> type</text:span><text:span text:style-name="T111">="password"</text:span><text:span text:style-name="T113"> class</text:span><text:span text:style-name="T111">="form-control"</text:span><text:span text:style-name="T113"> id</text:span><text:span text:style-name="T111">="pwd"&gt;</text:span><text:line-break/>  <text:span text:style-name="T111">&lt;</text:span><text:span text:style-name="T109">div</text:span><text:span text:style-name="T113"> class</text:span><text:span text:style-name="T111">="form-check"&gt;</text:span><text:line-break/>    <text:span text:style-name="T111">&lt;</text:span><text:span text:style-name="T109">label</text:span><text:span text:style-name="T113"> class</text:span><text:span text:style-name="T111">="form-check-label"&gt;</text:span><text:line-break/>      <text:span text:style-name="T111">&lt;</text:span><text:span text:style-name="T109">input</text:span><text:span text:style-name="T113"> class</text:span><text:span text:style-name="T111">="form-check-input"</text:span><text:span text:style-name="T113"> type</text:span><text:span text:style-name="T111">="checkbox"&gt;</text:span> <text:span text:style-name="T114">Remember me</text:span><text:line-break/>    <text:span text:style-name="T111">&lt;</text:span><text:span text:style-name="T109">/label</text:span><text:span text:style-name="T111">&gt;</text:span><text:line-break/>  <text:span text:style-name="T111">&lt;</text:span><text:span text:style-name="T109">/div</text:span><text:span text:style-name="T111">&gt;</text:span><text:line-break/>  <text:span text:style-name="T111">&lt;</text:span><text:span text:style-name="T109">button</text:span><text:span text:style-name="T113"> type</text:span><text:span text:style-name="T111">="submit"</text:span><text:span text:style-name="T113"> class</text:span><text:span text:style-name="T111">="btn btn-primary"&gt;</text:span><text:span text:style-name="T114">Submit</text:span><text:span text:style-name="T111">&lt;</text:span><text:span text:style-name="T109">/button</text:span><text:span text:style-name="T111">&gt;</text:span><text:line-break/><text:span text:style-name="T111">&lt;</text:span><text:span text:style-name="T109">/form</text:span><text:span text:style-name="T111">&gt;</text:span></text:p>
      <text:p text:style-name="P85"/>
      <text:p text:style-name="P42">FORM V<text:span text:style-name="T115">ALIDATION</text:span></text:p>
      <text:p text:style-name="P42">Sử dụng was-validated</text:p>
      <text:p text:style-name="P42">ví dụ </text:p>
      <text:p text:style-name="P43"><text:span text:style-name="T50">&lt;</text:span><text:span text:style-name="T57">form</text:span><text:span text:style-name="T64"> action</text:span><text:span text:style-name="T50">="/action_page.php"</text:span><text:span text:style-name="T64"> class</text:span><text:span text:style-name="T50">="was-validated"&gt;</text:span><text:span text:style-name="T77"><text:line-break/>  </text:span><text:span text:style-name="T50">&lt;</text:span><text:span text:style-name="T57">div</text:span><text:span text:style-name="T64"> class</text:span><text:span text:style-name="T50">="form-group"&gt;</text:span><text:span text:style-name="T77"><text:line-break/>    </text:span><text:span text:style-name="T50">&lt;</text:span><text:span text:style-name="T57">label</text:span><text:span text:style-name="T64"> for</text:span><text:span text:style-name="T50">="uname"&gt;</text:span><text:span text:style-name="T78">Username:</text:span><text:span text:style-name="T50">&lt;</text:span><text:span text:style-name="T57">/label</text:span><text:span text:style-name="T50">&gt;</text:span><text:span text:style-name="T77"><text:line-break/>    </text:span><text:span text:style-name="T50">&lt;</text:span><text:span text:style-name="T57">input</text:span><text:span text:style-name="T64"> type</text:span><text:span text:style-name="T50">="text"</text:span><text:span text:style-name="T64"> class</text:span><text:span text:style-name="T50">="form-control"</text:span><text:span text:style-name="T64"> id</text:span><text:span text:style-name="T50">="uname"</text:span><text:span text:style-name="T64"> placeholder</text:span><text:span text:style-name="T50">="Enter username"</text:span><text:span text:style-name="T64">name</text:span><text:span text:style-name="T50">="uname"</text:span><text:span text:style-name="T64"> required</text:span><text:span text:style-name="T50">&gt;</text:span><text:span text:style-name="T77"><text:line-break/>    </text:span><text:span text:style-name="T50">&lt;</text:span><text:span text:style-name="T57">div</text:span><text:span text:style-name="T64"> class</text:span><text:span text:style-name="T50">="valid-feedback"&gt;</text:span><text:span text:style-name="T78">Valid.</text:span><text:span text:style-name="T50">&lt;</text:span><text:span text:style-name="T57">/div</text:span><text:span text:style-name="T50">&gt;</text:span><text:span text:style-name="T77"><text:line-break/>    </text:span><text:span text:style-name="T50">&lt;</text:span><text:span text:style-name="T57">div</text:span><text:span text:style-name="T64"> class</text:span><text:span text:style-name="T50">="invalid-feedback"&gt;</text:span><text:span text:style-name="T78">Please fill out this field.</text:span><text:span text:style-name="T50">&lt;</text:span><text:span text:style-name="T57">/div</text:span><text:span text:style-name="T50">&gt;</text:span><text:span text:style-name="T77"><text:line-break/>  </text:span><text:span text:style-name="T50">&lt;</text:span><text:span text:style-name="T57">/div</text:span><text:span text:style-name="T50">&gt;</text:span><text:span text:style-name="T77"><text:line-break/>  </text:span><text:span text:style-name="T50">&lt;</text:span><text:span text:style-name="T57">div</text:span><text:span text:style-name="T64"> class</text:span><text:span text:style-name="T50">="form-group"&gt;</text:span><text:span text:style-name="T77"><text:line-break/>    </text:span><text:span text:style-name="T50">&lt;</text:span><text:span text:style-name="T57">label</text:span><text:span text:style-name="T64"> for</text:span><text:span text:style-name="T50">="pwd"&gt;</text:span><text:span text:style-name="T78">Password:</text:span><text:span text:style-name="T50">&lt;</text:span><text:span text:style-name="T57">/label</text:span><text:span text:style-name="T50">&gt;</text:span><text:span text:style-name="T77"><text:line-break/>    </text:span><text:span text:style-name="T50">&lt;</text:span><text:span text:style-name="T57">input</text:span><text:span text:style-name="T64"> type</text:span><text:span text:style-name="T50">="password"</text:span><text:span text:style-name="T64"> class</text:span><text:span text:style-name="T50">="form-control"</text:span><text:span text:style-name="T64"> id</text:span><text:span text:style-name="T50">="pwd"</text:span><text:span text:style-name="T64"> placeholder</text:span><text:span text:style-name="T50">="Enter password"</text:span><text:span text:style-name="T64">name</text:span><text:span text:style-name="T50">="pswd"</text:span><text:span text:style-name="T64"> required</text:span><text:span text:style-name="T50">&gt;</text:span><text:span text:style-name="T77"><text:line-break/>    </text:span><text:span text:style-name="T50">&lt;</text:span><text:span text:style-name="T57">div</text:span><text:span text:style-name="T64"> class</text:span><text:span text:style-name="T50">="valid-feedback"&gt;</text:span><text:span text:style-name="T78">Valid.</text:span><text:span text:style-name="T50">&lt;</text:span><text:span text:style-name="T57">/div</text:span><text:span text:style-name="T50">&gt;</text:span><text:span text:style-name="T77"><text:line-break/></text:span><text:soft-page-break/><text:span text:style-name="T77">    </text:span><text:span text:style-name="T50">&lt;</text:span><text:span text:style-name="T57">div</text:span><text:span text:style-name="T64"> class</text:span><text:span text:style-name="T50">="invalid-feedback"&gt;</text:span><text:span text:style-name="T78">Please fill out this field.</text:span><text:span text:style-name="T50">&lt;</text:span><text:span text:style-name="T57">/div</text:span><text:span text:style-name="T50">&gt;</text:span><text:span text:style-name="T77"><text:line-break/>  </text:span><text:span text:style-name="T50">&lt;</text:span><text:span text:style-name="T57">/div</text:span><text:span text:style-name="T50">&gt;</text:span><text:span text:style-name="T77"><text:line-break/>  </text:span><text:span text:style-name="T50">&lt;</text:span><text:span text:style-name="T57">div</text:span><text:span text:style-name="T64"> class</text:span><text:span text:style-name="T50">="form-group form-check"&gt;</text:span><text:span text:style-name="T77"><text:line-break/>    </text:span><text:span text:style-name="T50">&lt;</text:span><text:span text:style-name="T57">label</text:span><text:span text:style-name="T64"> class</text:span><text:span text:style-name="T50">="form-check-label"&gt;</text:span><text:span text:style-name="T77"><text:line-break/>      </text:span><text:span text:style-name="T50">&lt;</text:span><text:span text:style-name="T57">input</text:span><text:span text:style-name="T64"> class</text:span><text:span text:style-name="T50">="form-check-input"</text:span><text:span text:style-name="T64"> type</text:span><text:span text:style-name="T50">="checkbox"</text:span><text:span text:style-name="T64"> name</text:span><text:span text:style-name="T50">="remember"</text:span><text:span text:style-name="T64"> required</text:span><text:span text:style-name="T50">&gt;</text:span><text:span text:style-name="T77"> </text:span><text:span text:style-name="T78">I agree on blabla.</text:span><text:span text:style-name="T77"><text:line-break/>      </text:span><text:span text:style-name="T50">&lt;</text:span><text:span text:style-name="T57">div</text:span><text:span text:style-name="T64"> class</text:span><text:span text:style-name="T50">="valid-feedback"&gt;</text:span><text:span text:style-name="T78">Valid.</text:span><text:span text:style-name="T50">&lt;</text:span><text:span text:style-name="T57">/div</text:span><text:span text:style-name="T50">&gt;</text:span><text:span text:style-name="T77"><text:line-break/>      </text:span><text:span text:style-name="T50">&lt;</text:span><text:span text:style-name="T57">div</text:span><text:span text:style-name="T64"> class</text:span><text:span text:style-name="T50">="invalid-feedback"&gt;</text:span><text:span text:style-name="T78">Check this checkbox to continue.</text:span><text:span text:style-name="T50">&lt;</text:span><text:span text:style-name="T57">/div</text:span><text:span text:style-name="T50">&gt;</text:span><text:span text:style-name="T77"><text:line-break/>    </text:span><text:span text:style-name="T50">&lt;</text:span><text:span text:style-name="T57">/label</text:span><text:span text:style-name="T50">&gt;</text:span><text:span text:style-name="T77"><text:line-break/>  </text:span><text:span text:style-name="T50">&lt;</text:span><text:span text:style-name="T57">/div</text:span><text:span text:style-name="T50">&gt;</text:span><text:span text:style-name="T77"><text:line-break/>  </text:span><text:span text:style-name="T50">&lt;</text:span><text:span text:style-name="T57">button</text:span><text:span text:style-name="T64"> type</text:span><text:span text:style-name="T50">="submit"</text:span><text:span text:style-name="T64"> class</text:span><text:span text:style-name="T50">="btn btn-primary"&gt;</text:span><text:span text:style-name="T78">Submit</text:span><text:span text:style-name="T50">&lt;</text:span><text:span text:style-name="T57">/button</text:span><text:span text:style-name="T50">&gt;</text:span><text:span text:style-name="T77"><text:line-break/></text:span><text:span text:style-name="T50">&lt;</text:span><text:span text:style-name="T57">/form</text:span><text:span text:style-name="T50">&gt;</text:span></text:p>
      <text:p text:style-name="P46"/>
      <text:p text:style-name="P20"><text:span text:style-name="T7">+ Navbar : </text:span><text:span text:style-name="T10">THANH TIÊU ĐỀ </text:span></text:p>
      <text:p text:style-name="P20"><text:span text:style-name="T42">&lt;</text:span><text:span text:style-name="T51">nav</text:span><text:span text:style-name="T58"> class</text:span><text:span text:style-name="T42">="navbar navbar-expand-sm bg-light"&gt; //</text:span><text:span text:style-name="T44"> class navbar báo trước nav <text:s/>, mở rộng khi lớn hơn sm , </text:span><text:span text:style-name="T45">nếu muốn nằm dọc thì bỏ đi navbar-expand-sm</text:span><text:span text:style-name="T7"><text:line-break/><text:line-break/></text:span><text:span text:style-name="T65">  </text:span><text:span text:style-name="T79">&lt;!-- Links --&gt;</text:span><text:span text:style-name="T7"><text:line-break/></text:span><text:span text:style-name="T65">  </text:span><text:span text:style-name="T42">&lt;</text:span><text:span text:style-name="T51">ul</text:span><text:span text:style-name="T58"> class</text:span><text:span text:style-name="T42">="navbar-nav"&gt; <text:s text:c="4"/>//</text:span><text:span text:style-name="T44"> list tiêu đề </text:span><text:span text:style-name="T7"><text:line-break/></text:span><text:span text:style-name="T65">    </text:span><text:span text:style-name="T42">&lt;</text:span><text:span text:style-name="T51">li</text:span><text:span text:style-name="T58"> class</text:span><text:span text:style-name="T42">="nav-item"&gt; <text:s/>//</text:span><text:span text:style-name="T44">class thể hiện nav-item</text:span><text:span text:style-name="T7"><text:line-break/></text:span><text:span text:style-name="T65">      </text:span><text:span text:style-name="T42">&lt;</text:span><text:span text:style-name="T51">a</text:span><text:span text:style-name="T58"> class</text:span><text:span text:style-name="T42">="nav-link"</text:span><text:span text:style-name="T58"> href</text:span><text:span text:style-name="T42">="#"&gt;</text:span><text:span text:style-name="T71">Link 1</text:span><text:span text:style-name="T42">&lt;</text:span><text:span text:style-name="T51">/a</text:span><text:span text:style-name="T42">&gt;</text:span><text:span text:style-name="T7"><text:line-break/></text:span><text:span text:style-name="T65">    </text:span><text:span text:style-name="T42">&lt;</text:span><text:span text:style-name="T51">/li</text:span><text:span text:style-name="T42">&gt;</text:span><text:span text:style-name="T7"><text:line-break/></text:span><text:span text:style-name="T65">    </text:span><text:span text:style-name="T42">&lt;</text:span><text:span text:style-name="T51">li</text:span><text:span text:style-name="T58"> class</text:span><text:span text:style-name="T42">="nav-item"&gt;</text:span><text:span text:style-name="T7"><text:line-break/></text:span><text:span text:style-name="T65">      </text:span><text:span text:style-name="T42">&lt;</text:span><text:span text:style-name="T51">a</text:span><text:span text:style-name="T58"> class</text:span><text:span text:style-name="T42">="nav-link"</text:span><text:span text:style-name="T58"> href</text:span><text:span text:style-name="T42">="#"&gt;</text:span><text:span text:style-name="T71">Link 2</text:span><text:span text:style-name="T42">&lt;</text:span><text:span text:style-name="T51">/a</text:span><text:span text:style-name="T42">&gt;</text:span><text:span text:style-name="T7"><text:line-break/></text:span><text:span text:style-name="T65">    </text:span><text:span text:style-name="T42">&lt;</text:span><text:span text:style-name="T51">/li</text:span><text:span text:style-name="T42">&gt;</text:span><text:span text:style-name="T7"><text:line-break/></text:span><text:span text:style-name="T65">    </text:span><text:span text:style-name="T42">&lt;</text:span><text:span text:style-name="T51">li</text:span><text:span text:style-name="T58"> class</text:span><text:span text:style-name="T42">="nav-item"&gt;</text:span><text:span text:style-name="T7"><text:line-break/></text:span><text:span text:style-name="T65">      </text:span><text:span text:style-name="T42">&lt;</text:span><text:span text:style-name="T51">a</text:span><text:span text:style-name="T58"> class</text:span><text:span text:style-name="T42">="nav-link"</text:span><text:span text:style-name="T58"> href</text:span><text:span text:style-name="T42">="#"&gt;</text:span><text:span text:style-name="T71">Link 3</text:span><text:span text:style-name="T42">&lt;</text:span><text:span text:style-name="T51">/a</text:span><text:span text:style-name="T42">&gt;</text:span><text:span text:style-name="T7"><text:line-break/></text:span><text:span text:style-name="T65">    </text:span><text:span text:style-name="T42">&lt;</text:span><text:span text:style-name="T51">/li</text:span><text:span text:style-name="T42">&gt;</text:span><text:span text:style-name="T7"><text:line-break/></text:span><text:span text:style-name="T65">  </text:span><text:span text:style-name="T42">&lt;</text:span><text:span text:style-name="T51">/ul</text:span><text:span text:style-name="T42">&gt;</text:span><text:span text:style-name="T7"><text:line-break/><text:line-break/></text:span><text:span text:style-name="T42">&lt;</text:span><text:span text:style-name="T51">/nav</text:span><text:span text:style-name="T42">&gt;</text:span></text:p>
      <text:p text:style-name="P73"/>
      <text:p text:style-name="P69"/>
      <text:p text:style-name="P30"><text:span text:style-name="T39">Thanh nav ra giữa :</text:span><text:span text:style-name="T38">.justify-content-center</text:span></text:p>
      <text:p text:style-name="P70"/>
      <text:p text:style-name="P69">Màu thanh tiêu đề: bg-tenmau</text:p>
      <text:p text:style-name="P69">Đánh dấu là brand/logo: navbar-brand <text:s/>(có thể để 1 hình vào )</text:p>
      <text:p text:style-name="P69"/>
      <text:p text:style-name="P14"><text:soft-page-break/><text:span text:style-name="T75">Nav form : vi dụ </text:span><text:span text:style-name="T42">&lt;</text:span><text:span text:style-name="T51">form</text:span><text:span text:style-name="T58"> class</text:span><text:span text:style-name="T42">="form-inline"</text:span><text:span text:style-name="T58"> action</text:span><text:span text:style-name="T42">="/action_page.php"&gt;</text:span><text:span text:style-name="T38"><text:line-break/></text:span><text:span text:style-name="T74">    </text:span><text:span text:style-name="T42">&lt;</text:span><text:span text:style-name="T51">input</text:span><text:span text:style-name="T58"> class</text:span><text:span text:style-name="T42">="form-control mr-sm-2"</text:span><text:span text:style-name="T58"> type</text:span><text:span text:style-name="T42">="text"</text:span><text:span text:style-name="T58"> placeholder</text:span><text:span text:style-name="T42">="Search"&gt;</text:span><text:span text:style-name="T38"><text:line-break/></text:span><text:span text:style-name="T74">    </text:span><text:span text:style-name="T42">&lt;</text:span><text:span text:style-name="T51">button</text:span><text:span text:style-name="T58"> class</text:span><text:span text:style-name="T42">="btn btn-success"</text:span><text:span text:style-name="T58"> type</text:span><text:span text:style-name="T42">="submit"&gt;</text:span><text:span text:style-name="T71">Search</text:span><text:span text:style-name="T42">&lt;</text:span><text:span text:style-name="T51">/button</text:span><text:span text:style-name="T42">&gt;</text:span><text:span text:style-name="T38"><text:line-break/></text:span><text:span text:style-name="T74">  </text:span><text:span text:style-name="T42">&lt;</text:span><text:span text:style-name="T51">/form</text:span><text:span text:style-name="T42">&gt;</text:span></text:p>
      <text:p text:style-name="P69"/>
      <text:p text:style-name="P69">Fixed nav-bar: fixed-top</text:p>
      <text:p text:style-name="P69"/>
      <text:p text:style-name="P20"><text:span text:style-name="T7">+ Pagination : </text:span><text:span text:style-name="T11">Phân Trang</text:span></text:p>
      <text:p text:style-name="P47">phân trang với pagination và lcass page-item</text:p>
      <text:p text:style-name="P47"/>
      <text:p text:style-name="P20"><text:span text:style-name="T46">&lt;</text:span><text:span text:style-name="T53">ul</text:span><text:span text:style-name="T60"> class</text:span><text:span text:style-name="T46">="pagination"&gt;</text:span><text:span text:style-name="T11"><text:line-break/></text:span><text:span text:style-name="T66">  </text:span><text:span text:style-name="T46">&lt;</text:span><text:span text:style-name="T53">li</text:span><text:span text:style-name="T60"> class</text:span><text:span text:style-name="T46">="page-item"&gt;&lt;</text:span><text:span text:style-name="T53">a</text:span><text:span text:style-name="T60"> class</text:span><text:span text:style-name="T46">="page-link"</text:span><text:span text:style-name="T60"> href</text:span><text:span text:style-name="T46">="#"&gt;</text:span><text:span text:style-name="T72">Previous</text:span><text:span text:style-name="T46">&lt;</text:span><text:span text:style-name="T53">/a</text:span><text:span text:style-name="T46">&gt;&lt;</text:span><text:span text:style-name="T53">/li</text:span><text:span text:style-name="T46">&gt;</text:span><text:span text:style-name="T11"><text:line-break/></text:span><text:span text:style-name="T66">  </text:span><text:span text:style-name="T46">&lt;</text:span><text:span text:style-name="T53">li</text:span><text:span text:style-name="T60"> class</text:span><text:span text:style-name="T46">="page-item"&gt;&lt;</text:span><text:span text:style-name="T53">a</text:span><text:span text:style-name="T60"> class</text:span><text:span text:style-name="T46">="page-link"</text:span><text:span text:style-name="T60"> href</text:span><text:span text:style-name="T46">="#"&gt;</text:span><text:span text:style-name="T72">1</text:span><text:span text:style-name="T46">&lt;</text:span><text:span text:style-name="T53">/a</text:span><text:span text:style-name="T46">&gt;&lt;</text:span><text:span text:style-name="T53">/li</text:span><text:span text:style-name="T46">&gt;</text:span><text:span text:style-name="T11"><text:line-break/></text:span><text:span text:style-name="T66">  </text:span><text:span text:style-name="T46">&lt;</text:span><text:span text:style-name="T53">li</text:span><text:span text:style-name="T60"> class</text:span><text:span text:style-name="T46">="page-item"&gt;&lt;</text:span><text:span text:style-name="T53">a</text:span><text:span text:style-name="T60"> class</text:span><text:span text:style-name="T46">="page-link"</text:span><text:span text:style-name="T60"> href</text:span><text:span text:style-name="T46">="#"&gt;</text:span><text:span text:style-name="T72">2</text:span><text:span text:style-name="T46">&lt;</text:span><text:span text:style-name="T53">/a</text:span><text:span text:style-name="T46">&gt;&lt;</text:span><text:span text:style-name="T53">/li</text:span><text:span text:style-name="T46">&gt;</text:span><text:span text:style-name="T11"><text:line-break/></text:span><text:span text:style-name="T66">  </text:span><text:span text:style-name="T46">&lt;</text:span><text:span text:style-name="T53">li</text:span><text:span text:style-name="T60"> class</text:span><text:span text:style-name="T46">="page-item"&gt;&lt;</text:span><text:span text:style-name="T53">a</text:span><text:span text:style-name="T60"> class</text:span><text:span text:style-name="T46">="page-link"</text:span><text:span text:style-name="T60"> href</text:span><text:span text:style-name="T46">="#"&gt;</text:span><text:span text:style-name="T72">3</text:span><text:span text:style-name="T46">&lt;</text:span><text:span text:style-name="T53">/a</text:span><text:span text:style-name="T46">&gt;&lt;</text:span><text:span text:style-name="T53">/li</text:span><text:span text:style-name="T46">&gt;</text:span><text:span text:style-name="T11"><text:line-break/></text:span><text:span text:style-name="T66">  </text:span><text:span text:style-name="T46">&lt;</text:span><text:span text:style-name="T53">li</text:span><text:span text:style-name="T60"> class</text:span><text:span text:style-name="T46">="page-item"&gt;&lt;</text:span><text:span text:style-name="T53">a</text:span><text:span text:style-name="T60"> class</text:span><text:span text:style-name="T46">="page-link"</text:span><text:span text:style-name="T60"> href</text:span><text:span text:style-name="T46">="#"&gt;</text:span><text:span text:style-name="T72">Next</text:span><text:span text:style-name="T46">&lt;</text:span><text:span text:style-name="T53">/a</text:span><text:span text:style-name="T46">&gt;&lt;</text:span><text:span text:style-name="T53">/li</text:span><text:span text:style-name="T46">&gt;</text:span><text:span text:style-name="T11"><text:line-break/></text:span><text:span text:style-name="T46">&lt;</text:span><text:span text:style-name="T53">/ul</text:span><text:span text:style-name="T46">&gt;</text:span></text:p>
      <text:p text:style-name="P76"/>
      <text:p text:style-name="P76"/>
      <text:p text:style-name="P31"><text:span text:style-name="T41">sizing : <text:s/></text:span><text:span text:style-name="T38">pagination-sm, <text:s/>pagination-lg</text:span></text:p>
      <text:p text:style-name="P31"><text:span text:style-name="T38">Align , </text:span><text:span text:style-name="T40">căn chỉnh :</text:span></text:p>
      <text:p text:style-name="P31"><text:span text:style-name="T80">&lt;!-- Default (left-aligned) --&gt;</text:span><text:span text:style-name="T40"><text:line-break/></text:span><text:span text:style-name="T47">&lt;</text:span><text:span text:style-name="T54">ul</text:span><text:span text:style-name="T61"> class</text:span><text:span text:style-name="T47">="pagination"</text:span><text:span text:style-name="T61"> style</text:span><text:span text:style-name="T47">="margin:20px 0"&gt;</text:span><text:span text:style-name="T40"><text:line-break/>  </text:span><text:span text:style-name="T47">&lt;</text:span><text:span text:style-name="T54">li</text:span><text:span text:style-name="T61"> class</text:span><text:span text:style-name="T47">="page-item"&gt;</text:span><text:span text:style-name="T35">...</text:span><text:span text:style-name="T47">&lt;</text:span><text:span text:style-name="T54">/li</text:span><text:span text:style-name="T47">&gt;</text:span><text:span text:style-name="T40"><text:line-break/></text:span><text:span text:style-name="T47">&lt;</text:span><text:span text:style-name="T54">/ul</text:span><text:span text:style-name="T47">&gt;</text:span><text:span text:style-name="T40"><text:line-break/><text:line-break/></text:span><text:span text:style-name="T80">&lt;!-- Center-aligned --&gt;</text:span><text:span text:style-name="T40"><text:line-break/></text:span><text:span text:style-name="T47">&lt;</text:span><text:span text:style-name="T54">ul</text:span><text:span text:style-name="T61"> class</text:span><text:span text:style-name="T47">="pagination justify-content-center"</text:span><text:span text:style-name="T61"> style</text:span><text:span text:style-name="T47">="margin:20px 0"&gt;</text:span><text:span text:style-name="T40"><text:line-break/>  </text:span><text:span text:style-name="T47">&lt;</text:span><text:span text:style-name="T54">li</text:span><text:span text:style-name="T61"> class</text:span><text:span text:style-name="T47">="page-item"&gt;</text:span><text:span text:style-name="T35">...</text:span><text:span text:style-name="T47">&lt;</text:span><text:span text:style-name="T54">/li</text:span><text:span text:style-name="T47">&gt;</text:span><text:span text:style-name="T40"><text:line-break/></text:span><text:span text:style-name="T47">&lt;</text:span><text:span text:style-name="T54">/ul</text:span><text:span text:style-name="T47">&gt;</text:span><text:span text:style-name="T40"><text:line-break/><text:line-break/></text:span><text:span text:style-name="T80">&lt;!-- Right-aligned --&gt;</text:span><text:span text:style-name="T40"><text:line-break/></text:span><text:span text:style-name="T47">&lt;</text:span><text:span text:style-name="T54">ul</text:span><text:span text:style-name="T61"> class</text:span><text:span text:style-name="T47">="pagination justify-content-end"</text:span><text:span text:style-name="T61"> style</text:span><text:span text:style-name="T47">="margin:20px 0"&gt;</text:span><text:span text:style-name="T40"><text:line-break/>  </text:span><text:span text:style-name="T47">&lt;</text:span><text:span text:style-name="T54">li</text:span><text:span text:style-name="T61"> class</text:span><text:span text:style-name="T47">="page-item"&gt;</text:span><text:span text:style-name="T35">...</text:span><text:span text:style-name="T47">&lt;</text:span><text:span text:style-name="T54">/li</text:span><text:span text:style-name="T47">&gt;</text:span><text:span text:style-name="T40"><text:line-break/></text:span><text:span text:style-name="T47">&lt;</text:span><text:span text:style-name="T54">/ul</text:span><text:span text:style-name="T47">&gt;</text:span></text:p>
      <text:p text:style-name="P75"/>
      <text:p text:style-name="P75"/>
      <text:p text:style-name="P71"/>
      <text:p text:style-name="P20"><text:span text:style-name="T7">+ Modal : </text:span><text:span text:style-name="T12">modal như alert</text:span></text:p>
      <text:p text:style-name="P20"><text:span text:style-name="T81">&lt;!-- Button to Open the Modal --&gt;</text:span><text:span text:style-name="T12"><text:line-break/></text:span><text:span text:style-name="T48">&lt;</text:span><text:span text:style-name="T55">button</text:span><text:span text:style-name="T62"> type</text:span><text:span text:style-name="T48">="button"</text:span><text:span text:style-name="T62"> class</text:span><text:span text:style-name="T48">="btn btn-primary"</text:span><text:span text:style-name="T62"> data-toggle</text:span><text:span text:style-name="T48">="modal"</text:span><text:span text:style-name="T62"> data-target</text:span><text:span text:style-name="T48">="#myModal"&gt;</text:span><text:span text:style-name="T12"><text:line-break/></text:span><text:span text:style-name="T67">  </text:span><text:span text:style-name="T73">Open modal</text:span><text:span text:style-name="T12"><text:line-break/></text:span><text:span text:style-name="T48">&lt;</text:span><text:span text:style-name="T55">/button</text:span><text:span text:style-name="T48">&gt;</text:span><text:span text:style-name="T12"><text:line-break/><text:line-break/></text:span><text:span text:style-name="T81">&lt;!-- The Modal --&gt;</text:span><text:span text:style-name="T12"><text:line-break/></text:span><text:span text:style-name="T48">&lt;</text:span><text:span text:style-name="T55">div</text:span><text:span text:style-name="T62"> class</text:span><text:span text:style-name="T48">="modal"</text:span><text:span text:style-name="T62"> id</text:span><text:span text:style-name="T48">="myModal"&gt;</text:span><text:span text:style-name="T12"><text:line-break/></text:span><text:soft-page-break/><text:span text:style-name="T67">  </text:span><text:span text:style-name="T48">&lt;</text:span><text:span text:style-name="T55">div</text:span><text:span text:style-name="T62"> class</text:span><text:span text:style-name="T48">="modal-dialog"&gt;</text:span><text:span text:style-name="T12"><text:line-break/></text:span><text:span text:style-name="T67">    </text:span><text:span text:style-name="T48">&lt;</text:span><text:span text:style-name="T55">div</text:span><text:span text:style-name="T62"> class</text:span><text:span text:style-name="T48">="modal-content"&gt;</text:span><text:span text:style-name="T12"><text:line-break/><text:line-break/></text:span><text:span text:style-name="T67">      </text:span><text:span text:style-name="T81">&lt;!-- Modal Header --&gt;</text:span><text:span text:style-name="T12"><text:line-break/></text:span><text:span text:style-name="T67">      </text:span><text:span text:style-name="T48">&lt;</text:span><text:span text:style-name="T55">div</text:span><text:span text:style-name="T62"> class</text:span><text:span text:style-name="T48">="modal-header"&gt;</text:span><text:span text:style-name="T12"><text:line-break/></text:span><text:span text:style-name="T67">        </text:span><text:span text:style-name="T48">&lt;</text:span><text:span text:style-name="T55">h4</text:span><text:span text:style-name="T62"> class</text:span><text:span text:style-name="T48">="modal-title"&gt;</text:span><text:span text:style-name="T73">Modal Heading</text:span><text:span text:style-name="T48">&lt;</text:span><text:span text:style-name="T55">/h4</text:span><text:span text:style-name="T48">&gt;</text:span><text:span text:style-name="T12"><text:line-break/></text:span><text:span text:style-name="T67">        </text:span><text:span text:style-name="T48">&lt;</text:span><text:span text:style-name="T55">button</text:span><text:span text:style-name="T62"> type</text:span><text:span text:style-name="T48">="button"</text:span><text:span text:style-name="T62"> class</text:span><text:span text:style-name="T48">="close"</text:span><text:span text:style-name="T62"> data-dismiss</text:span><text:span text:style-name="T48">="modal"&gt;</text:span><text:span text:style-name="T73">&amp;times;</text:span><text:span text:style-name="T48">&lt;</text:span><text:span text:style-name="T55">/button</text:span><text:span text:style-name="T48">&gt;</text:span><text:span text:style-name="T12"><text:line-break/></text:span><text:span text:style-name="T67">      </text:span><text:span text:style-name="T48">&lt;</text:span><text:span text:style-name="T55">/div</text:span><text:span text:style-name="T48">&gt;</text:span><text:span text:style-name="T12"><text:line-break/><text:line-break/></text:span><text:span text:style-name="T67">      </text:span><text:span text:style-name="T81">&lt;!-- Modal body --&gt;</text:span><text:span text:style-name="T12"><text:line-break/></text:span><text:span text:style-name="T67">      </text:span><text:span text:style-name="T48">&lt;</text:span><text:span text:style-name="T55">div</text:span><text:span text:style-name="T62"> class</text:span><text:span text:style-name="T48">="modal-body"&gt;</text:span><text:span text:style-name="T12"><text:line-break/></text:span><text:span text:style-name="T67">        </text:span><text:span text:style-name="T73">Modal body..</text:span><text:span text:style-name="T12"><text:line-break/></text:span><text:span text:style-name="T67">      </text:span><text:span text:style-name="T48">&lt;</text:span><text:span text:style-name="T55">/div</text:span><text:span text:style-name="T48">&gt;</text:span><text:span text:style-name="T12"><text:line-break/><text:line-break/></text:span><text:span text:style-name="T67">      </text:span><text:span text:style-name="T81">&lt;!-- Modal footer --&gt;</text:span><text:span text:style-name="T12"><text:line-break/></text:span><text:span text:style-name="T67">      </text:span><text:span text:style-name="T48">&lt;</text:span><text:span text:style-name="T55">div</text:span><text:span text:style-name="T62"> class</text:span><text:span text:style-name="T48">="modal-footer"&gt;</text:span><text:span text:style-name="T12"><text:line-break/></text:span><text:span text:style-name="T67">        </text:span><text:span text:style-name="T48">&lt;</text:span><text:span text:style-name="T55">button</text:span><text:span text:style-name="T62"> type</text:span><text:span text:style-name="T48">="button"</text:span><text:span text:style-name="T62"> class</text:span><text:span text:style-name="T48">="btn btn-danger"</text:span><text:span text:style-name="T62"> data-dismiss</text:span><text:span text:style-name="T48">="modal"&gt;</text:span><text:span text:style-name="T73">Close</text:span><text:span text:style-name="T48">&lt;</text:span><text:span text:style-name="T55">/button</text:span><text:span text:style-name="T48">&gt;</text:span><text:span text:style-name="T12"><text:line-break/></text:span><text:span text:style-name="T67">      </text:span><text:span text:style-name="T48">&lt;</text:span><text:span text:style-name="T55">/div</text:span><text:span text:style-name="T48">&gt;</text:span><text:span text:style-name="T12"><text:line-break/><text:line-break/></text:span><text:span text:style-name="T67">    </text:span><text:span text:style-name="T48">&lt;</text:span><text:span text:style-name="T55">/div</text:span><text:span text:style-name="T48">&gt;</text:span><text:span text:style-name="T12"><text:line-break/></text:span><text:span text:style-name="T67">  </text:span><text:span text:style-name="T48">&lt;</text:span><text:span text:style-name="T55">/div</text:span><text:span text:style-name="T48">&gt;</text:span><text:span text:style-name="T12"><text:line-break/></text:span><text:span text:style-name="T48">&lt;</text:span><text:span text:style-name="T55">/div</text:span><text:span text:style-name="T48">&gt;</text:span></text:p>
      <text:p text:style-name="P77"/>
      <text:p text:style-name="P77"/>
      <text:p text:style-name="P66">animation : fade</text:p>
      <text:p text:style-name="P66"/>
      <text:p text:style-name="P20"><text:span text:style-name="T7">+ Collapse : </text:span><text:span text:style-name="T13">sổ nội dung xuống</text:span></text:p>
      <text:p text:style-name="P22"/>
      <text:p text:style-name="P21"><text:span text:style-name="T7">&lt;button type="button" class="btn btn-primary" </text:span><text:span text:style-name="T1">data-toggle="collapse" data-target="#demo"</text:span><text:span text:style-name="T7">&gt;Simple collapsible&lt;/button&gt;</text:span></text:p>
      <text:p text:style-name="P21"><text:span text:style-name="T7"><text:s text:c="2"/>&lt;div id="demo" </text:span><text:span text:style-name="T1">class="collapse"</text:span><text:span text:style-name="T7">&gt;</text:span></text:p>
      <text:p text:style-name="P48"><text:s text:c="4"/>Lorem ipsum dolor sit amet, consectetur adipisicing elit,</text:p>
      <text:p text:style-name="P48"><text:s text:c="4"/>sed do eiusmod tempor incididunt ut labore et dolore magna aliqua. Ut enim ad minim veniam,</text:p>
      <text:p text:style-name="P48"><text:s text:c="4"/>quis nostrud exercitation ullamco laboris nisi ut aliquip ex ea commodo consequat.</text:p>
      <text:p text:style-name="P48"><text:s text:c="2"/>&lt;/div&gt;</text:p>
      <text:p text:style-name="P48"/>
      <text:p text:style-name="P48"/>
      <text:p text:style-name="P48"/>
      <text:p text:style-name="P48"><text:soft-page-break/></text:p>
      <text:p text:style-name="P48"/>
      <text:p text:style-name="P48"/>
      <text:p text:style-name="P46">- Bootstrap Utilities:</text:p>
      <text:p text:style-name="P46">+ Borders</text:p>
      <text:p text:style-name="P26"><text:span text:style-name="T13">Borders: </text:span><text:span text:style-name="T30">border border-top</text:span><text:span text:style-name="T32"> , <text:s/>border border</text:span></text:p>
      <text:p text:style-name="P26"><text:span text:style-name="T32">Borders color : </text:span><text:span text:style-name="T30">border border-primary</text:span><text:span text:style-name="T32">, border border-white</text:span></text:p>
      <text:p text:style-name="P67">Radius: rounded-circle, rounded</text:p>
      <text:p text:style-name="P11"><text:span text:style-name="T27">+ Colors :</text:span><text:span text:style-name="Source_20_Text"><text:span text:style-name="T82">.text-muted</text:span></text:span><text:span text:style-name="T76">, </text:span><text:span text:style-name="Source_20_Text"><text:span text:style-name="T82">.text-primary</text:span></text:span><text:span text:style-name="T76">, </text:span><text:span text:style-name="Source_20_Text"><text:span text:style-name="T82">.text-success</text:span></text:span><text:span text:style-name="T76">, </text:span><text:span text:style-name="Source_20_Text"><text:span text:style-name="T82">.text-info</text:span></text:span><text:span text:style-name="T76">, </text:span><text:span text:style-name="Source_20_Text"><text:span text:style-name="T82">.text-warning</text:span></text:span><text:span text:style-name="T76">, </text:span><text:span text:style-name="Source_20_Text"><text:span text:style-name="T82">.text-danger</text:span></text:span><text:span text:style-name="T76">, </text:span><text:span text:style-name="Source_20_Text"><text:span text:style-name="T82">.text-secondary</text:span></text:span><text:span text:style-name="T76">, </text:span><text:span text:style-name="Source_20_Text"><text:span text:style-name="T82">.text-white</text:span></text:span><text:span text:style-name="T76">, </text:span><text:span text:style-name="Source_20_Text"><text:span text:style-name="T82">.text-dark</text:span></text:span><text:span text:style-name="T76">, </text:span><text:span text:style-name="Source_20_Text"><text:span text:style-name="T82">.text-body</text:span></text:span><text:span text:style-name="T65"> </text:span></text:p>
      <text:p text:style-name="P83">This text is muted.</text:p>
      <text:p text:style-name="P34">This text is important.</text:p>
      <text:p text:style-name="P35">This text indicates success.</text:p>
      <text:p text:style-name="P36">This text represents some information.</text:p>
      <text:p text:style-name="P37">This text represents a warning.</text:p>
      <text:p text:style-name="P38">This text represents danger.</text:p>
      <text:p text:style-name="P33">Secondary text.</text:p>
      <text:p text:style-name="P39">Dark grey text.</text:p>
      <text:p text:style-name="P40">Body text.</text:p>
      <text:p text:style-name="P46"/>
      <text:p text:style-name="P46">+ Display</text:p>
      <text:p text:style-name="P63">Có 2 thẻ div </text:p>
      <text:p text:style-name="P63">nằm chung 1 hàng : </text:p>
      <text:p text:style-name="P4"><text:span text:style-name="Source_20_Text"><text:span text:style-name="T83">&lt;div</text:span></text:span><text:span text:style-name="Source_20_Text"><text:span text:style-name="T90"> </text:span></text:span><text:span text:style-name="Source_20_Text"><text:span text:style-name="T95">class=</text:span></text:span><text:span text:style-name="Source_20_Text"><text:span text:style-name="T99">"d-inline p-2 bg-primary text-white"</text:span></text:span><text:span text:style-name="Source_20_Text"><text:span text:style-name="T83">&gt;</text:span></text:span><text:span text:style-name="Source_20_Text"><text:span text:style-name="T90">d-inline</text:span></text:span><text:span text:style-name="Source_20_Text"><text:span text:style-name="T83">&lt;/div&gt;</text:span></text:span></text:p>
      <text:p text:style-name="P32"><text:span text:style-name="Source_20_Text"><text:span text:style-name="T87">&lt;div</text:span></text:span><text:span text:style-name="Source_20_Text"><text:span text:style-name="T93"> </text:span></text:span><text:span text:style-name="Source_20_Text"><text:span text:style-name="T98">class=</text:span></text:span><text:span text:style-name="Source_20_Text"><text:span text:style-name="T102">"d-inline p-2 bg-dark text-white"</text:span></text:span><text:span text:style-name="Source_20_Text"><text:span text:style-name="T87">&gt;</text:span></text:span><text:span text:style-name="Source_20_Text"><text:span text:style-name="T93">d-inline</text:span></text:span><text:span text:style-name="Source_20_Text"><text:span text:style-name="T87">&lt;/div&gt;</text:span></text:span></text:p>
      <text:p text:style-name="P63">Nằm 2 hàng :</text:p>
      <text:p text:style-name="P7"><text:span text:style-name="Source_20_Text"><text:span text:style-name="T83">&lt;span</text:span></text:span><text:span text:style-name="Source_20_Text"><text:span text:style-name="T90"> </text:span></text:span><text:span text:style-name="Source_20_Text"><text:span text:style-name="T95">class=</text:span></text:span><text:span text:style-name="Source_20_Text"><text:span text:style-name="T99">"d-block p-2 bg-primary text-white"</text:span></text:span><text:span text:style-name="Source_20_Text"><text:span text:style-name="T83">&gt;</text:span></text:span><text:span text:style-name="Source_20_Text"><text:span text:style-name="T90">d-block</text:span></text:span><text:span text:style-name="Source_20_Text"><text:span text:style-name="T83">&lt;/span&gt;</text:span></text:span></text:p>
      <text:p text:style-name="P32"><text:span text:style-name="Source_20_Text"><text:span text:style-name="T87">&lt;span</text:span></text:span><text:span text:style-name="Source_20_Text"><text:span text:style-name="T93"> </text:span></text:span><text:span text:style-name="Source_20_Text"><text:span text:style-name="T98">class=</text:span></text:span><text:span text:style-name="Source_20_Text"><text:span text:style-name="T102">"d-block p-2 bg-dark text-white"</text:span></text:span><text:span text:style-name="Source_20_Text"><text:span text:style-name="T87">&gt;</text:span></text:span><text:span text:style-name="Source_20_Text"><text:span text:style-name="T93">d-block</text:span></text:span><text:span text:style-name="Source_20_Text"><text:span text:style-name="T87">&lt;/span&gt;</text:span></text:span></text:p>
      <text:p text:style-name="P63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Screen Size</text:p>
            </table:table-cell>
            <table:table-cell table:style-name="Table1.A1" office:value-type="string">
              <text:p text:style-name="Table_20_Heading">Class</text:p>
            </table:table-cell>
          </table:table-row>
        </table:table-header-rows>
        <table:table-row>
          <table:table-cell table:style-name="Table1.A1" office:value-type="string">
            <text:p text:style-name="Table_20_Contents">Hidden on all</text:p>
          </table:table-cell>
          <table:table-cell table:style-name="Table1.A1" office:value-type="string">
            <text:p text:style-name="Table_20_Contents"><text:span text:style-name="Source_20_Text"><text:span text:style-name="T122">.d-none</text:span></text:span></text:p>
          </table:table-cell>
        </table:table-row>
        <table:table-row>
          <table:table-cell table:style-name="Table1.A1" office:value-type="string">
            <text:p text:style-name="Table_20_Contents">Hidden only on xs</text:p>
          </table:table-cell>
          <table:table-cell table:style-name="Table1.A1" office:value-type="string">
            <text:p text:style-name="Table_20_Contents"><text:span text:style-name="Source_20_Text"><text:span text:style-name="T122">.d-none .d-sm-block</text:span></text:span></text:p>
          </table:table-cell>
        </table:table-row>
        <table:table-row>
          <table:table-cell table:style-name="Table1.A1" office:value-type="string">
            <text:p text:style-name="Table_20_Contents">Hidden only on sm</text:p>
          </table:table-cell>
          <table:table-cell table:style-name="Table1.A1" office:value-type="string">
            <text:p text:style-name="Table_20_Contents"><text:span text:style-name="Source_20_Text"><text:span text:style-name="T122">.d-sm-none .d-md-block</text:span></text:span></text:p>
          </table:table-cell>
        </table:table-row>
        <table:table-row>
          <table:table-cell table:style-name="Table1.A1" office:value-type="string">
            <text:p text:style-name="Table_20_Contents">Hidden only on md</text:p>
          </table:table-cell>
          <table:table-cell table:style-name="Table1.A1" office:value-type="string">
            <text:p text:style-name="Table_20_Contents"><text:span text:style-name="Source_20_Text"><text:span text:style-name="T122">.d-md-none .d-lg-block</text:span></text:span></text:p>
          </table:table-cell>
        </table:table-row>
        <table:table-row>
          <table:table-cell table:style-name="Table1.A1" office:value-type="string">
            <text:p text:style-name="Table_20_Contents">Hidden only on lg</text:p>
          </table:table-cell>
          <table:table-cell table:style-name="Table1.A1" office:value-type="string">
            <text:p text:style-name="Table_20_Contents"><text:span text:style-name="Source_20_Text"><text:span text:style-name="T122">.d-lg-none .d-xl-block</text:span></text:span></text:p>
          </table:table-cell>
        </table:table-row>
        <table:table-row>
          <table:table-cell table:style-name="Table1.A1" office:value-type="string">
            <text:p text:style-name="Table_20_Contents">Hidden only on xl</text:p>
          </table:table-cell>
          <table:table-cell table:style-name="Table1.A1" office:value-type="string">
            <text:p text:style-name="Table_20_Contents"><text:span text:style-name="Source_20_Text"><text:span text:style-name="T122">.d-xl-none</text:span></text:span></text:p>
          </table:table-cell>
        </table:table-row>
        <table:table-row>
          <table:table-cell table:style-name="Table1.A1" office:value-type="string">
            <text:p text:style-name="Table_20_Contents">Visible on all</text:p>
          </table:table-cell>
          <table:table-cell table:style-name="Table1.A1" office:value-type="string">
            <text:p text:style-name="Table_20_Contents"><text:span text:style-name="Source_20_Text"><text:span text:style-name="T122">.d-block</text:span></text:span></text:p>
          </table:table-cell>
        </table:table-row>
        <table:table-row>
          <table:table-cell table:style-name="Table1.A1" office:value-type="string">
            <text:p text:style-name="Table_20_Contents">Visible only on xs</text:p>
          </table:table-cell>
          <table:table-cell table:style-name="Table1.A1" office:value-type="string">
            <text:p text:style-name="Table_20_Contents"><text:span text:style-name="Source_20_Text"><text:span text:style-name="T122">.d-block .d-sm-none</text:span></text:span></text:p>
          </table:table-cell>
        </table:table-row>
        <table:table-row>
          <table:table-cell table:style-name="Table1.A1" office:value-type="string">
            <text:p text:style-name="Table_20_Contents">Visible only on sm</text:p>
          </table:table-cell>
          <table:table-cell table:style-name="Table1.A1" office:value-type="string">
            <text:p text:style-name="Table_20_Contents"><text:span text:style-name="Source_20_Text"><text:span text:style-name="T122">.d-none .d-sm-block .d-md-none</text:span></text:span></text:p>
          </table:table-cell>
        </table:table-row>
        <table:table-row>
          <table:table-cell table:style-name="Table1.A1" office:value-type="string">
            <text:p text:style-name="Table_20_Contents">Visible only on md</text:p>
          </table:table-cell>
          <table:table-cell table:style-name="Table1.A1" office:value-type="string">
            <text:p text:style-name="Table_20_Contents"><text:span text:style-name="Source_20_Text"><text:span text:style-name="T122">.d-none .d-md-block .d-lg-none</text:span></text:span></text:p>
          </table:table-cell>
        </table:table-row>
        <table:table-row>
          <table:table-cell table:style-name="Table1.A1" office:value-type="string">
            <text:p text:style-name="Table_20_Contents">Visible only on lg</text:p>
          </table:table-cell>
          <table:table-cell table:style-name="Table1.A1" office:value-type="string">
            <text:p text:style-name="Table_20_Contents"><text:span text:style-name="Source_20_Text"><text:span text:style-name="T122">.d-none .d-lg-block .d-xl-none</text:span></text:span></text:p>
          </table:table-cell>
        </table:table-row>
        <text:soft-page-break/>
        <table:table-row>
          <table:table-cell table:style-name="Table1.A1" office:value-type="string">
            <text:p text:style-name="Table_20_Contents">Visible only on xl</text:p>
          </table:table-cell>
          <table:table-cell table:style-name="Table1.A1" office:value-type="string">
            <text:p text:style-name="Table_20_Contents"><text:span text:style-name="Source_20_Text"><text:span text:style-name="T122">.d-none .d-xl-block</text:span></text:span></text:p>
          </table:table-cell>
        </table:table-row>
      </table:table>
      <text:p text:style-name="P63"/>
      <text:p text:style-name="P63"/>
      <text:p text:style-name="P63"/>
      <text:p text:style-name="P49"/>
      <text:p text:style-name="P46">+ Float</text:p>
      <text:p text:style-name="P46"/>
      <text:p text:style-name="P5"><text:span text:style-name="Source_20_Text"><text:span text:style-name="T83">&lt;div</text:span></text:span><text:span text:style-name="Source_20_Text"><text:span text:style-name="T90"> </text:span></text:span><text:span text:style-name="Source_20_Text"><text:span text:style-name="T95">class=</text:span></text:span><text:span text:style-name="Source_20_Text"><text:span text:style-name="T99">"float-left"</text:span></text:span><text:span text:style-name="Source_20_Text"><text:span text:style-name="T83">&gt;</text:span></text:span><text:span text:style-name="Source_20_Text"><text:span text:style-name="T90">Float left on all viewport sizes</text:span></text:span><text:span text:style-name="Source_20_Text"><text:span text:style-name="T83">&lt;/div&gt;&lt;br&gt;</text:span></text:span></text:p>
      <text:p text:style-name="P32"><text:span text:style-name="Source_20_Text"><text:span text:style-name="T87">&lt;div</text:span></text:span><text:span text:style-name="Source_20_Text"><text:span text:style-name="T93"> </text:span></text:span><text:span text:style-name="Source_20_Text"><text:span text:style-name="T98">class=</text:span></text:span><text:span text:style-name="Source_20_Text"><text:span text:style-name="T102">"float-right"</text:span></text:span><text:span text:style-name="Source_20_Text"><text:span text:style-name="T87">&gt;</text:span></text:span><text:span text:style-name="Source_20_Text"><text:span text:style-name="T93">Float right on all viewport sizes</text:span></text:span><text:span text:style-name="Source_20_Text"><text:span text:style-name="T87">&lt;/div&gt;&lt;br&gt;</text:span></text:span></text:p>
      <text:p text:style-name="P5"><text:span text:style-name="Source_20_Text"><text:span text:style-name="T83">&lt;div</text:span></text:span><text:span text:style-name="Source_20_Text"><text:span text:style-name="T90"> </text:span></text:span><text:span text:style-name="Source_20_Text"><text:span text:style-name="T95">class=</text:span></text:span><text:span text:style-name="Source_20_Text"><text:span text:style-name="T99">"float-none"</text:span></text:span><text:span text:style-name="Source_20_Text"><text:span text:style-name="T83">&gt;</text:span></text:span><text:span text:style-name="Source_20_Text"><text:span text:style-name="T90">Don't float on all viewport sizes</text:span></text:span><text:span text:style-name="Source_20_Text"><text:span text:style-name="T83">&lt;/div&gt;</text:span></text:span></text:p>
      <text:p text:style-name="P50">HIển thị float trong các khung hình </text:p>
      <text:p text:style-name="P6"><text:span text:style-name="Source_20_Text"><text:span text:style-name="T83">&lt;div</text:span></text:span><text:span text:style-name="Source_20_Text"><text:span text:style-name="T90"> </text:span></text:span><text:span text:style-name="Source_20_Text"><text:span text:style-name="T95">class=</text:span></text:span><text:span text:style-name="Source_20_Text"><text:span text:style-name="T99">"float-sm-left"</text:span></text:span><text:span text:style-name="Source_20_Text"><text:span text:style-name="T83">&gt;</text:span></text:span><text:span text:style-name="Source_20_Text"><text:span text:style-name="T90">Float left on viewports sized SM (small) or wider</text:span></text:span><text:span text:style-name="Source_20_Text"><text:span text:style-name="T83">&lt;/div&gt;&lt;br&gt;</text:span></text:span></text:p>
      <text:p text:style-name="P32"><text:span text:style-name="Source_20_Text"><text:span text:style-name="T87">&lt;div</text:span></text:span><text:span text:style-name="Source_20_Text"><text:span text:style-name="T93"> </text:span></text:span><text:span text:style-name="Source_20_Text"><text:span text:style-name="T98">class=</text:span></text:span><text:span text:style-name="Source_20_Text"><text:span text:style-name="T102">"float-md-left"</text:span></text:span><text:span text:style-name="Source_20_Text"><text:span text:style-name="T87">&gt;</text:span></text:span><text:span text:style-name="Source_20_Text"><text:span text:style-name="T93">Float left on viewports sized MD (medium) or wider</text:span></text:span><text:span text:style-name="Source_20_Text"><text:span text:style-name="T87">&lt;/div&gt;&lt;br&gt;</text:span></text:span></text:p>
      <text:p text:style-name="P32"><text:span text:style-name="Source_20_Text"><text:span text:style-name="T87">&lt;div</text:span></text:span><text:span text:style-name="Source_20_Text"><text:span text:style-name="T93"> </text:span></text:span><text:span text:style-name="Source_20_Text"><text:span text:style-name="T98">class=</text:span></text:span><text:span text:style-name="Source_20_Text"><text:span text:style-name="T102">"float-lg-left"</text:span></text:span><text:span text:style-name="Source_20_Text"><text:span text:style-name="T87">&gt;</text:span></text:span><text:span text:style-name="Source_20_Text"><text:span text:style-name="T93">Float left on viewports sized LG (large) or wider</text:span></text:span><text:span text:style-name="Source_20_Text"><text:span text:style-name="T87">&lt;/div&gt;&lt;br&gt;</text:span></text:span></text:p>
      <text:p text:style-name="P32"><text:span text:style-name="Source_20_Text"><text:span text:style-name="T87">&lt;div</text:span></text:span><text:span text:style-name="Source_20_Text"><text:span text:style-name="T93"> </text:span></text:span><text:span text:style-name="Source_20_Text"><text:span text:style-name="T98">class=</text:span></text:span><text:span text:style-name="Source_20_Text"><text:span text:style-name="T102">"float-xl-left"</text:span></text:span><text:span text:style-name="Source_20_Text"><text:span text:style-name="T87">&gt;</text:span></text:span><text:span text:style-name="Source_20_Text"><text:span text:style-name="T93">Float left on viewports sized XL (extra-large) or wider</text:span></text:span><text:span text:style-name="Source_20_Text"><text:span text:style-name="T87">&lt;/div&gt;&lt;br&gt;</text:span></text:span></text:p>
      <text:p text:style-name="P50"/>
      <text:p text:style-name="P10"><text:span text:style-name="Source_20_Text"><text:span text:style-name="T103">.float-left</text:span></text:span></text:p>
      <text:list xml:id="list202473436405953822" text:style-name="L2">
        <text:list-item>
          <text:p text:style-name="P86"><text:span text:style-name="Source_20_Text"><text:span text:style-name="T104">.float-right</text:span></text:span></text:p>
        </text:list-item>
        <text:list-item>
          <text:p text:style-name="P86"><text:span text:style-name="Source_20_Text"><text:span text:style-name="T104">.float-none</text:span></text:span></text:p>
        </text:list-item>
        <text:list-item>
          <text:p text:style-name="P86"><text:span text:style-name="Source_20_Text"><text:span text:style-name="T104">.float-sm-left</text:span></text:span></text:p>
        </text:list-item>
        <text:list-item>
          <text:p text:style-name="P86"><text:span text:style-name="Source_20_Text"><text:span text:style-name="T104">.float-sm-right</text:span></text:span></text:p>
        </text:list-item>
        <text:list-item>
          <text:p text:style-name="P86"><text:span text:style-name="Source_20_Text"><text:span text:style-name="T104">.float-sm-none</text:span></text:span></text:p>
        </text:list-item>
        <text:list-item>
          <text:p text:style-name="P86"><text:span text:style-name="Source_20_Text"><text:span text:style-name="T104">.float-md-left</text:span></text:span></text:p>
        </text:list-item>
        <text:list-item>
          <text:p text:style-name="P86"><text:span text:style-name="Source_20_Text"><text:span text:style-name="T104">.float-md-right</text:span></text:span></text:p>
        </text:list-item>
        <text:list-item>
          <text:p text:style-name="P86"><text:span text:style-name="Source_20_Text"><text:span text:style-name="T104">.float-md-none</text:span></text:span></text:p>
        </text:list-item>
        <text:list-item>
          <text:p text:style-name="P86"><text:span text:style-name="Source_20_Text"><text:span text:style-name="T104">.float-lg-left</text:span></text:span></text:p>
        </text:list-item>
        <text:list-item>
          <text:p text:style-name="P86"><text:span text:style-name="Source_20_Text"><text:span text:style-name="T104">.float-lg-right</text:span></text:span></text:p>
        </text:list-item>
        <text:list-item>
          <text:p text:style-name="P86"><text:span text:style-name="Source_20_Text"><text:span text:style-name="T104">.float-lg-none</text:span></text:span></text:p>
        </text:list-item>
        <text:list-item>
          <text:p text:style-name="P86"><text:span text:style-name="Source_20_Text"><text:span text:style-name="T104">.float-xl-left</text:span></text:span></text:p>
        </text:list-item>
        <text:list-item>
          <text:p text:style-name="P86"><text:span text:style-name="Source_20_Text"><text:span text:style-name="T104">.float-xl-right</text:span></text:span></text:p>
        </text:list-item>
        <text:list-item>
          <text:p text:style-name="P86"><text:span text:style-name="Source_20_Text"><text:span text:style-name="T104">.float-xl-none</text:span></text:span></text:p>
        </text:list-item>
      </text:list>
      <text:p text:style-name="P50"/>
      <text:p text:style-name="P46"/>
      <text:p text:style-name="P46">+ Overflow</text:p>
      <text:p text:style-name="P5"><text:span text:style-name="Source_20_Text"><text:span text:style-name="T83">&lt;div</text:span></text:span><text:span text:style-name="Source_20_Text"><text:span text:style-name="T90"> </text:span></text:span><text:span text:style-name="Source_20_Text"><text:span text:style-name="T95">class=</text:span></text:span><text:span text:style-name="Source_20_Text"><text:span text:style-name="T99">"overflow-auto"</text:span></text:span><text:span text:style-name="Source_20_Text"><text:span text:style-name="T83">&gt;</text:span></text:span><text:span text:style-name="Source_20_Text"><text:span text:style-name="T90">...</text:span></text:span><text:span text:style-name="Source_20_Text"><text:span text:style-name="T83">&lt;/div&gt; <text:s/></text:span></text:span><text:span text:style-name="Source_20_Text"><text:span text:style-name="T84">hiện thành roll</text:span></text:span></text:p>
      <text:p text:style-name="P32"><text:span text:style-name="Source_20_Text"><text:span text:style-name="T87">&lt;div</text:span></text:span><text:span text:style-name="Source_20_Text"><text:span text:style-name="T93"> </text:span></text:span><text:span text:style-name="Source_20_Text"><text:span text:style-name="T98">class=</text:span></text:span><text:span text:style-name="Source_20_Text"><text:span text:style-name="T102">"overflow-hidden"</text:span></text:span><text:span text:style-name="Source_20_Text"><text:span text:style-name="T87">&gt;</text:span></text:span><text:span text:style-name="Source_20_Text"><text:span text:style-name="T93">...</text:span></text:span><text:span text:style-name="Source_20_Text"><text:span text:style-name="T87">&lt;/div&gt; ẩn </text:span></text:span><text:span text:style-name="Source_20_Text"><text:span text:style-name="T88">vào trong khung </text:span></text:span></text:p>
      <text:p text:style-name="P46"><text:soft-page-break/></text:p>
      <text:p text:style-name="P46">+ Position</text:p>
      <text:p text:style-name="P52">HIển thị đơn giản , không responsive</text:p>
      <text:p text:style-name="P5"><text:span text:style-name="Source_20_Text"><text:span text:style-name="T83">&lt;div</text:span></text:span><text:span text:style-name="Source_20_Text"><text:span text:style-name="T90"> </text:span></text:span><text:span text:style-name="Source_20_Text"><text:span text:style-name="T95">class=</text:span></text:span><text:span text:style-name="Source_20_Text"><text:span text:style-name="T99">"position-static"</text:span></text:span><text:span text:style-name="Source_20_Text"><text:span text:style-name="T83">&gt;</text:span></text:span><text:span text:style-name="Source_20_Text"><text:span text:style-name="T90">...</text:span></text:span><text:span text:style-name="Source_20_Text"><text:span text:style-name="T83">&lt;/div&gt;</text:span></text:span></text:p>
      <text:p text:style-name="P32"><text:span text:style-name="Source_20_Text"><text:span text:style-name="T87">&lt;div</text:span></text:span><text:span text:style-name="Source_20_Text"><text:span text:style-name="T93"> </text:span></text:span><text:span text:style-name="Source_20_Text"><text:span text:style-name="T98">class=</text:span></text:span><text:span text:style-name="Source_20_Text"><text:span text:style-name="T102">"position-relative"</text:span></text:span><text:span text:style-name="Source_20_Text"><text:span text:style-name="T87">&gt;</text:span></text:span><text:span text:style-name="Source_20_Text"><text:span text:style-name="T93">...</text:span></text:span><text:span text:style-name="Source_20_Text"><text:span text:style-name="T87">&lt;/div&gt;</text:span></text:span></text:p>
      <text:p text:style-name="P32"><text:span text:style-name="Source_20_Text"><text:span text:style-name="T87">&lt;div</text:span></text:span><text:span text:style-name="Source_20_Text"><text:span text:style-name="T93"> </text:span></text:span><text:span text:style-name="Source_20_Text"><text:span text:style-name="T98">class=</text:span></text:span><text:span text:style-name="Source_20_Text"><text:span text:style-name="T102">"position-absolute"</text:span></text:span><text:span text:style-name="Source_20_Text"><text:span text:style-name="T87">&gt;</text:span></text:span><text:span text:style-name="Source_20_Text"><text:span text:style-name="T93">...</text:span></text:span><text:span text:style-name="Source_20_Text"><text:span text:style-name="T87">&lt;/div&gt;</text:span></text:span></text:p>
      <text:p text:style-name="P32"><text:span text:style-name="Source_20_Text"><text:span text:style-name="T87">&lt;div</text:span></text:span><text:span text:style-name="Source_20_Text"><text:span text:style-name="T93"> </text:span></text:span><text:span text:style-name="Source_20_Text"><text:span text:style-name="T98">class=</text:span></text:span><text:span text:style-name="Source_20_Text"><text:span text:style-name="T102">"position-fixed"</text:span></text:span><text:span text:style-name="Source_20_Text"><text:span text:style-name="T87">&gt;</text:span></text:span><text:span text:style-name="Source_20_Text"><text:span text:style-name="T93">...</text:span></text:span><text:span text:style-name="Source_20_Text"><text:span text:style-name="T87">&lt;/div&gt;</text:span></text:span></text:p>
      <text:p text:style-name="P32"><text:span text:style-name="Source_20_Text"><text:span text:style-name="T87">&lt;div</text:span></text:span><text:span text:style-name="Source_20_Text"><text:span text:style-name="T93"> </text:span></text:span><text:span text:style-name="Source_20_Text"><text:span text:style-name="T98">class=</text:span></text:span><text:span text:style-name="Source_20_Text"><text:span text:style-name="T102">"position-sticky"</text:span></text:span><text:span text:style-name="Source_20_Text"><text:span text:style-name="T87">&gt;</text:span></text:span><text:span text:style-name="Source_20_Text"><text:span text:style-name="T93">...</text:span></text:span><text:span text:style-name="Source_20_Text"><text:span text:style-name="T87">&lt;/div&gt;</text:span></text:span></text:p>
      <text:p text:style-name="P78">Fixed top</text:p>
      <text:p text:style-name="P8"><text:span text:style-name="Source_20_Text"><text:span text:style-name="T116">&lt;div</text:span></text:span><text:span text:style-name="Source_20_Text"><text:span text:style-name="T24"> </text:span></text:span><text:span text:style-name="Source_20_Text"><text:span text:style-name="T118">class=</text:span></text:span><text:span text:style-name="Source_20_Text"><text:span text:style-name="T120">"fixed-top"</text:span></text:span><text:span text:style-name="Source_20_Text"><text:span text:style-name="T116">&gt;</text:span></text:span><text:span text:style-name="Source_20_Text"><text:span text:style-name="T24">...</text:span></text:span><text:span text:style-name="Source_20_Text"><text:span text:style-name="T116">&lt;/div&gt;</text:span></text:span></text:p>
      <text:p text:style-name="P19"><text:span text:style-name="T5">or </text:span><text:span text:style-name="T6">bottom</text:span></text:p>
      <text:p text:style-name="P8"><text:span text:style-name="Source_20_Text"><text:span text:style-name="T117">&lt;div</text:span></text:span><text:span text:style-name="Source_20_Text"><text:span text:style-name="T25"> </text:span></text:span><text:span text:style-name="Source_20_Text"><text:span text:style-name="T119">class=</text:span></text:span><text:span text:style-name="Source_20_Text"><text:span text:style-name="T121">"fixed-bottom"</text:span></text:span><text:span text:style-name="Source_20_Text"><text:span text:style-name="T117">&gt;</text:span></text:span><text:span text:style-name="Source_20_Text"><text:span text:style-name="T25">...</text:span></text:span><text:span text:style-name="Source_20_Text"><text:span text:style-name="T117">&lt;/div&gt;</text:span></text:span></text:p>
      <text:p text:style-name="P9"><text:span text:style-name="Source_20_Text"><text:span text:style-name="T4">Sticky top </text:span></text:span></text:p>
      <text:p text:style-name="P9"><text:span text:style-name="Source_20_Text"><text:span text:style-name="T117">&lt;div</text:span></text:span><text:span text:style-name="Source_20_Text"><text:span text:style-name="T25"> </text:span></text:span><text:span text:style-name="Source_20_Text"><text:span text:style-name="T119">class=</text:span></text:span><text:span text:style-name="Source_20_Text"><text:span text:style-name="T121">"sticky-top"</text:span></text:span><text:span text:style-name="Source_20_Text"><text:span text:style-name="T117">&gt;</text:span></text:span><text:span text:style-name="Source_20_Text"><text:span text:style-name="T25">...</text:span></text:span><text:span text:style-name="Source_20_Text"><text:span text:style-name="T117">&lt;/div&gt;</text:span></text:span></text:p>
      <text:p text:style-name="P9"><text:span text:style-name="Source_20_Text"><text:span text:style-name="T4"/></text:span></text:p>
      <text:p text:style-name="P79"/>
      <text:p text:style-name="P46">+ Sizing</text:p>
      <text:p text:style-name="P20"><text:span text:style-name="T7">Điều </text:span><text:span text:style-name="T14">chỉnh độ rộng width cho tag </text:span></text:p>
      <text:p text:style-name="P5"><text:span text:style-name="Source_20_Text"><text:span text:style-name="T85">&lt;div</text:span></text:span><text:span text:style-name="Source_20_Text"><text:span text:style-name="T91"> </text:span></text:span><text:span text:style-name="Source_20_Text"><text:span text:style-name="T96">class=</text:span></text:span><text:span text:style-name="Source_20_Text"><text:span text:style-name="T100">"w-25 p-3"</text:span></text:span><text:span text:style-name="Source_20_Text"><text:span text:style-name="T91"> </text:span></text:span><text:span text:style-name="Source_20_Text"><text:span text:style-name="T96">style=</text:span></text:span><text:span text:style-name="Source_20_Text"><text:span text:style-name="T100">"background-color: #eee;"</text:span></text:span><text:span text:style-name="Source_20_Text"><text:span text:style-name="T85">&gt;</text:span></text:span><text:span text:style-name="Source_20_Text"><text:span text:style-name="T91">Width 25%</text:span></text:span><text:span text:style-name="Source_20_Text"><text:span text:style-name="T85">&lt;/div&gt;</text:span></text:span></text:p>
      <text:p text:style-name="P32"><text:span text:style-name="Source_20_Text"><text:span text:style-name="T87">&lt;div</text:span></text:span><text:span text:style-name="Source_20_Text"><text:span text:style-name="T93"> </text:span></text:span><text:span text:style-name="Source_20_Text"><text:span text:style-name="T98">class=</text:span></text:span><text:span text:style-name="Source_20_Text"><text:span text:style-name="T102">"w-50 p-3"</text:span></text:span><text:span text:style-name="Source_20_Text"><text:span text:style-name="T93"> </text:span></text:span><text:span text:style-name="Source_20_Text"><text:span text:style-name="T98">style=</text:span></text:span><text:span text:style-name="Source_20_Text"><text:span text:style-name="T102">"background-color: #eee;"</text:span></text:span><text:span text:style-name="Source_20_Text"><text:span text:style-name="T87">&gt;</text:span></text:span><text:span text:style-name="Source_20_Text"><text:span text:style-name="T93">Width 50%</text:span></text:span><text:span text:style-name="Source_20_Text"><text:span text:style-name="T87">&lt;/div&gt;</text:span></text:span></text:p>
      <text:p text:style-name="P32"><text:span text:style-name="Source_20_Text"><text:span text:style-name="T87">&lt;div</text:span></text:span><text:span text:style-name="Source_20_Text"><text:span text:style-name="T93"> </text:span></text:span><text:span text:style-name="Source_20_Text"><text:span text:style-name="T98">class=</text:span></text:span><text:span text:style-name="Source_20_Text"><text:span text:style-name="T102">"w-75 p-3"</text:span></text:span><text:span text:style-name="Source_20_Text"><text:span text:style-name="T93"> </text:span></text:span><text:span text:style-name="Source_20_Text"><text:span text:style-name="T98">style=</text:span></text:span><text:span text:style-name="Source_20_Text"><text:span text:style-name="T102">"background-color: #eee;"</text:span></text:span><text:span text:style-name="Source_20_Text"><text:span text:style-name="T87">&gt;</text:span></text:span><text:span text:style-name="Source_20_Text"><text:span text:style-name="T93">Width 75%</text:span></text:span><text:span text:style-name="Source_20_Text"><text:span text:style-name="T87">&lt;/div&gt;</text:span></text:span></text:p>
      <text:p text:style-name="P32"><text:span text:style-name="Source_20_Text"><text:span text:style-name="T87">&lt;div</text:span></text:span><text:span text:style-name="Source_20_Text"><text:span text:style-name="T93"> </text:span></text:span><text:span text:style-name="Source_20_Text"><text:span text:style-name="T98">class=</text:span></text:span><text:span text:style-name="Source_20_Text"><text:span text:style-name="T102">"w-100 p-3"</text:span></text:span><text:span text:style-name="Source_20_Text"><text:span text:style-name="T93"> </text:span></text:span><text:span text:style-name="Source_20_Text"><text:span text:style-name="T98">style=</text:span></text:span><text:span text:style-name="Source_20_Text"><text:span text:style-name="T102">"background-color: #eee;"</text:span></text:span><text:span text:style-name="Source_20_Text"><text:span text:style-name="T87">&gt;</text:span></text:span><text:span text:style-name="Source_20_Text"><text:span text:style-name="T93">Width 100%</text:span></text:span><text:span text:style-name="Source_20_Text"><text:span text:style-name="T87">&lt;/div&gt;</text:span></text:span></text:p>
      <text:p text:style-name="P32"><text:span text:style-name="Source_20_Text"><text:span text:style-name="T87">&lt;div</text:span></text:span><text:span text:style-name="Source_20_Text"><text:span text:style-name="T93"> </text:span></text:span><text:span text:style-name="Source_20_Text"><text:span text:style-name="T98">class=</text:span></text:span><text:span text:style-name="Source_20_Text"><text:span text:style-name="T102">"w-auto p-3"</text:span></text:span><text:span text:style-name="Source_20_Text"><text:span text:style-name="T93"> </text:span></text:span><text:span text:style-name="Source_20_Text"><text:span text:style-name="T98">style=</text:span></text:span><text:span text:style-name="Source_20_Text"><text:span text:style-name="T102">"background-color: #eee;"</text:span></text:span><text:span text:style-name="Source_20_Text"><text:span text:style-name="T87">&gt;</text:span></text:span><text:span text:style-name="Source_20_Text"><text:span text:style-name="T93">Width auto</text:span></text:span><text:span text:style-name="Source_20_Text"><text:span text:style-name="T87">&lt;/div&gt;</text:span></text:span></text:p>
      <text:p text:style-name="P51">Điều chỉnh độ cao </text:p>
      <text:p text:style-name="P5"><text:span text:style-name="Source_20_Text"><text:span text:style-name="T85">&lt;div</text:span></text:span><text:span text:style-name="Source_20_Text"><text:span text:style-name="T91"> </text:span></text:span><text:span text:style-name="Source_20_Text"><text:span text:style-name="T96">style=</text:span></text:span><text:span text:style-name="Source_20_Text"><text:span text:style-name="T100">"height: 100px; background-color: rgba(255,0,0,0.1);"</text:span></text:span><text:span text:style-name="Source_20_Text"><text:span text:style-name="T85">&gt;</text:span></text:span></text:p>
      <text:p text:style-name="P32"><text:span text:style-name="Source_20_Text"><text:span text:style-name="T94"><text:s text:c="2"/></text:span></text:span><text:span text:style-name="Source_20_Text"><text:span text:style-name="T87">&lt;div</text:span></text:span><text:span text:style-name="Source_20_Text"><text:span text:style-name="T93"> </text:span></text:span><text:span text:style-name="Source_20_Text"><text:span text:style-name="T98">class=</text:span></text:span><text:span text:style-name="Source_20_Text"><text:span text:style-name="T102">"h-25 d-inline-block"</text:span></text:span><text:span text:style-name="Source_20_Text"><text:span text:style-name="T93"> </text:span></text:span><text:span text:style-name="Source_20_Text"><text:span text:style-name="T98">style=</text:span></text:span><text:span text:style-name="Source_20_Text"><text:span text:style-name="T102">"width: 120px; background-color: rgba(0,0,255,.1)"</text:span></text:span><text:span text:style-name="Source_20_Text"><text:span text:style-name="T87">&gt;</text:span></text:span><text:span text:style-name="Source_20_Text"><text:span text:style-name="T93">Height 25%</text:span></text:span><text:span text:style-name="Source_20_Text"><text:span text:style-name="T87">&lt;/div&gt;</text:span></text:span></text:p>
      <text:p text:style-name="P32"><text:span text:style-name="Source_20_Text"><text:span text:style-name="T94"><text:s text:c="2"/></text:span></text:span><text:span text:style-name="Source_20_Text"><text:span text:style-name="T87">&lt;div</text:span></text:span><text:span text:style-name="Source_20_Text"><text:span text:style-name="T93"> </text:span></text:span><text:span text:style-name="Source_20_Text"><text:span text:style-name="T98">class=</text:span></text:span><text:span text:style-name="Source_20_Text"><text:span text:style-name="T102">"h-50 d-inline-block"</text:span></text:span><text:span text:style-name="Source_20_Text"><text:span text:style-name="T93"> </text:span></text:span><text:span text:style-name="Source_20_Text"><text:span text:style-name="T98">style=</text:span></text:span><text:span text:style-name="Source_20_Text"><text:span text:style-name="T102">"width: 120px; background-color: rgba(0,0,255,.1)"</text:span></text:span><text:span text:style-name="Source_20_Text"><text:span text:style-name="T87">&gt;</text:span></text:span><text:span text:style-name="Source_20_Text"><text:span text:style-name="T93">Height 50%</text:span></text:span><text:span text:style-name="Source_20_Text"><text:span text:style-name="T87">&lt;/div&gt;</text:span></text:span></text:p>
      <text:p text:style-name="P32"><text:span text:style-name="Source_20_Text"><text:span text:style-name="T94"><text:s text:c="2"/></text:span></text:span><text:span text:style-name="Source_20_Text"><text:span text:style-name="T87">&lt;div</text:span></text:span><text:span text:style-name="Source_20_Text"><text:span text:style-name="T93"> </text:span></text:span><text:span text:style-name="Source_20_Text"><text:span text:style-name="T98">class=</text:span></text:span><text:span text:style-name="Source_20_Text"><text:span text:style-name="T102">"h-75 d-inline-block"</text:span></text:span><text:span text:style-name="Source_20_Text"><text:span text:style-name="T93"> </text:span></text:span><text:span text:style-name="Source_20_Text"><text:span text:style-name="T98">style=</text:span></text:span><text:span text:style-name="Source_20_Text"><text:span text:style-name="T102">"width: 120px; background-color: rgba(0,0,255,.1)"</text:span></text:span><text:span text:style-name="Source_20_Text"><text:span text:style-name="T87">&gt;</text:span></text:span><text:span text:style-name="Source_20_Text"><text:span text:style-name="T93">Height 75%</text:span></text:span><text:span text:style-name="Source_20_Text"><text:span text:style-name="T87">&lt;/div&gt;</text:span></text:span></text:p>
      <text:p text:style-name="P32"><text:span text:style-name="Source_20_Text"><text:span text:style-name="T94"><text:s text:c="2"/></text:span></text:span><text:span text:style-name="Source_20_Text"><text:span text:style-name="T87">&lt;div</text:span></text:span><text:span text:style-name="Source_20_Text"><text:span text:style-name="T93"> </text:span></text:span><text:span text:style-name="Source_20_Text"><text:span text:style-name="T98">class=</text:span></text:span><text:span text:style-name="Source_20_Text"><text:span text:style-name="T102">"h-100 d-inline-block"</text:span></text:span><text:span text:style-name="Source_20_Text"><text:span text:style-name="T93"> </text:span></text:span><text:span text:style-name="Source_20_Text"><text:span text:style-name="T98">style=</text:span></text:span><text:span text:style-name="Source_20_Text"><text:span text:style-name="T102">"width: 120px; background-color: rgba(0,0,255,.1)"</text:span></text:span><text:span text:style-name="Source_20_Text"><text:span text:style-name="T87">&gt;</text:span></text:span><text:span text:style-name="Source_20_Text"><text:span text:style-name="T93">Height 100%</text:span></text:span><text:span text:style-name="Source_20_Text"><text:span text:style-name="T87">&lt;/div&gt;</text:span></text:span></text:p>
      <text:p text:style-name="P32"><text:span text:style-name="Source_20_Text"><text:span text:style-name="T94"><text:s text:c="2"/></text:span></text:span><text:span text:style-name="Source_20_Text"><text:span text:style-name="T87">&lt;div</text:span></text:span><text:span text:style-name="Source_20_Text"><text:span text:style-name="T93"> </text:span></text:span><text:span text:style-name="Source_20_Text"><text:span text:style-name="T98">class=</text:span></text:span><text:span text:style-name="Source_20_Text"><text:span text:style-name="T102">"h-auto d-inline-block"</text:span></text:span><text:span text:style-name="Source_20_Text"><text:span text:style-name="T93"> </text:span></text:span><text:span text:style-name="Source_20_Text"><text:span text:style-name="T98">style=</text:span></text:span><text:span text:style-name="Source_20_Text"><text:span text:style-name="T102">"width: 120px; background-color: rgba(0,0,255,.1)"</text:span></text:span><text:span text:style-name="Source_20_Text"><text:span text:style-name="T87">&gt;</text:span></text:span><text:span text:style-name="Source_20_Text"><text:span text:style-name="T93">Height auto</text:span></text:span><text:span text:style-name="Source_20_Text"><text:span text:style-name="T87">&lt;/div&gt;</text:span></text:span></text:p>
      <text:p text:style-name="P32"><text:span text:style-name="Source_20_Text"><text:span text:style-name="T87">&lt;/div&gt;</text:span></text:span></text:p>
      <text:p text:style-name="P51"/>
      <text:p text:style-name="P46"/>
      <text:p text:style-name="P46">+ Spacing</text:p>
      <text:p text:style-name="P53">m- margin</text:p>
      <text:p text:style-name="P53">p-padding</text:p>
      <text:p text:style-name="P53"/>
      <text:p text:style-name="P53"/>
      <text:p text:style-name="P46"/>
      <text:p text:style-name="P46">+ Text</text:p>
      <text:p text:style-name="P54">Căn chỉnh cho text</text:p>
      <text:p text:style-name="P91"><text:span text:style-name="Source_20_Text"><text:span text:style-name="T86">&lt;p</text:span></text:span><text:span text:style-name="Source_20_Text"><text:span text:style-name="T92"> </text:span></text:span><text:span text:style-name="Source_20_Text"><text:span text:style-name="T97">class=</text:span></text:span><text:span text:style-name="Source_20_Text"><text:span text:style-name="T101">"text-left"</text:span></text:span><text:span text:style-name="Source_20_Text"><text:span text:style-name="T86">&gt;</text:span></text:span><text:span text:style-name="Source_20_Text"><text:span text:style-name="T92">Left aligned text on all viewport sizes.</text:span></text:span><text:span text:style-name="Source_20_Text"><text:span text:style-name="T86">&lt;/p&gt;</text:span></text:span></text:p>
      <text:p text:style-name="P32"><text:span text:style-name="Source_20_Text"><text:span text:style-name="T87">&lt;p</text:span></text:span><text:span text:style-name="Source_20_Text"><text:span text:style-name="T93"> </text:span></text:span><text:span text:style-name="Source_20_Text"><text:span text:style-name="T98">class=</text:span></text:span><text:span text:style-name="Source_20_Text"><text:span text:style-name="T102">"text-center"</text:span></text:span><text:span text:style-name="Source_20_Text"><text:span text:style-name="T87">&gt;</text:span></text:span><text:span text:style-name="Source_20_Text"><text:span text:style-name="T93">Center aligned text on all viewport sizes.</text:span></text:span><text:span text:style-name="Source_20_Text"><text:span text:style-name="T87">&lt;/p&gt;</text:span></text:span></text:p>
      <text:p text:style-name="P32"><text:span text:style-name="Source_20_Text"><text:span text:style-name="T87">&lt;p</text:span></text:span><text:span text:style-name="Source_20_Text"><text:span text:style-name="T93"> </text:span></text:span><text:span text:style-name="Source_20_Text"><text:span text:style-name="T98">class=</text:span></text:span><text:span text:style-name="Source_20_Text"><text:span text:style-name="T102">"text-right"</text:span></text:span><text:span text:style-name="Source_20_Text"><text:span text:style-name="T87">&gt;</text:span></text:span><text:span text:style-name="Source_20_Text"><text:span text:style-name="T93">Right aligned text on all viewport sizes.</text:span></text:span><text:span text:style-name="Source_20_Text"><text:span text:style-name="T87">&lt;/p&gt;</text:span></text:span></text:p>
      <text:p text:style-name="P32"/>
      <text:p text:style-name="P32"><text:span text:style-name="Source_20_Text"><text:span text:style-name="T87">&lt;p</text:span></text:span><text:span text:style-name="Source_20_Text"><text:span text:style-name="T93"> </text:span></text:span><text:span text:style-name="Source_20_Text"><text:span text:style-name="T98">class=</text:span></text:span><text:span text:style-name="Source_20_Text"><text:span text:style-name="T102">"text-sm-left"</text:span></text:span><text:span text:style-name="Source_20_Text"><text:span text:style-name="T87">&gt;</text:span></text:span><text:span text:style-name="Source_20_Text"><text:span text:style-name="T93">Left aligned text on viewports sized SM (small) or wider.</text:span></text:span><text:span text:style-name="Source_20_Text"><text:span text:style-name="T87">&lt;/p&gt;</text:span></text:span></text:p>
      <text:p text:style-name="P32"><text:span text:style-name="Source_20_Text"><text:span text:style-name="T87">&lt;p</text:span></text:span><text:span text:style-name="Source_20_Text"><text:span text:style-name="T93"> </text:span></text:span><text:span text:style-name="Source_20_Text"><text:span text:style-name="T98">class=</text:span></text:span><text:span text:style-name="Source_20_Text"><text:span text:style-name="T102">"text-md-left"</text:span></text:span><text:span text:style-name="Source_20_Text"><text:span text:style-name="T87">&gt;</text:span></text:span><text:span text:style-name="Source_20_Text"><text:span text:style-name="T93">Left aligned text on viewports sized MD (medium) or wider.</text:span></text:span><text:span text:style-name="Source_20_Text"><text:span text:style-name="T87">&lt;/p&gt;</text:span></text:span></text:p>
      <text:p text:style-name="P32"><text:span text:style-name="Source_20_Text"><text:span text:style-name="T87">&lt;p</text:span></text:span><text:span text:style-name="Source_20_Text"><text:span text:style-name="T93"> </text:span></text:span><text:span text:style-name="Source_20_Text"><text:span text:style-name="T98">class=</text:span></text:span><text:span text:style-name="Source_20_Text"><text:span text:style-name="T102">"text-lg-left"</text:span></text:span><text:span text:style-name="Source_20_Text"><text:span text:style-name="T87">&gt;</text:span></text:span><text:span text:style-name="Source_20_Text"><text:span text:style-name="T93">Left aligned text on viewports sized LG (large) or wider.</text:span></text:span><text:span text:style-name="Source_20_Text"><text:span text:style-name="T87">&lt;/p&gt;</text:span></text:span></text:p>
      <text:p text:style-name="P32"><text:span text:style-name="Source_20_Text"><text:span text:style-name="T87">&lt;p</text:span></text:span><text:span text:style-name="Source_20_Text"><text:span text:style-name="T93"> </text:span></text:span><text:span text:style-name="Source_20_Text"><text:span text:style-name="T98">class=</text:span></text:span><text:span text:style-name="Source_20_Text"><text:span text:style-name="T102">"text-xl-left"</text:span></text:span><text:span text:style-name="Source_20_Text"><text:span text:style-name="T87">&gt;</text:span></text:span><text:span text:style-name="Source_20_Text"><text:span text:style-name="T93">Left aligned text on viewports sized XL (extra-large) or wider.</text:span></text:span><text:span text:style-name="Source_20_Text"><text:span text:style-name="T87">&lt;/p&gt;</text:span></text:span></text:p>
      <text:p text:style-name="P32"><text:span text:style-name="Source_20_Text"><text:span text:style-name="T87"/></text:span></text:p>
      <text:p text:style-name="P32"><text:soft-page-break/><text:span text:style-name="Source_20_Text"><text:span text:style-name="T87">Upcase, </text:span></text:span><text:span text:style-name="Source_20_Text"><text:span text:style-name="T89">lowcase ... </text:span></text:span></text:p>
      <text:p text:style-name="P91"><text:span text:style-name="Source_20_Text"><text:span text:style-name="T86">&lt;p</text:span></text:span><text:span text:style-name="Source_20_Text"><text:span text:style-name="T92"> </text:span></text:span><text:span text:style-name="Source_20_Text"><text:span text:style-name="T97">class=</text:span></text:span><text:span text:style-name="Source_20_Text"><text:span text:style-name="T101">"text-lowercase"</text:span></text:span><text:span text:style-name="Source_20_Text"><text:span text:style-name="T86">&gt;</text:span></text:span><text:span text:style-name="Source_20_Text"><text:span text:style-name="T92">Lowercased text.</text:span></text:span><text:span text:style-name="Source_20_Text"><text:span text:style-name="T86">&lt;/p&gt;</text:span></text:span></text:p>
      <text:p text:style-name="P32"><text:span text:style-name="Source_20_Text"><text:span text:style-name="T87">&lt;p</text:span></text:span><text:span text:style-name="Source_20_Text"><text:span text:style-name="T93"> </text:span></text:span><text:span text:style-name="Source_20_Text"><text:span text:style-name="T98">class=</text:span></text:span><text:span text:style-name="Source_20_Text"><text:span text:style-name="T102">"text-uppercase"</text:span></text:span><text:span text:style-name="Source_20_Text"><text:span text:style-name="T87">&gt;</text:span></text:span><text:span text:style-name="Source_20_Text"><text:span text:style-name="T93">Uppercased text.</text:span></text:span><text:span text:style-name="Source_20_Text"><text:span text:style-name="T87">&lt;/p&gt;</text:span></text:span></text:p>
      <text:p text:style-name="P32"><text:span text:style-name="Source_20_Text"><text:span text:style-name="T87">&lt;p</text:span></text:span><text:span text:style-name="Source_20_Text"><text:span text:style-name="T93"> </text:span></text:span><text:span text:style-name="Source_20_Text"><text:span text:style-name="T98">class=</text:span></text:span><text:span text:style-name="Source_20_Text"><text:span text:style-name="T102">"text-capitalize"</text:span></text:span><text:span text:style-name="Source_20_Text"><text:span text:style-name="T87">&gt;</text:span></text:span><text:span text:style-name="Source_20_Text"><text:span text:style-name="T93">CapiTaliZed text.</text:span></text:span><text:span text:style-name="Source_20_Text"><text:span text:style-name="T87">&lt;/p&gt;</text:span></text:span></text:p>
      <text:p text:style-name="P54">Bold ...</text:p>
      <text:p text:style-name="P91"><text:span text:style-name="Source_20_Text"><text:span text:style-name="T86">&lt;p</text:span></text:span><text:span text:style-name="Source_20_Text"><text:span text:style-name="T92"> </text:span></text:span><text:span text:style-name="Source_20_Text"><text:span text:style-name="T97">class=</text:span></text:span><text:span text:style-name="Source_20_Text"><text:span text:style-name="T101">"font-weight-bold"</text:span></text:span><text:span text:style-name="Source_20_Text"><text:span text:style-name="T86">&gt;</text:span></text:span><text:span text:style-name="Source_20_Text"><text:span text:style-name="T92">Bold text.</text:span></text:span><text:span text:style-name="Source_20_Text"><text:span text:style-name="T86">&lt;/p&gt;</text:span></text:span></text:p>
      <text:p text:style-name="P32"><text:span text:style-name="Source_20_Text"><text:span text:style-name="T87">&lt;p</text:span></text:span><text:span text:style-name="Source_20_Text"><text:span text:style-name="T93"> </text:span></text:span><text:span text:style-name="Source_20_Text"><text:span text:style-name="T98">class=</text:span></text:span><text:span text:style-name="Source_20_Text"><text:span text:style-name="T102">"font-weight-bolder"</text:span></text:span><text:span text:style-name="Source_20_Text"><text:span text:style-name="T87">&gt;</text:span></text:span><text:span text:style-name="Source_20_Text"><text:span text:style-name="T93">Bolder weight text (relative to the parent element).</text:span></text:span><text:span text:style-name="Source_20_Text"><text:span text:style-name="T87">&lt;/p&gt;</text:span></text:span></text:p>
      <text:p text:style-name="P32"><text:span text:style-name="Source_20_Text"><text:span text:style-name="T87">&lt;p</text:span></text:span><text:span text:style-name="Source_20_Text"><text:span text:style-name="T93"> </text:span></text:span><text:span text:style-name="Source_20_Text"><text:span text:style-name="T98">class=</text:span></text:span><text:span text:style-name="Source_20_Text"><text:span text:style-name="T102">"font-weight-normal"</text:span></text:span><text:span text:style-name="Source_20_Text"><text:span text:style-name="T87">&gt;</text:span></text:span><text:span text:style-name="Source_20_Text"><text:span text:style-name="T93">Normal weight text.</text:span></text:span><text:span text:style-name="Source_20_Text"><text:span text:style-name="T87">&lt;/p&gt;</text:span></text:span></text:p>
      <text:p text:style-name="P32"><text:span text:style-name="Source_20_Text"><text:span text:style-name="T87">&lt;p</text:span></text:span><text:span text:style-name="Source_20_Text"><text:span text:style-name="T93"> </text:span></text:span><text:span text:style-name="Source_20_Text"><text:span text:style-name="T98">class=</text:span></text:span><text:span text:style-name="Source_20_Text"><text:span text:style-name="T102">"font-weight-light"</text:span></text:span><text:span text:style-name="Source_20_Text"><text:span text:style-name="T87">&gt;</text:span></text:span><text:span text:style-name="Source_20_Text"><text:span text:style-name="T93">Light weight text.</text:span></text:span><text:span text:style-name="Source_20_Text"><text:span text:style-name="T87">&lt;/p&gt;</text:span></text:span></text:p>
      <text:p text:style-name="P32"><text:span text:style-name="Source_20_Text"><text:span text:style-name="T87">&lt;p</text:span></text:span><text:span text:style-name="Source_20_Text"><text:span text:style-name="T93"> </text:span></text:span><text:span text:style-name="Source_20_Text"><text:span text:style-name="T98">class=</text:span></text:span><text:span text:style-name="Source_20_Text"><text:span text:style-name="T102">"font-weight-lighter"</text:span></text:span><text:span text:style-name="Source_20_Text"><text:span text:style-name="T87">&gt;</text:span></text:span><text:span text:style-name="Source_20_Text"><text:span text:style-name="T93">Lighter weight text (relative to the parent element).</text:span></text:span><text:span text:style-name="Source_20_Text"><text:span text:style-name="T87">&lt;/p&gt;</text:span></text:span></text:p>
      <text:p text:style-name="P32"><text:span text:style-name="Source_20_Text"><text:span text:style-name="T87">&lt;p</text:span></text:span><text:span text:style-name="Source_20_Text"><text:span text:style-name="T93"> </text:span></text:span><text:span text:style-name="Source_20_Text"><text:span text:style-name="T98">class=</text:span></text:span><text:span text:style-name="Source_20_Text"><text:span text:style-name="T102">"font-italic"</text:span></text:span><text:span text:style-name="Source_20_Text"><text:span text:style-name="T87">&gt;</text:span></text:span><text:span text:style-name="Source_20_Text"><text:span text:style-name="T93">Italic text.</text:span></text:span><text:span text:style-name="Source_20_Text"><text:span text:style-name="T87">&lt;/p&gt;</text:span></text:span></text:p>
      <text:p text:style-name="P54"/>
      <text:p text:style-name="P54">Text-decor</text:p>
      <text:p text:style-name="P80">text-decoration-none</text:p>
      <text:p text:style-name="P46"/>
      <text:p text:style-name="P46">- Extend</text:p>
      <text:p text:style-name="P46"><text:s text:c="2"/>+ Icon: Font Awesome</text:p>
      <text:p text:style-name="P46">- Bootstrap datepicker</text:p>
      <text:p text:style-name="P46"/>
      <text:p text:style-name="P46"/>
      <text:p text:style-name="P46"><text:span text:style-name="T106"> </text:span><text:span text:style-name="T105">All functions are accessed via the </text:span><text:span text:style-name="Source_20_Text"><text:span text:style-name="T107">data</text:span></text:span><text:span text:style-name="T106"> </text:span><text:span text:style-name="T105">attribute e.g. </text:span><text:span text:style-name="Source_20_Text"><text:span text:style-name="T107">$('#datetimepicker').data("DateTimePicker").FUNCTION()</text:span></text:span></text:p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"/>
    <style:font-face style:name="Helvetica Neue" svg:font-family="'Helvetica Neue', Helvetica, Arial, sans-serif"/>
    <style:font-face style:name="Menlo" svg:font-family="Menlo, Monaco, Consolas, 'Courier New', monospace"/>
    <style:font-face style:name="SFMono-Regular" svg:font-family="SFMono-Regular, Menlo, Monaco, Consolas, 'Liberation Mono', 'Courier New', monospace"/>
    <style:font-face style:name="Verdana" svg:font-family="Verdana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pple-system1" svg:font-family="apple-system, system-ui, BlinkMacSystemFont, 'Segoe UI', Roboto, 'Helvetica Neue', Arial, sans-serif"/>
    <style:font-face style:name="FreeSans1" svg:font-family="FreeSans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693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0:09:31.486781897</meta:creation-date>
    <meta:generator>LibreOffice/5.1.6.2$Linux_X86_64 LibreOffice_project/10m0$Build-2</meta:generator>
    <dc:date>2019-06-14T16:50:28.389740165</dc:date>
    <meta:editing-duration>PT8H50M25S</meta:editing-duration>
    <meta:editing-cycles>18</meta:editing-cycles>
    <meta:document-statistic meta:table-count="1" meta:image-count="0" meta:object-count="0" meta:page-count="12" meta:paragraph-count="235" meta:word-count="1441" meta:character-count="13344" meta:non-whitespace-character-count="11616"/>
  </office:meta>
</office:document-meta>
</file>